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183.94pt"/>
    </style:style>
    <style:style style:name="co18" style:family="table-column">
      <style:table-column-properties fo:break-before="auto" style:column-width="180.11pt"/>
    </style:style>
    <style:style style:name="co19" style:family="table-column">
      <style:table-column-properties fo:break-before="auto" style:column-width="190.91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119.11pt"/>
    </style:style>
    <style:style style:name="co24" style:family="table-column">
      <style:table-column-properties fo:break-before="auto" style:column-width="95.95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1" table:style-name="ta1">
        <table:shapes>
          <draw:frame draw:z-index="0" draw:style-name="gr1" draw:text-style-name="P1" svg:width="453.51pt" svg:height="255.09pt" svg:x="948.61pt" svg:y="2.83pt">
            <loext:p draw:notify-on-update-of-ranges="eventlog_RUN1.B1:eventlog_RUN1.B1 eventlog_RUN1.B2:eventlog_RUN1.B64 eventlog_RUN1.AM1:eventlog_RUN1.AM1 eventlog_RUN1.AM2:eventlog_RUN1.AM64 eventlog_RUN1.AN1:eventlog_RUN1.AN1 eventlog_RUN1.AN2:eventlog_RUN1.AN64 eventlog_RUN1.AO1:eventlog_RUN1.AO1 eventlog_RUN1.AO2:eventlog_RUN1.AO64 eventlog_RUN1.AP1:eventlog_RUN1.AP1 eventlog_RUN1.AP2:eventlog_RUN1.AP64 eventlog_RUN1.AQ1:eventlog_RUN1.AQ1 eventlog_RUN1.AQ2:eventlog_RUN1.AQ64 eventlog_RUN1.AR1:eventlog_RUN1.AR1 eventlog_RUN1.AR2:eventlog_RUN1.AR64 eventlog_RUN1.AS1:eventlog_RUN1.AS1 eventlog_RUN1.AS2:eventlog_RUN1.AS64 eventlog_RUN1.AT1:eventlog_RUN1.AT1 eventlog_RUN1.AT2:eventlog_RUN1.AT64 eventlog_RUN1.AU1:eventlog_RUN1.AU1 eventlog_RUN1.AU2:eventlog_RUN1.AU64 eventlog_RUN1.AV1:eventlog_RUN1.AV1 eventlog_RUN1.AV2:eventlog_RUN1.AV64 eventlog_RUN1.AW1:eventlog_RUN1.AW1 eventlog_RUN1.AW2:eventlog_RUN1.AW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number-columns-repeated="2" table:default-cell-style-name="Default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tier</text:p>
          </table:table-cell>
          <table:table-cell office:value-type="string" calcext:value-type="string">
            <text:p>memusage_middletier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200_count3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500_count3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0_count3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other_count3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15:35:00 UTC 2017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Jun 02 15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8017408" calcext:value-type="float">
            <text:p>68801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5504" calcext:value-type="float">
            <text:p>26005504</text:p>
          </table:table-cell>
          <table:table-cell office:value-type="float" office:value="1.01927995681763" calcext:value-type="float">
            <text:p>1.01927995681763</text:p>
          </table:table-cell>
          <table:table-cell office:value-type="float" office:value="8" calcext:value-type="float">
            <text:p>8</text:p>
          </table:table-cell>
          <table:table-cell office:value-type="float" office:value="460263424" calcext:value-type="float">
            <text:p>460263424</text:p>
          </table:table-cell>
          <table:table-cell office:value-type="float" office:value="65.6726684570313" calcext:value-type="float">
            <text:p>65.672668457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118912" calcext:value-type="float">
            <text:p>526118912</text:p>
          </table:table-cell>
          <table:table-cell office:value-type="float" office:value="531128320" calcext:value-type="float">
            <text:p>53112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49997735024" calcext:value-type="float">
            <text:p>0.074249997735024</text:p>
          </table:table-cell>
          <table:table-cell office:value-type="float" office:value="0.046500001102686" calcext:value-type="float">
            <text:p>0.046500001102686</text:p>
          </table:table-cell>
          <table:table-cell office:value-type="float" office:value="0.208250001072884" calcext:value-type="float">
            <text:p>0.208250001072884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54430103302" calcext:value-type="float">
            <text:p>0.5954430103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ri Jun 02 15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7005696" calcext:value-type="float">
            <text:p>68700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5504" calcext:value-type="float">
            <text:p>26005504</text:p>
          </table:table-cell>
          <table:table-cell office:value-type="float" office:value="0.532096982002258" calcext:value-type="float">
            <text:p>0.532096982002258</text:p>
          </table:table-cell>
          <table:table-cell office:value-type="float" office:value="4" calcext:value-type="float">
            <text:p>4</text:p>
          </table:table-cell>
          <table:table-cell office:value-type="float" office:value="460304384" calcext:value-type="float">
            <text:p>460304384</text:p>
          </table:table-cell>
          <table:table-cell office:value-type="float" office:value="40.1279258728027" calcext:value-type="float">
            <text:p>40.1279258728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017088" calcext:value-type="float">
            <text:p>525017088</text:p>
          </table:table-cell>
          <table:table-cell office:value-type="float" office:value="531042304" calcext:value-type="float">
            <text:p>53104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" calcext:value-type="float">
            <text:p>0.073499999940395</text:p>
          </table:table-cell>
          <table:table-cell table:number-columns-repeated="2" office:value-type="float" office:value="0.051249999552965" calcext:value-type="float">
            <text:p>0.05124999955296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86119472980499" calcext:value-type="float">
            <text:p>0.586119472980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5:38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687005696" calcext:value-type="float">
            <text:p>6870056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6005504" calcext:value-type="float">
            <text:p>26005504</text:p>
          </table:table-cell>
          <table:table-cell office:value-type="float" office:value="31.5974998474121" calcext:value-type="float">
            <text:p>31.5974998474121</text:p>
          </table:table-cell>
          <table:table-cell office:value-type="float" office:value="3" calcext:value-type="float">
            <text:p>3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38688" calcext:value-type="float">
            <text:p>525938688</text:p>
          </table:table-cell>
          <table:table-cell office:value-type="float" office:value="530956288" calcext:value-type="float">
            <text:p>53095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00002980232" calcext:value-type="float">
            <text:p>0.075000002980232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78500002622604" calcext:value-type="float">
            <text:p>0.078500002622604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587714016437531" calcext:value-type="float">
            <text:p>0.5877140164375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39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688181248" calcext:value-type="float">
            <text:p>68818124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6021888" calcext:value-type="float">
            <text:p>26021888</text:p>
          </table:table-cell>
          <table:table-cell office:value-type="float" office:value="286.331481933594" calcext:value-type="float">
            <text:p>286.331481933594</text:p>
          </table:table-cell>
          <table:table-cell office:value-type="float" office:value="4" calcext:value-type="float">
            <text:p>4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435456" calcext:value-type="float">
            <text:p>524435456</text:p>
          </table:table-cell>
          <table:table-cell office:value-type="float" office:value="530538496" calcext:value-type="float">
            <text:p>53053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" calcext:value-type="float">
            <text:p>0.074000000953674</text:p>
          </table:table-cell>
          <table:table-cell office:value-type="float" office:value="0.045249998569489" calcext:value-type="float">
            <text:p>0.045249998569489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0.586257457733154" calcext:value-type="float">
            <text:p>0.5862574577331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31959296" calcext:value-type="float">
            <text:p>7319592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6034176" calcext:value-type="float">
            <text:p>26034176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5" calcext:value-type="float">
            <text:p>5</text:p>
          </table:table-cell>
          <table:table-cell office:value-type="float" office:value="462131200" calcext:value-type="float">
            <text:p>462131200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3901312" calcext:value-type="float">
            <text:p>533901312</text:p>
          </table:table-cell>
          <table:table-cell office:value-type="float" office:value="530452480" calcext:value-type="float">
            <text:p>530452480</text:p>
          </table:table-cell>
          <table:table-cell office:value-type="float" office:value="17194.564453125" calcext:value-type="float">
            <text:p>17194.56445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69499999284744" calcext:value-type="float">
            <text:p>0.069499999284744</text:p>
          </table:table-cell>
          <table:table-cell office:value-type="float" office:value="0.051750000566244" calcext:value-type="float">
            <text:p>0.051750000566244</text:p>
          </table:table-cell>
          <table:table-cell office:value-type="float" office:value="0.045000001788139" calcext:value-type="float">
            <text:p>0.04500000178813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59286504983902" calcext:value-type="float">
            <text:p>0.592865049839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1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733605888" calcext:value-type="float">
            <text:p>73360588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42944" calcext:value-type="float">
            <text:p>25042944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20" calcext:value-type="float">
            <text:p>20</text:p>
          </table:table-cell>
          <table:table-cell office:value-type="float" office:value="466948096" calcext:value-type="float">
            <text:p>466948096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0333568" calcext:value-type="float">
            <text:p>580333568</text:p>
          </table:table-cell>
          <table:table-cell office:value-type="float" office:value="531480576" calcext:value-type="float">
            <text:p>531480576</text:p>
          </table:table-cell>
          <table:table-cell office:value-type="float" office:value="30979.703125" calcext:value-type="float">
            <text:p>30979.70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99749997258186" calcext:value-type="float">
            <text:p>0.099749997258186</text:p>
          </table:table-cell>
          <table:table-cell office:value-type="float" office:value="0.05375000089407" calcext:value-type="float">
            <text:p>0.05375000089407</text:p>
          </table:table-cell>
          <table:table-cell office:value-type="float" office:value="0.048749998211861" calcext:value-type="float">
            <text:p>0.048749998211861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91637492179871" calcext:value-type="float">
            <text:p>0.5916374921798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5:42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0924544" calcext:value-type="float">
            <text:p>770924544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6066944" calcext:value-type="float">
            <text:p>26066944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12" calcext:value-type="float">
            <text:p>12</text:p>
          </table:table-cell>
          <table:table-cell office:value-type="float" office:value="469393408" calcext:value-type="float">
            <text:p>469393408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0292608" calcext:value-type="float">
            <text:p>580292608</text:p>
          </table:table-cell>
          <table:table-cell office:value-type="float" office:value="561270784" calcext:value-type="float">
            <text:p>561270784</text:p>
          </table:table-cell>
          <table:table-cell office:value-type="float" office:value="32709.42578125" calcext:value-type="float">
            <text:p>32709.42578125</text:p>
          </table:table-cell>
          <table:table-cell office:value-type="float" office:value="0" calcext:value-type="float">
            <text:p>0</text:p>
          </table:table-cell>
          <table:table-cell office:value-type="float" office:value="0.068499997258186" calcext:value-type="float">
            <text:p>0.068499997258186</text:p>
          </table:table-cell>
          <table:table-cell office:value-type="float" office:value="0.056000001728535" calcext:value-type="float">
            <text:p>0.056000001728535</text:p>
          </table:table-cell>
          <table:table-cell office:value-type="float" office:value="0.055750001221895" calcext:value-type="float">
            <text:p>0.05575000122189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6335470676422" calcext:value-type="float">
            <text:p>0.5963354706764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3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88017152" calcext:value-type="float">
            <text:p>788017152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6" calcext:value-type="float">
            <text:p>6</text:p>
          </table:table-cell>
          <table:table-cell office:value-type="float" office:value="469405696" calcext:value-type="float">
            <text:p>46940569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2189056" calcext:value-type="float">
            <text:p>582189056</text:p>
          </table:table-cell>
          <table:table-cell office:value-type="float" office:value="561139712" calcext:value-type="float">
            <text:p>561139712</text:p>
          </table:table-cell>
          <table:table-cell office:value-type="float" office:value="32709.42578125" calcext:value-type="float">
            <text:p>32709.42578125</text:p>
          </table:table-cell>
          <table:table-cell office:value-type="float" office:value="0" calcext:value-type="float">
            <text:p>0</text:p>
          </table:table-cell>
          <table:table-cell office:value-type="float" office:value="0.077249996364117" calcext:value-type="float">
            <text:p>0.077249996364117</text:p>
          </table:table-cell>
          <table:table-cell office:value-type="float" office:value="0.046500001102686" calcext:value-type="float">
            <text:p>0.046500001102686</text:p>
          </table:table-cell>
          <table:table-cell office:value-type="float" office:value="0.050000000745058" calcext:value-type="float">
            <text:p>0.05000000074505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599391937255859" calcext:value-type="float">
            <text:p>0.5993919372558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15:44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818298880" calcext:value-type="float">
            <text:p>818298880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6095616" calcext:value-type="float">
            <text:p>26095616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7" calcext:value-type="float">
            <text:p>7</text:p>
          </table:table-cell>
          <table:table-cell office:value-type="float" office:value="469413888" calcext:value-type="float">
            <text:p>469413888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1926912" calcext:value-type="float">
            <text:p>581926912</text:p>
          </table:table-cell>
          <table:table-cell office:value-type="float" office:value="561106944" calcext:value-type="float">
            <text:p>561106944</text:p>
          </table:table-cell>
          <table:table-cell office:value-type="float" office:value="32709.42578125" calcext:value-type="float">
            <text:p>32709.42578125</text:p>
          </table:table-cell>
          <table:table-cell office:value-type="float" office:value="0" calcext:value-type="float">
            <text:p>0</text:p>
          </table:table-cell>
          <table:table-cell office:value-type="float" office:value="0.066500000655651" calcext:value-type="float">
            <text:p>0.066500000655651</text:p>
          </table:table-cell>
          <table:table-cell office:value-type="float" office:value="0.051500000059605" calcext:value-type="float">
            <text:p>0.051500000059605</text:p>
          </table:table-cell>
          <table:table-cell office:value-type="float" office:value="0.050749998539686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01836323738098" calcext:value-type="float">
            <text:p>0.6018363237380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5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6704000" calcext:value-type="float">
            <text:p>776704000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8" calcext:value-type="float">
            <text:p>8</text:p>
          </table:table-cell>
          <table:table-cell office:value-type="float" office:value="469524480" calcext:value-type="float">
            <text:p>469524480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1918720" calcext:value-type="float">
            <text:p>581918720</text:p>
          </table:table-cell>
          <table:table-cell office:value-type="float" office:value="569319424" calcext:value-type="float">
            <text:p>569319424</text:p>
          </table:table-cell>
          <table:table-cell office:value-type="float" office:value="26304.55859375" calcext:value-type="float">
            <text:p>26304.558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8049999922514" calcext:value-type="float">
            <text:p>0.08049999922514</text:p>
          </table:table-cell>
          <table:table-cell office:value-type="float" office:value="0.055250000208616" calcext:value-type="float">
            <text:p>0.05525000020861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9210441112518" calcext:value-type="float">
            <text:p>0.5992104411125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6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64895232" calcext:value-type="float">
            <text:p>764895232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10" calcext:value-type="float">
            <text:p>10</text:p>
          </table:table-cell>
          <table:table-cell office:value-type="float" office:value="469823488" calcext:value-type="float">
            <text:p>469823488</text:p>
          </table:table-cell>
          <table:table-cell office:value-type="float" office:value="647.835998535156" calcext:value-type="float">
            <text:p>647.8359985351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2029312" calcext:value-type="float">
            <text:p>582029312</text:p>
          </table:table-cell>
          <table:table-cell office:value-type="float" office:value="563040256" calcext:value-type="float">
            <text:p>56304025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24999910593" calcext:value-type="float">
            <text:p>0.07124999910593</text:p>
          </table:table-cell>
          <table:table-cell office:value-type="float" office:value="0.05824999883771" calcext:value-type="float">
            <text:p>0.05824999883771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98001420497894" calcext:value-type="float">
            <text:p>0.5980014204978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7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45652224" calcext:value-type="float">
            <text:p>745652224</text:p>
          </table:table-cell>
          <table:table-cell office:value-type="float" office:value="186052.671875" calcext:value-type="float">
            <text:p>186052.671875</text:p>
          </table:table-cell>
          <table:table-cell office:value-type="float" office:value="0" calcext:value-type="float">
            <text:p>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6" calcext:value-type="float">
            <text:p>6</text:p>
          </table:table-cell>
          <table:table-cell office:value-type="float" office:value="469753856" calcext:value-type="float">
            <text:p>46975385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2959104" calcext:value-type="float">
            <text:p>582959104</text:p>
          </table:table-cell>
          <table:table-cell office:value-type="float" office:value="562974720" calcext:value-type="float">
            <text:p>562974720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599999755621" calcext:value-type="float">
            <text:p>0.07599999755621</text:p>
          </table:table-cell>
          <table:table-cell office:value-type="float" office:value="0.049750000238419" calcext:value-type="float">
            <text:p>0.049750000238419</text:p>
          </table:table-cell>
          <table:table-cell office:value-type="float" office:value="0.052250001579523" calcext:value-type="float">
            <text:p>0.05225000157952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93460977077484" calcext:value-type="float">
            <text:p>0.593460977077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16718080" calcext:value-type="float">
            <text:p>716718080</text:p>
          </table:table-cell>
          <table:table-cell office:value-type="float" office:value="212078.609375" calcext:value-type="float">
            <text:p>212078.609375</text:p>
          </table:table-cell>
          <table:table-cell office:value-type="float" office:value="0" calcext:value-type="float">
            <text:p>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2469.58984375" calcext:value-type="float">
            <text:p>2469.58984375</text:p>
          </table:table-cell>
          <table:table-cell office:value-type="float" office:value="6" calcext:value-type="float">
            <text:p>6</text:p>
          </table:table-cell>
          <table:table-cell office:value-type="float" office:value="469778432" calcext:value-type="float">
            <text:p>469778432</text:p>
          </table:table-cell>
          <table:table-cell office:value-type="float" office:value="636.831237792969" calcext:value-type="float">
            <text:p>636.8312377929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88836864" calcext:value-type="float">
            <text:p>588836864</text:p>
          </table:table-cell>
          <table:table-cell office:value-type="float" office:value="577724416" calcext:value-type="float">
            <text:p>57772441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999996900559" calcext:value-type="float">
            <text:p>0.071999996900559</text:p>
          </table:table-cell>
          <table:table-cell office:value-type="float" office:value="0.053249999880791" calcext:value-type="float">
            <text:p>0.053249999880791</text:p>
          </table:table-cell>
          <table:table-cell office:value-type="float" office:value="0.050999999046326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2300951480866" calcext:value-type="float">
            <text:p>0.5923009514808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03631360" calcext:value-type="float">
            <text:p>703631360</text:p>
          </table:table-cell>
          <table:table-cell office:value-type="float" office:value="197371.46875" calcext:value-type="float">
            <text:p>197371.46875</text:p>
          </table:table-cell>
          <table:table-cell office:value-type="float" office:value="0" calcext:value-type="float">
            <text:p>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786624" calcext:value-type="float">
            <text:p>4697866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4704000" calcext:value-type="float">
            <text:p>584704000</text:p>
          </table:table-cell>
          <table:table-cell office:value-type="float" office:value="577642496" calcext:value-type="float">
            <text:p>577642496</text:p>
          </table:table-cell>
          <table:table-cell office:value-type="float" office:value="18953.119140625" calcext:value-type="float">
            <text:p>18953.119140625</text:p>
          </table:table-cell>
          <table:table-cell office:value-type="float" office:value="73135.46875" calcext:value-type="float">
            <text:p>73135.46875</text:p>
          </table:table-cell>
          <table:table-cell office:value-type="float" office:value="0.082500003278256" calcext:value-type="float">
            <text:p>0.082500003278256</text:p>
          </table:table-cell>
          <table:table-cell table:number-columns-repeated="2" office:value-type="float" office:value="0.047249998897314" calcext:value-type="float">
            <text:p>0.04724999889731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58847188949585" calcext:value-type="float">
            <text:p>0.588471889495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22788352" calcext:value-type="float">
            <text:p>722788352</text:p>
          </table:table-cell>
          <table:table-cell office:value-type="float" office:value="208189.3125" calcext:value-type="float">
            <text:p>208189.31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889024" calcext:value-type="float">
            <text:p>4698890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4564736" calcext:value-type="float">
            <text:p>584564736</text:p>
          </table:table-cell>
          <table:table-cell office:value-type="float" office:value="577646592" calcext:value-type="float">
            <text:p>577646592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076250001788139" calcext:value-type="float">
            <text:p>0.076250001788139</text:p>
          </table:table-cell>
          <table:table-cell office:value-type="float" office:value="0.052000001072884" calcext:value-type="float">
            <text:p>0.052000001072884</text:p>
          </table:table-cell>
          <table:table-cell office:value-type="float" office:value="0.05350000038743" calcext:value-type="float">
            <text:p>0.05350000038743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590818464756012" calcext:value-type="float">
            <text:p>0.5908184647560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5:51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720093184" calcext:value-type="float">
            <text:p>720093184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8" calcext:value-type="float">
            <text:p>8</text:p>
          </table:table-cell>
          <table:table-cell office:value-type="float" office:value="470085632" calcext:value-type="float">
            <text:p>470085632</text:p>
          </table:table-cell>
          <table:table-cell office:value-type="float" office:value="683.943481445313" calcext:value-type="float">
            <text:p>683.9434814453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5822976" calcext:value-type="float">
            <text:p>605822976</text:p>
          </table:table-cell>
          <table:table-cell office:value-type="float" office:value="577622016" calcext:value-type="float">
            <text:p>577622016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52499998360872" calcext:value-type="float">
            <text:p>0.052499998360872</text:p>
          </table:table-cell>
          <table:table-cell office:value-type="float" office:value="0.050749998539686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281712770462" calcext:value-type="float">
            <text:p>0.592817127704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2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22496" calcext:value-type="float">
            <text:p>470122496</text:p>
          </table:table-cell>
          <table:table-cell office:value-type="float" office:value="654.152893066406" calcext:value-type="float">
            <text:p>654.1528930664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5736960" calcext:value-type="float">
            <text:p>605736960</text:p>
          </table:table-cell>
          <table:table-cell office:value-type="float" office:value="577540096" calcext:value-type="float">
            <text:p>577540096</text:p>
          </table:table-cell>
          <table:table-cell office:value-type="float" office:value="26389.69140625" calcext:value-type="float">
            <text:p>26389.69140625</text:p>
          </table:table-cell>
          <table:table-cell office:value-type="float" office:value="0" calcext:value-type="float">
            <text:p>0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054749999195337" calcext:value-type="float">
            <text:p>0.054749999195337</text:p>
          </table:table-cell>
          <table:table-cell office:value-type="float" office:value="0.050250001251698" calcext:value-type="float">
            <text:p>0.05025000125169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89147567749023" calcext:value-type="float">
            <text:p>0.5891475677490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3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685580288" calcext:value-type="float">
            <text:p>685580288</text:p>
          </table:table-cell>
          <table:table-cell office:value-type="float" office:value="208457.609375" calcext:value-type="float">
            <text:p>208457.60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138880" calcext:value-type="float">
            <text:p>47013888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5696000" calcext:value-type="float">
            <text:p>605696000</text:p>
          </table:table-cell>
          <table:table-cell office:value-type="float" office:value="577470464" calcext:value-type="float">
            <text:p>577470464</text:p>
          </table:table-cell>
          <table:table-cell office:value-type="float" office:value="34059.21875" calcext:value-type="float">
            <text:p>34059.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054749999195337" calcext:value-type="float">
            <text:p>0.054749999195337</text:p>
          </table:table-cell>
          <table:table-cell office:value-type="float" office:value="0.045249998569489" calcext:value-type="float">
            <text:p>0.04524999856948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588539898395538" calcext:value-type="float">
            <text:p>0.5885398983955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4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673984512" calcext:value-type="float">
            <text:p>673984512</text:p>
          </table:table-cell>
          <table:table-cell office:value-type="float" office:value="194481.0625" calcext:value-type="float">
            <text:p>194481.0625</text:p>
          </table:table-cell>
          <table:table-cell office:value-type="float" office:value="0" calcext:value-type="float">
            <text:p>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077440" calcext:value-type="float">
            <text:p>47007744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5609984" calcext:value-type="float">
            <text:p>605609984</text:p>
          </table:table-cell>
          <table:table-cell office:value-type="float" office:value="586895360" calcext:value-type="float">
            <text:p>58689536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0749998092651" calcext:value-type="float">
            <text:p>0.070749998092651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05350000038743" calcext:value-type="float">
            <text:p>0.05350000038743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83736717700958" calcext:value-type="float">
            <text:p>0.5837367177009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55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640942080" calcext:value-type="float">
            <text:p>640942080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96224" calcext:value-type="float">
            <text:p>470196224</text:p>
          </table:table-cell>
          <table:table-cell office:value-type="float" office:value="677.0419921875" calcext:value-type="float">
            <text:p>677.04199218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4569600" calcext:value-type="float">
            <text:p>604569600</text:p>
          </table:table-cell>
          <table:table-cell office:value-type="float" office:value="586817536" calcext:value-type="float">
            <text:p>586817536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8749999403954" calcext:value-type="float">
            <text:p>0.078749999403954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579829931259155" calcext:value-type="float">
            <text:p>0.5798299312591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6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617312256" calcext:value-type="float">
            <text:p>617312256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1113728" calcext:value-type="float">
            <text:p>471113728</text:p>
          </table:table-cell>
          <table:table-cell office:value-type="float" office:value="677.0419921875" calcext:value-type="float">
            <text:p>677.0419921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5495296" calcext:value-type="float">
            <text:p>605495296</text:p>
          </table:table-cell>
          <table:table-cell office:value-type="float" office:value="586731520" calcext:value-type="float">
            <text:p>58673152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2999998927116" calcext:value-type="float">
            <text:p>0.072999998927116</text:p>
          </table:table-cell>
          <table:table-cell office:value-type="float" office:value="0.055750001221895" calcext:value-type="float">
            <text:p>0.055750001221895</text:p>
          </table:table-cell>
          <table:table-cell office:value-type="float" office:value="0.072499997913838" calcext:value-type="float">
            <text:p>0.07249999791383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78552424907684" calcext:value-type="float">
            <text:p>0.5785524249076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5:57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606961664" calcext:value-type="float">
            <text:p>606961664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4" calcext:value-type="float">
            <text:p>4</text:p>
          </table:table-cell>
          <table:table-cell office:value-type="float" office:value="471023616" calcext:value-type="float">
            <text:p>471023616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4401664" calcext:value-type="float">
            <text:p>604401664</text:p>
          </table:table-cell>
          <table:table-cell office:value-type="float" office:value="587030528" calcext:value-type="float">
            <text:p>587030528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5249999761582" calcext:value-type="float">
            <text:p>0.075249999761582</text:p>
          </table:table-cell>
          <table:table-cell office:value-type="float" office:value="0.0489999987185" calcext:value-type="float">
            <text:p>0.0489999987185</text:p>
          </table:table-cell>
          <table:table-cell office:value-type="float" office:value="0.051750000566244" calcext:value-type="float">
            <text:p>0.051750000566244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77341496944428" calcext:value-type="float">
            <text:p>0.5773414969444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8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586981376" calcext:value-type="float">
            <text:p>586981376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335552" calcext:value-type="float">
            <text:p>605335552</text:p>
          </table:table-cell>
          <table:table-cell office:value-type="float" office:value="587067392" calcext:value-type="float">
            <text:p>587067392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67749999463558" calcext:value-type="float">
            <text:p>0.067749999463558</text:p>
          </table:table-cell>
          <table:table-cell office:value-type="float" office:value="0.052000001072884" calcext:value-type="float">
            <text:p>0.052000001072884</text:p>
          </table:table-cell>
          <table:table-cell office:value-type="float" office:value="0.049499999731779" calcext:value-type="float">
            <text:p>0.049499999731779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77160954475403" calcext:value-type="float">
            <text:p>0.5771609544754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59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567005184" calcext:value-type="float">
            <text:p>5670051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906.81591796875" calcext:value-type="float">
            <text:p>1906.81591796875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245440" calcext:value-type="float">
            <text:p>605245440</text:p>
          </table:table-cell>
          <table:table-cell office:value-type="float" office:value="586506240" calcext:value-type="float">
            <text:p>586506240</text:p>
          </table:table-cell>
          <table:table-cell office:value-type="float" office:value="35546.84765625" calcext:value-type="float">
            <text:p>35546.84765625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499998360872" calcext:value-type="float">
            <text:p>0.052499998360872</text:p>
          </table:table-cell>
          <table:table-cell office:value-type="float" office:value="0.050250001251698" calcext:value-type="float">
            <text:p>0.050250001251698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572493314743042" calcext:value-type="float">
            <text:p>0.5724933147430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00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539254784" calcext:value-type="float">
            <text:p>5392547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121920" calcext:value-type="float">
            <text:p>471121920</text:p>
          </table:table-cell>
          <table:table-cell office:value-type="float" office:value="302.556335449219" calcext:value-type="float">
            <text:p>302.5563354492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4200960" calcext:value-type="float">
            <text:p>604200960</text:p>
          </table:table-cell>
          <table:table-cell office:value-type="float" office:value="586645504" calcext:value-type="float">
            <text:p>586645504</text:p>
          </table:table-cell>
          <table:table-cell office:value-type="float" office:value="35546.84765625" calcext:value-type="float">
            <text:p>35546.84765625</text:p>
          </table:table-cell>
          <table:table-cell office:value-type="float" office:value="0" calcext:value-type="float">
            <text:p>0</text:p>
          </table:table-cell>
          <table:table-cell office:value-type="float" office:value="0.07124999910593" calcext:value-type="float">
            <text:p>0.07124999910593</text:p>
          </table:table-cell>
          <table:table-cell office:value-type="float" office:value="0.053249999880791" calcext:value-type="float">
            <text:p>0.053249999880791</text:p>
          </table:table-cell>
          <table:table-cell office:value-type="float" office:value="0.050250001251698" calcext:value-type="float">
            <text:p>0.050250001251698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569382011890411" calcext:value-type="float">
            <text:p>0.5693820118904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1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509116416" calcext:value-type="float">
            <text:p>509116416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7" calcext:value-type="float">
            <text:p>7</text:p>
          </table:table-cell>
          <table:table-cell office:value-type="float" office:value="471343104" calcext:value-type="float">
            <text:p>47134310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6660992" calcext:value-type="float">
            <text:p>616660992</text:p>
          </table:table-cell>
          <table:table-cell office:value-type="float" office:value="586436608" calcext:value-type="float">
            <text:p>586436608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058749999850988" calcext:value-type="float">
            <text:p>0.058749999850988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6660395860672" calcext:value-type="float">
            <text:p>0.56660395860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2:00 UTC 2017</text:p>
          </table:table-cell>
          <table:table-cell office:value-type="float" office:value="26" calcext:value-type="float">
            <text:p>26</text:p>
          </table:table-cell>
          <table:table-cell office:value-type="float" office:value="484610048" calcext:value-type="float">
            <text:p>4846100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265280" calcext:value-type="float">
            <text:p>471265280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7578496" calcext:value-type="float">
            <text:p>617578496</text:p>
          </table:table-cell>
          <table:table-cell office:value-type="float" office:value="589885440" calcext:value-type="float">
            <text:p>589885440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78500002622604" calcext:value-type="float">
            <text:p>0.078500002622604</text:p>
          </table:table-cell>
          <table:table-cell office:value-type="float" office:value="0.049750000238419" calcext:value-type="float">
            <text:p>0.049750000238419</text:p>
          </table:table-cell>
          <table:table-cell office:value-type="float" office:value="0.054249998182058" calcext:value-type="float">
            <text:p>0.05424999818205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62917768955231" calcext:value-type="float">
            <text:p>0.5629177689552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3:00 UTC 2017</text:p>
          </table:table-cell>
          <table:table-cell office:value-type="float" office:value="33" calcext:value-type="float">
            <text:p>33</text:p>
          </table:table-cell>
          <table:table-cell office:value-type="float" office:value="445407232" calcext:value-type="float">
            <text:p>445407232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9" calcext:value-type="float">
            <text:p>9</text:p>
          </table:table-cell>
          <table:table-cell office:value-type="float" office:value="473260032" calcext:value-type="float">
            <text:p>473260032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6509440" calcext:value-type="float">
            <text:p>616509440</text:p>
          </table:table-cell>
          <table:table-cell office:value-type="float" office:value="589492224" calcext:value-type="float">
            <text:p>589492224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047499999403954" calcext:value-type="float">
            <text:p>0.047499999403954</text:p>
          </table:table-cell>
          <table:table-cell office:value-type="float" office:value="0.050000000745058" calcext:value-type="float">
            <text:p>0.050000000745058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560800194740295" calcext:value-type="float">
            <text:p>0.5608001947402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4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417947648" calcext:value-type="float">
            <text:p>4179476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14" calcext:value-type="float">
            <text:p>14</text:p>
          </table:table-cell>
          <table:table-cell office:value-type="float" office:value="473780224" calcext:value-type="float">
            <text:p>47378022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16452096" calcext:value-type="float">
            <text:p>616452096</text:p>
          </table:table-cell>
          <table:table-cell office:value-type="float" office:value="589475840" calcext:value-type="float">
            <text:p>589475840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81249997019768" calcext:value-type="float">
            <text:p>0.081249997019768</text:p>
          </table:table-cell>
          <table:table-cell office:value-type="float" office:value="0.056249998509884" calcext:value-type="float">
            <text:p>0.056249998509884</text:p>
          </table:table-cell>
          <table:table-cell office:value-type="float" office:value="0.057500001043081" calcext:value-type="float">
            <text:p>0.057500001043081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554959774017334" calcext:value-type="float">
            <text:p>0.5549597740173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6:05:00 UTC 2017</text:p>
          </table:table-cell>
          <table:table-cell office:value-type="float" office:value="53" calcext:value-type="float">
            <text:p>53</text:p>
          </table:table-cell>
          <table:table-cell office:value-type="float" office:value="419651584" calcext:value-type="float">
            <text:p>41965158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0" calcext:value-type="float">
            <text:p>10</text:p>
          </table:table-cell>
          <table:table-cell office:value-type="float" office:value="473899008" calcext:value-type="float">
            <text:p>473899008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7357312" calcext:value-type="float">
            <text:p>617357312</text:p>
          </table:table-cell>
          <table:table-cell office:value-type="float" office:value="589430784" calcext:value-type="float">
            <text:p>589430784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73250003159046" calcext:value-type="float">
            <text:p>0.073250003159046</text:p>
          </table:table-cell>
          <table:table-cell office:value-type="float" office:value="0.055250000208616" calcext:value-type="float">
            <text:p>0.055250000208616</text:p>
          </table:table-cell>
          <table:table-cell office:value-type="float" office:value="0.048749998211861" calcext:value-type="float">
            <text:p>0.048749998211861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57925760746002" calcext:value-type="float">
            <text:p>0.5579257607460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6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15539200" calcext:value-type="float">
            <text:p>41553920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6" calcext:value-type="float">
            <text:p>16</text:p>
          </table:table-cell>
          <table:table-cell office:value-type="float" office:value="474128384" calcext:value-type="float">
            <text:p>474128384</text:p>
          </table:table-cell>
          <table:table-cell office:value-type="float" office:value="2261.47924804687" calcext:value-type="float">
            <text:p>2261.4792480468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4254976" calcext:value-type="float">
            <text:p>624254976</text:p>
          </table:table-cell>
          <table:table-cell office:value-type="float" office:value="589381632" calcext:value-type="float">
            <text:p>589381632</text:p>
          </table:table-cell>
          <table:table-cell office:value-type="float" office:value="102824.0390625" calcext:value-type="float">
            <text:p>102824.0390625</text:p>
          </table:table-cell>
          <table:table-cell office:value-type="float" office:value="116015.5703125" calcext:value-type="float">
            <text:p>116015.57031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37500008940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55608093738556" calcext:value-type="float">
            <text:p>0.55560809373855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7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21130240" calcext:value-type="float">
            <text:p>42113024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642.7392578125" calcext:value-type="float">
            <text:p>10642.7392578125</text:p>
          </table:table-cell>
          <table:table-cell office:value-type="float" office:value="21" calcext:value-type="float">
            <text:p>21</text:p>
          </table:table-cell>
          <table:table-cell office:value-type="float" office:value="474972160" calcext:value-type="float">
            <text:p>474972160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24160768" calcext:value-type="float">
            <text:p>624160768</text:p>
          </table:table-cell>
          <table:table-cell office:value-type="float" office:value="578375680" calcext:value-type="float">
            <text:p>578375680</text:p>
          </table:table-cell>
          <table:table-cell office:value-type="float" office:value="148290.046875" calcext:value-type="float">
            <text:p>148290.0468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0500001311302" calcext:value-type="float">
            <text:p>0.070500001311302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061250001192093" calcext:value-type="float">
            <text:p>0.0612500011920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556204974651337" calcext:value-type="float">
            <text:p>0.5562049746513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8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420331520" calcext:value-type="float">
            <text:p>42033152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3" calcext:value-type="float">
            <text:p>3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15" calcext:value-type="float">
            <text:p>15</text:p>
          </table:table-cell>
          <table:table-cell office:value-type="float" office:value="474996736" calcext:value-type="float">
            <text:p>474996736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21027328" calcext:value-type="float">
            <text:p>621027328</text:p>
          </table:table-cell>
          <table:table-cell office:value-type="float" office:value="578445312" calcext:value-type="float">
            <text:p>578445312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05799999833107" calcext:value-type="float">
            <text:p>0.05799999833107</text:p>
          </table:table-cell>
          <table:table-cell office:value-type="float" office:value="0.058499999344349" calcext:value-type="float">
            <text:p>0.058499999344349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56537210941315" calcext:value-type="float">
            <text:p>0.5565372109413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9:00 UTC 2017</text:p>
          </table:table-cell>
          <table:table-cell office:value-type="float" office:value="138" calcext:value-type="float">
            <text:p>138</text:p>
          </table:table-cell>
          <table:table-cell office:value-type="float" office:value="490606592" calcext:value-type="float">
            <text:p>490606592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5" calcext:value-type="float">
            <text:p>5</text:p>
          </table:table-cell>
          <table:table-cell office:value-type="float" office:value="25993216" calcext:value-type="float">
            <text:p>25993216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29" calcext:value-type="float">
            <text:p>29</text:p>
          </table:table-cell>
          <table:table-cell office:value-type="float" office:value="475869184" calcext:value-type="float">
            <text:p>475869184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15092224" calcext:value-type="float">
            <text:p>615092224</text:p>
          </table:table-cell>
          <table:table-cell office:value-type="float" office:value="596742144" calcext:value-type="float">
            <text:p>59674214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64249999821186" calcext:value-type="float">
            <text:p>0.064249999821186</text:p>
          </table:table-cell>
          <table:table-cell office:value-type="float" office:value="0.074000000953674" calcext:value-type="float">
            <text:p>0.074000000953674</text:p>
          </table:table-cell>
          <table:table-cell office:value-type="float" office:value="0.07124999910593" calcext:value-type="float">
            <text:p>0.0712499991059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565801024436951" calcext:value-type="float">
            <text:p>0.5658010244369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6:10:00 UTC 2017</text:p>
          </table:table-cell>
          <table:table-cell office:value-type="float" office:value="153" calcext:value-type="float">
            <text:p>153</text:p>
          </table:table-cell>
          <table:table-cell office:value-type="float" office:value="533561344" calcext:value-type="float">
            <text:p>53356134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6" calcext:value-type="float">
            <text:p>6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0896.73828125" calcext:value-type="float">
            <text:p>20896.73828125</text:p>
          </table:table-cell>
          <table:table-cell office:value-type="float" office:value="37" calcext:value-type="float">
            <text:p>37</text:p>
          </table:table-cell>
          <table:table-cell office:value-type="float" office:value="476733440" calcext:value-type="float">
            <text:p>476733440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20584960" calcext:value-type="float">
            <text:p>620584960</text:p>
          </table:table-cell>
          <table:table-cell office:value-type="float" office:value="592605184" calcext:value-type="float">
            <text:p>59260518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8049999922514" calcext:value-type="float">
            <text:p>0.08049999922514</text:p>
          </table:table-cell>
          <table:table-cell office:value-type="float" office:value="0.064000003039837" calcext:value-type="float">
            <text:p>0.064000003039837</text:p>
          </table:table-cell>
          <table:table-cell office:value-type="float" office:value="0.07150000333786" calcext:value-type="float">
            <text:p>0.07150000333786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57293313741684" calcext:value-type="float">
            <text:p>0.572933137416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Fri Jun 02 16:11:00 UTC 2017</text:p>
          </table:table-cell>
          <table:table-cell office:value-type="float" office:value="201" calcext:value-type="float">
            <text:p>201</text:p>
          </table:table-cell>
          <table:table-cell office:value-type="float" office:value="561717248" calcext:value-type="float">
            <text:p>56171724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7" calcext:value-type="float">
            <text:p>7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7092.306640625" calcext:value-type="float">
            <text:p>27092.306640625</text:p>
          </table:table-cell>
          <table:table-cell office:value-type="float" office:value="40" calcext:value-type="float">
            <text:p>40</text:p>
          </table:table-cell>
          <table:table-cell office:value-type="float" office:value="484143104" calcext:value-type="float">
            <text:p>484143104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27810304" calcext:value-type="float">
            <text:p>627810304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075499996542931" calcext:value-type="float">
            <text:p>0.075499996542931</text:p>
          </table:table-cell>
          <table:table-cell office:value-type="float" office:value="0.076499998569489" calcext:value-type="float">
            <text:p>0.076499998569489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574764966964722" calcext:value-type="float">
            <text:p>0.5747649669647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16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623140864" calcext:value-type="float">
            <text:p>623140864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1" calcext:value-type="float">
            <text:p>11</text:p>
          </table:table-cell>
          <table:table-cell office:value-type="float" office:value="26570752" calcext:value-type="float">
            <text:p>26570752</text:p>
          </table:table-cell>
          <table:table-cell office:value-type="float" office:value="45040.0078125" calcext:value-type="float">
            <text:p>45040.0078125</text:p>
          </table:table-cell>
          <table:table-cell office:value-type="float" office:value="62" calcext:value-type="float">
            <text:p>62</text:p>
          </table:table-cell>
          <table:table-cell office:value-type="float" office:value="484397056" calcext:value-type="float">
            <text:p>484397056</text:p>
          </table:table-cell>
          <table:table-cell office:value-type="float" office:value="11139.134765625" calcext:value-type="float">
            <text:p>11139.13476562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4382080" calcext:value-type="float">
            <text:p>574382080</text:p>
          </table:table-cell>
          <table:table-cell office:value-type="float" office:value="518533120" calcext:value-type="float">
            <text:p>518533120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78749999403954" calcext:value-type="float">
            <text:p>0.078749999403954</text:p>
          </table:table-cell>
          <table:table-cell office:value-type="float" office:value="0.077500000596047" calcext:value-type="float">
            <text:p>0.077500000596047</text:p>
          </table:table-cell>
          <table:table-cell office:value-type="float" office:value="0.096249997615814" calcext:value-type="float">
            <text:p>0.096249997615814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58176201581955" calcext:value-type="float">
            <text:p>0.581762015819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16:13:00 UTC 2017</text:p>
          </table:table-cell>
          <table:table-cell office:value-type="float" office:value="257" calcext:value-type="float">
            <text:p>257</text:p>
          </table:table-cell>
          <table:table-cell office:value-type="float" office:value="682262528" calcext:value-type="float">
            <text:p>68226252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5" calcext:value-type="float">
            <text:p>15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62" calcext:value-type="float">
            <text:p>62</text:p>
          </table:table-cell>
          <table:table-cell office:value-type="float" office:value="489713664" calcext:value-type="float">
            <text:p>489713664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4963968" calcext:value-type="float">
            <text:p>474963968</text:p>
          </table:table-cell>
          <table:table-cell office:value-type="float" office:value="437420032" calcext:value-type="float">
            <text:p>437420032</text:p>
          </table:table-cell>
          <table:table-cell office:value-type="float" office:value="768949.75" calcext:value-type="float">
            <text:p>768949.75</text:p>
          </table:table-cell>
          <table:table-cell office:value-type="float" office:value="754385.8125" calcext:value-type="float">
            <text:p>754385.8125</text:p>
          </table:table-cell>
          <table:table-cell office:value-type="float" office:value="0.074500001966953" calcext:value-type="float">
            <text:p>0.074500001966953</text:p>
          </table:table-cell>
          <table:table-cell office:value-type="float" office:value="0.082500003278256" calcext:value-type="float">
            <text:p>0.082500003278256</text:p>
          </table:table-cell>
          <table:table-cell office:value-type="float" office:value="0.095250003039837" calcext:value-type="float">
            <text:p>0.095250003039837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589516997337341" calcext:value-type="float">
            <text:p>0.5895169973373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6:14:00 UTC 2017</text:p>
          </table:table-cell>
          <table:table-cell office:value-type="float" office:value="252" calcext:value-type="float">
            <text:p>252</text:p>
          </table:table-cell>
          <table:table-cell office:value-type="float" office:value="899215360" calcext:value-type="float">
            <text:p>899215360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6" calcext:value-type="float">
            <text:p>16</text:p>
          </table:table-cell>
          <table:table-cell office:value-type="float" office:value="27684864" calcext:value-type="float">
            <text:p>27684864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59" calcext:value-type="float">
            <text:p>59</text:p>
          </table:table-cell>
          <table:table-cell office:value-type="float" office:value="489869312" calcext:value-type="float">
            <text:p>489869312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6448512" calcext:value-type="float">
            <text:p>416448512</text:p>
          </table:table-cell>
          <table:table-cell office:value-type="float" office:value="388546560" calcext:value-type="float">
            <text:p>388546560</text:p>
          </table:table-cell>
          <table:table-cell office:value-type="float" office:value="822706.875" calcext:value-type="float">
            <text:p>822706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75499996542931" calcext:value-type="float">
            <text:p>0.075499996542931</text:p>
          </table:table-cell>
          <table:table-cell office:value-type="float" office:value="0.098999999463558" calcext:value-type="float">
            <text:p>0.098999999463558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20410025119782" calcext:value-type="float">
            <text:p>0.62041002511978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6:15:00 UTC 2017</text:p>
          </table:table-cell>
          <table:table-cell office:value-type="float" office:value="289" calcext:value-type="float">
            <text:p>289</text:p>
          </table:table-cell>
          <table:table-cell office:value-type="float" office:value="1034817536" calcext:value-type="float">
            <text:p>103481753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17" calcext:value-type="float">
            <text:p>17</text:p>
          </table:table-cell>
          <table:table-cell office:value-type="float" office:value="27353088" calcext:value-type="float">
            <text:p>2735308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4" calcext:value-type="float">
            <text:p>74</text:p>
          </table:table-cell>
          <table:table-cell office:value-type="float" office:value="493035520" calcext:value-type="float">
            <text:p>49303552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82943232" calcext:value-type="float">
            <text:p>382943232</text:p>
          </table:table-cell>
          <table:table-cell office:value-type="float" office:value="364736512" calcext:value-type="float">
            <text:p>364736512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7599999755621" calcext:value-type="float">
            <text:p>0.07599999755621</text:p>
          </table:table-cell>
          <table:table-cell office:value-type="float" office:value="0.085500001907349" calcext:value-type="float">
            <text:p>0.08550000190734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632989168167114" calcext:value-type="float">
            <text:p>0.6329891681671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ri Jun 02 16:16:00 UTC 2017</text:p>
          </table:table-cell>
          <table:table-cell office:value-type="float" office:value="321" calcext:value-type="float">
            <text:p>321</text:p>
          </table:table-cell>
          <table:table-cell office:value-type="float" office:value="1073340416" calcext:value-type="float">
            <text:p>107334041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21" calcext:value-type="float">
            <text:p>21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87" calcext:value-type="float">
            <text:p>87</text:p>
          </table:table-cell>
          <table:table-cell office:value-type="float" office:value="496660480" calcext:value-type="float">
            <text:p>49666048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9863040" calcext:value-type="float">
            <text:p>379863040</text:p>
          </table:table-cell>
          <table:table-cell office:value-type="float" office:value="361578496" calcext:value-type="float">
            <text:p>361578496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4499996602535" calcext:value-type="float">
            <text:p>0.064499996602535</text:p>
          </table:table-cell>
          <table:table-cell office:value-type="float" office:value="0.094999998807907" calcext:value-type="float">
            <text:p>0.094999998807907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38800740242004" calcext:value-type="float">
            <text:p>0.63880074024200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6:17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076645888" calcext:value-type="float">
            <text:p>1076645888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2" calcext:value-type="float">
            <text:p>22</text:p>
          </table:table-cell>
          <table:table-cell office:value-type="float" office:value="28962816" calcext:value-type="float">
            <text:p>2896281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5" calcext:value-type="float">
            <text:p>75</text:p>
          </table:table-cell>
          <table:table-cell office:value-type="float" office:value="499499008" calcext:value-type="float">
            <text:p>499499008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80198912" calcext:value-type="float">
            <text:p>380198912</text:p>
          </table:table-cell>
          <table:table-cell office:value-type="float" office:value="361492480" calcext:value-type="float">
            <text:p>36149248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2250001132488" calcext:value-type="float">
            <text:p>0.072250001132488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637864768505096" calcext:value-type="float">
            <text:p>0.63786476850509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6:1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77903360" calcext:value-type="float">
            <text:p>1077903360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5" calcext:value-type="float">
            <text:p>25</text:p>
          </table:table-cell>
          <table:table-cell office:value-type="float" office:value="29028352" calcext:value-type="float">
            <text:p>29028352</text:p>
          </table:table-cell>
          <table:table-cell office:value-type="float" office:value="119557.40625" calcext:value-type="float">
            <text:p>119557.40625</text:p>
          </table:table-cell>
          <table:table-cell office:value-type="float" office:value="87" calcext:value-type="float">
            <text:p>87</text:p>
          </table:table-cell>
          <table:table-cell office:value-type="float" office:value="503025664" calcext:value-type="float">
            <text:p>503025664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382623744" calcext:value-type="float">
            <text:p>382623744</text:p>
          </table:table-cell>
          <table:table-cell office:value-type="float" office:value="365240320" calcext:value-type="float">
            <text:p>36524032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5249999761582" calcext:value-type="float">
            <text:p>0.075249999761582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38796329498291" calcext:value-type="float">
            <text:p>0.63879632949829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6:19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79185408" calcext:value-type="float">
            <text:p>1079185408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29118464" calcext:value-type="float">
            <text:p>29118464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3" calcext:value-type="float">
            <text:p>83</text:p>
          </table:table-cell>
          <table:table-cell office:value-type="float" office:value="505413632" calcext:value-type="float">
            <text:p>505413632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84811008" calcext:value-type="float">
            <text:p>384811008</text:p>
          </table:table-cell>
          <table:table-cell office:value-type="float" office:value="367501312" calcext:value-type="float">
            <text:p>36750131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75000077486" calcext:value-type="float">
            <text:p>0.07575000077486</text:p>
          </table:table-cell>
          <table:table-cell office:value-type="float" office:value="0.097999997437" calcext:value-type="float">
            <text:p>0.097999997437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38405919075012" calcext:value-type="float">
            <text:p>0.63840591907501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20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77743616" calcext:value-type="float">
            <text:p>1077743616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31023104" calcext:value-type="float">
            <text:p>31023104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0" calcext:value-type="float">
            <text:p>80</text:p>
          </table:table-cell>
          <table:table-cell office:value-type="float" office:value="505622528" calcext:value-type="float">
            <text:p>505622528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5638400" calcext:value-type="float">
            <text:p>385638400</text:p>
          </table:table-cell>
          <table:table-cell office:value-type="float" office:value="367149056" calcext:value-type="float">
            <text:p>36714905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7249996364117" calcext:value-type="float">
            <text:p>0.077249996364117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38571262359619" calcext:value-type="float">
            <text:p>0.63857126235961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21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078259712" calcext:value-type="float">
            <text:p>1078259712</text:p>
          </table:table-cell>
          <table:table-cell office:value-type="float" office:value="8191240.5" calcext:value-type="float">
            <text:p>8191240.5</text:p>
          </table:table-cell>
          <table:table-cell office:value-type="float" office:value="29" calcext:value-type="float">
            <text:p>29</text:p>
          </table:table-cell>
          <table:table-cell office:value-type="float" office:value="29900800" calcext:value-type="float">
            <text:p>29900800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94" calcext:value-type="float">
            <text:p>94</text:p>
          </table:table-cell>
          <table:table-cell office:value-type="float" office:value="510394368" calcext:value-type="float">
            <text:p>510394368</text:p>
          </table:table-cell>
          <table:table-cell office:value-type="float" office:value="21710.322265625" calcext:value-type="float">
            <text:p>21710.32226562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389701632" calcext:value-type="float">
            <text:p>389701632</text:p>
          </table:table-cell>
          <table:table-cell office:value-type="float" office:value="376406016" calcext:value-type="float">
            <text:p>37640601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99749997258186" calcext:value-type="float">
            <text:p>0.099749997258186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41030371189117" calcext:value-type="float">
            <text:p>0.64103037118911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6:22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078304768" calcext:value-type="float">
            <text:p>107830476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229056" calcext:value-type="float">
            <text:p>2922905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101" calcext:value-type="float">
            <text:p>101</text:p>
          </table:table-cell>
          <table:table-cell office:value-type="float" office:value="513495040" calcext:value-type="float">
            <text:p>51349504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395956224" calcext:value-type="float">
            <text:p>395956224</text:p>
          </table:table-cell>
          <table:table-cell office:value-type="float" office:value="374034432" calcext:value-type="float">
            <text:p>37403443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39497458934784" calcext:value-type="float">
            <text:p>0.63949745893478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23:00 UTC 2017</text:p>
          </table:table-cell>
          <table:table-cell office:value-type="float" office:value="384" calcext:value-type="float">
            <text:p>384</text:p>
          </table:table-cell>
          <table:table-cell office:value-type="float" office:value="1079857152" calcext:value-type="float">
            <text:p>107985715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0994432" calcext:value-type="float">
            <text:p>30994432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5399680" calcext:value-type="float">
            <text:p>51539968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94235904" calcext:value-type="float">
            <text:p>394235904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8500002622604" calcext:value-type="float">
            <text:p>0.078500002622604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39899611473084" calcext:value-type="float">
            <text:p>0.63989961147308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6:24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414208" calcext:value-type="float">
            <text:p>108041420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1" calcext:value-type="float">
            <text:p>31</text:p>
          </table:table-cell>
          <table:table-cell office:value-type="float" office:value="30785536" calcext:value-type="float">
            <text:p>3078553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7455872" calcext:value-type="float">
            <text:p>517455872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404045824" calcext:value-type="float">
            <text:p>404045824</text:p>
          </table:table-cell>
          <table:table-cell office:value-type="float" office:value="378855424" calcext:value-type="float">
            <text:p>378855424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499996542931" calcext:value-type="float">
            <text:p>0.075499996542931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824999332428" calcext:value-type="float">
            <text:p>0.13824999332428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2544150352478" calcext:value-type="float">
            <text:p>0.64254415035247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5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080709120" calcext:value-type="float">
            <text:p>1080709120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1031296" calcext:value-type="float">
            <text:p>3103129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9593984" calcext:value-type="float">
            <text:p>519593984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406745088" calcext:value-type="float">
            <text:p>406745088</text:p>
          </table:table-cell>
          <table:table-cell office:value-type="float" office:value="382156800" calcext:value-type="float">
            <text:p>382156800</text:p>
          </table:table-cell>
          <table:table-cell office:value-type="float" office:value="1847463.875" calcext:value-type="float">
            <text:p>1847463.87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0500001311302" calcext:value-type="float">
            <text:p>0.07050000131130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0480399131775" calcext:value-type="float">
            <text:p>0.64048039913177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6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0246272" calcext:value-type="float">
            <text:p>108024627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0932992" calcext:value-type="float">
            <text:p>30932992</text:p>
          </table:table-cell>
          <table:table-cell office:value-type="float" office:value="152793.046875" calcext:value-type="float">
            <text:p>152793.046875</text:p>
          </table:table-cell>
          <table:table-cell office:value-type="float" office:value="93" calcext:value-type="float">
            <text:p>93</text:p>
          </table:table-cell>
          <table:table-cell office:value-type="float" office:value="521687040" calcext:value-type="float">
            <text:p>521687040</text:p>
          </table:table-cell>
          <table:table-cell office:value-type="float" office:value="21444.580078125" calcext:value-type="float">
            <text:p>21444.58007812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408743936" calcext:value-type="float">
            <text:p>408743936</text:p>
          </table:table-cell>
          <table:table-cell office:value-type="float" office:value="388976640" calcext:value-type="float">
            <text:p>388976640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64249999821186" calcext:value-type="float">
            <text:p>0.064249999821186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42000004649162" calcext:value-type="float">
            <text:p>0.14200000464916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40782296657562" calcext:value-type="float">
            <text:p>0.640782296657562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7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516608" calcext:value-type="float">
            <text:p>1080516608</text:p>
          </table:table-cell>
          <table:table-cell office:value-type="float" office:value="8864537" calcext:value-type="float">
            <text:p>8864537</text:p>
          </table:table-cell>
          <table:table-cell office:value-type="float" office:value="31" calcext:value-type="float">
            <text:p>31</text:p>
          </table:table-cell>
          <table:table-cell office:value-type="float" office:value="30978048" calcext:value-type="float">
            <text:p>30978048</text:p>
          </table:table-cell>
          <table:table-cell office:value-type="float" office:value="137887.28125" calcext:value-type="float">
            <text:p>137887.28125</text:p>
          </table:table-cell>
          <table:table-cell office:value-type="float" office:value="93" calcext:value-type="float">
            <text:p>93</text:p>
          </table:table-cell>
          <table:table-cell office:value-type="float" office:value="524517376" calcext:value-type="float">
            <text:p>52451737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412925952" calcext:value-type="float">
            <text:p>412925952</text:p>
          </table:table-cell>
          <table:table-cell office:value-type="float" office:value="392167424" calcext:value-type="float">
            <text:p>392167424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8000001609325" calcext:value-type="float">
            <text:p>0.07800000160932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2168402671814" calcext:value-type="float">
            <text:p>0.64216840267181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6:28:00 UTC 2017</text:p>
          </table:table-cell>
          <table:table-cell office:value-type="float" office:value="405" calcext:value-type="float">
            <text:p>405</text:p>
          </table:table-cell>
          <table:table-cell office:value-type="float" office:value="1080152064" calcext:value-type="float">
            <text:p>1080152064</text:p>
          </table:table-cell>
          <table:table-cell office:value-type="float" office:value="8987412" calcext:value-type="float">
            <text:p>8987412</text:p>
          </table:table-cell>
          <table:table-cell office:value-type="float" office:value="32" calcext:value-type="float">
            <text:p>32</text:p>
          </table:table-cell>
          <table:table-cell office:value-type="float" office:value="31117312" calcext:value-type="float">
            <text:p>31117312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6594048" calcext:value-type="float">
            <text:p>52659404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413593600" calcext:value-type="float">
            <text:p>413593600</text:p>
          </table:table-cell>
          <table:table-cell office:value-type="float" office:value="393506816" calcext:value-type="float">
            <text:p>393506816</text:p>
          </table:table-cell>
          <table:table-cell office:value-type="float" office:value="1780827" calcext:value-type="float">
            <text:p>1780827</text:p>
          </table:table-cell>
          <table:table-cell office:value-type="float" office:value="0" calcext:value-type="float">
            <text:p>0</text:p>
          </table:table-cell>
          <table:table-cell office:value-type="float" office:value="0.077249996364117" calcext:value-type="float">
            <text:p>0.07724999636411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1292095184326" calcext:value-type="float">
            <text:p>0.64129209518432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29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080446976" calcext:value-type="float">
            <text:p>1080446976</text:p>
          </table:table-cell>
          <table:table-cell office:value-type="float" office:value="9003080" calcext:value-type="float">
            <text:p>9003080</text:p>
          </table:table-cell>
          <table:table-cell office:value-type="float" office:value="32" calcext:value-type="float">
            <text:p>32</text:p>
          </table:table-cell>
          <table:table-cell office:value-type="float" office:value="30851072" calcext:value-type="float">
            <text:p>30851072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8580608" calcext:value-type="float">
            <text:p>52858060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426844160" calcext:value-type="float">
            <text:p>426844160</text:p>
          </table:table-cell>
          <table:table-cell office:value-type="float" office:value="394772480" calcext:value-type="float">
            <text:p>394772480</text:p>
          </table:table-cell>
          <table:table-cell office:value-type="float" office:value="1760677.125" calcext:value-type="float">
            <text:p>1760677.12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64000003039837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41529381275177" calcext:value-type="float">
            <text:p>0.641529381275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16:30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803328" calcext:value-type="float">
            <text:p>10808033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3" calcext:value-type="float">
            <text:p>33</text:p>
          </table:table-cell>
          <table:table-cell office:value-type="float" office:value="30408704" calcext:value-type="float">
            <text:p>30408704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8" calcext:value-type="float">
            <text:p>98</text:p>
          </table:table-cell>
          <table:table-cell office:value-type="float" office:value="530604032" calcext:value-type="float">
            <text:p>530604032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449105920" calcext:value-type="float">
            <text:p>449105920</text:p>
          </table:table-cell>
          <table:table-cell office:value-type="float" office:value="402857984" calcext:value-type="float">
            <text:p>402857984</text:p>
          </table:table-cell>
          <table:table-cell office:value-type="float" office:value="1807320.875" calcext:value-type="float">
            <text:p>1807320.87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78500002622604" calcext:value-type="float">
            <text:p>0.078500002622604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1675710678101" calcext:value-type="float">
            <text:p>0.641675710678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1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2544128" calcext:value-type="float">
            <text:p>10825441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7" calcext:value-type="float">
            <text:p>97</text:p>
          </table:table-cell>
          <table:table-cell office:value-type="float" office:value="532688896" calcext:value-type="float">
            <text:p>53268889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463466496" calcext:value-type="float">
            <text:p>463466496</text:p>
          </table:table-cell>
          <table:table-cell office:value-type="float" office:value="410071040" calcext:value-type="float">
            <text:p>410071040</text:p>
          </table:table-cell>
          <table:table-cell office:value-type="float" office:value="1734455" calcext:value-type="float">
            <text:p>1734455</text:p>
          </table:table-cell>
          <table:table-cell office:value-type="float" office:value="1763997.125" calcext:value-type="float">
            <text:p>1763997.12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4248783588409" calcext:value-type="float">
            <text:p>0.6442487835884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2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081249792" calcext:value-type="float">
            <text:p>1081249792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4" calcext:value-type="float">
            <text:p>94</text:p>
          </table:table-cell>
          <table:table-cell office:value-type="float" office:value="534761472" calcext:value-type="float">
            <text:p>534761472</text:p>
          </table:table-cell>
          <table:table-cell office:value-type="float" office:value="22492.84375" calcext:value-type="float">
            <text:p>22492.843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476180480" calcext:value-type="float">
            <text:p>476180480</text:p>
          </table:table-cell>
          <table:table-cell office:value-type="float" office:value="412856320" calcext:value-type="float">
            <text:p>412856320</text:p>
          </table:table-cell>
          <table:table-cell office:value-type="float" office:value="1862540.25" calcext:value-type="float">
            <text:p>1862540.2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4755661487579" calcext:value-type="float">
            <text:p>0.64475566148757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81425920" calcext:value-type="float">
            <text:p>1081425920</text:p>
          </table:table-cell>
          <table:table-cell office:value-type="float" office:value="8755269" calcext:value-type="float">
            <text:p>8755269</text:p>
          </table:table-cell>
          <table:table-cell office:value-type="float" office:value="32" calcext:value-type="float">
            <text:p>32</text:p>
          </table:table-cell>
          <table:table-cell office:value-type="float" office:value="31797248" calcext:value-type="float">
            <text:p>31797248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9" calcext:value-type="float">
            <text:p>99</text:p>
          </table:table-cell>
          <table:table-cell office:value-type="float" office:value="537493504" calcext:value-type="float">
            <text:p>537493504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488972288" calcext:value-type="float">
            <text:p>488972288</text:p>
          </table:table-cell>
          <table:table-cell office:value-type="float" office:value="418906112" calcext:value-type="float">
            <text:p>418906112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81500001251698" calcext:value-type="float">
            <text:p>0.081500001251698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42434537410736" calcext:value-type="float">
            <text:p>0.6424345374107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4:00 UTC 2017</text:p>
          </table:table-cell>
          <table:table-cell office:value-type="float" office:value="411" calcext:value-type="float">
            <text:p>411</text:p>
          </table:table-cell>
          <table:table-cell office:value-type="float" office:value="1081331712" calcext:value-type="float">
            <text:p>1081331712</text:p>
          </table:table-cell>
          <table:table-cell office:value-type="float" office:value="8836692" calcext:value-type="float">
            <text:p>8836692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7" calcext:value-type="float">
            <text:p>97</text:p>
          </table:table-cell>
          <table:table-cell office:value-type="float" office:value="539545600" calcext:value-type="float">
            <text:p>539545600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501858304" calcext:value-type="float">
            <text:p>501858304</text:p>
          </table:table-cell>
          <table:table-cell office:value-type="float" office:value="433008640" calcext:value-type="float">
            <text:p>433008640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73749996721745" calcext:value-type="float">
            <text:p>0.073749996721745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2597496509552" calcext:value-type="float">
            <text:p>0.6425974965095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5:00 UTC 2017</text:p>
          </table:table-cell>
          <table:table-cell office:value-type="float" office:value="389" calcext:value-type="float">
            <text:p>389</text:p>
          </table:table-cell>
          <table:table-cell office:value-type="float" office:value="1081737216" calcext:value-type="float">
            <text:p>1081737216</text:p>
          </table:table-cell>
          <table:table-cell office:value-type="float" office:value="9013533" calcext:value-type="float">
            <text:p>9013533</text:p>
          </table:table-cell>
          <table:table-cell office:value-type="float" office:value="33" calcext:value-type="float">
            <text:p>33</text:p>
          </table:table-cell>
          <table:table-cell office:value-type="float" office:value="29982720" calcext:value-type="float">
            <text:p>29982720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5" calcext:value-type="float">
            <text:p>95</text:p>
          </table:table-cell>
          <table:table-cell office:value-type="float" office:value="541585408" calcext:value-type="float">
            <text:p>541585408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518656000" calcext:value-type="float">
            <text:p>518656000</text:p>
          </table:table-cell>
          <table:table-cell office:value-type="float" office:value="447561728" calcext:value-type="float">
            <text:p>447561728</text:p>
          </table:table-cell>
          <table:table-cell office:value-type="float" office:value="1806889.25" calcext:value-type="float">
            <text:p>1806889.25</text:p>
          </table:table-cell>
          <table:table-cell office:value-type="float" office:value="1755491" calcext:value-type="float">
            <text:p>1755491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2731547355652" calcext:value-type="float">
            <text:p>0.64273154735565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6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82273792" calcext:value-type="float">
            <text:p>1082273792</text:p>
          </table:table-cell>
          <table:table-cell office:value-type="float" office:value="8659945" calcext:value-type="float">
            <text:p>8659945</text:p>
          </table:table-cell>
          <table:table-cell office:value-type="float" office:value="31" calcext:value-type="float">
            <text:p>31</text:p>
          </table:table-cell>
          <table:table-cell office:value-type="float" office:value="31002624" calcext:value-type="float">
            <text:p>31002624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3" calcext:value-type="float">
            <text:p>93</text:p>
          </table:table-cell>
          <table:table-cell office:value-type="float" office:value="544735232" calcext:value-type="float">
            <text:p>544735232</text:p>
          </table:table-cell>
          <table:table-cell office:value-type="float" office:value="22270.365234375" calcext:value-type="float">
            <text:p>22270.365234375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528764928" calcext:value-type="float">
            <text:p>528764928</text:p>
          </table:table-cell>
          <table:table-cell office:value-type="float" office:value="459886592" calcext:value-type="float">
            <text:p>459886592</text:p>
          </table:table-cell>
          <table:table-cell office:value-type="float" office:value="2092179.375" calcext:value-type="float">
            <text:p>2092179.375</text:p>
          </table:table-cell>
          <table:table-cell office:value-type="float" office:value="1480820.375" calcext:value-type="float">
            <text:p>1480820.375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4295369386673" calcext:value-type="float">
            <text:p>0.6429536938667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7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3002880" calcext:value-type="float">
            <text:p>1083002880</text:p>
          </table:table-cell>
          <table:table-cell office:value-type="float" office:value="8499971" calcext:value-type="float">
            <text:p>8499971</text:p>
          </table:table-cell>
          <table:table-cell office:value-type="float" office:value="31" calcext:value-type="float">
            <text:p>31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9405.125" calcext:value-type="float">
            <text:p>139405.125</text:p>
          </table:table-cell>
          <table:table-cell office:value-type="float" office:value="85" calcext:value-type="float">
            <text:p>85</text:p>
          </table:table-cell>
          <table:table-cell office:value-type="float" office:value="546660352" calcext:value-type="float">
            <text:p>546660352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38562560" calcext:value-type="float">
            <text:p>538562560</text:p>
          </table:table-cell>
          <table:table-cell office:value-type="float" office:value="471392256" calcext:value-type="float">
            <text:p>471392256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76499998569489" calcext:value-type="float">
            <text:p>0.076499998569489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3222749233246" calcext:value-type="float">
            <text:p>0.64322274923324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 office:value-type="float" office:value="2372" calcext:value-type="float">
            <text:p>23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</table:table>
      <table:table table:name="cpu" table:style-name="ta1">
        <table:shapes>
          <draw:frame draw:z-index="0" draw:style-name="gr1" draw:text-style-name="P1" svg:width="453.51pt" svg:height="255.09pt" svg:x="770.85pt" svg:y="2.83pt">
            <loext:p draw:notify-on-update-of-ranges="cpu.A1:cpu.A1 cpu.A2:cpu.A64 cpu.B1:cpu.B1 cpu.B2:cpu.B64 cpu.C1:cpu.C1 cpu.C2:cpu.C64 cpu.D1:cpu.D1 cpu.D2:cpu.D64 cpu.E1:cpu.E1 cpu.E2:cpu.E64 cpu.F1:cpu.F1 cpu.F2:cpu.F64 cpu.G1:cpu.G1 cpu.G2:cpu.G64 cpu.H1:cpu.H1 cpu.H2:cpu.H64 cpu.I1:cpu.I1 cpu.I2:cpu.I64 cpu.J1:cpu.J1 cpu.J2:cpu.J64 cpu.K1:cpu.K1 cpu.K2:cpu.K64 cpu.L1:cpu.L1 cpu.L2:cpu.L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5" table:number-columns-repeated="12" table:default-cell-style-name="Default"/>
        <table:table-row table:style-name="ro1">
          <table:table-cell table:formula="of:=[eventlog_RUN1.B1]" office:value-type="string" office:string-value="cpuusage_middletier" calcext:value-type="string">
            <text:p>cpuusage_middletier</text:p>
          </table:table-cell>
          <table:table-cell table:formula="of:=[eventlog_RUN1.AM1]" office:value-type="string" office:string-value="cpuusage_stress1" calcext:value-type="string">
            <text:p>cpuusage_stress1</text:p>
          </table:table-cell>
          <table:table-cell table:formula="of:=[eventlog_RUN1.AN1]" office:value-type="string" office:string-value="cpuusage_stress10" calcext:value-type="string">
            <text:p>cpuusage_stress10</text:p>
          </table:table-cell>
          <table:table-cell table:formula="of:=[eventlog_RUN1.AO1]" office:value-type="string" office:string-value="cpuusage_stress11" calcext:value-type="string">
            <text:p>cpuusage_stress11</text:p>
          </table:table-cell>
          <table:table-cell table:formula="of:=[eventlog_RUN1.AP1]" office:value-type="string" office:string-value="cpuusage_stress2" calcext:value-type="string">
            <text:p>cpuusage_stress2</text:p>
          </table:table-cell>
          <table:table-cell table:formula="of:=[eventlog_RUN1.AQ1]" office:value-type="string" office:string-value="cpuusage_stress3" calcext:value-type="string">
            <text:p>cpuusage_stress3</text:p>
          </table:table-cell>
          <table:table-cell table:formula="of:=[eventlog_RUN1.AR1]" office:value-type="string" office:string-value="cpuusage_stress4" calcext:value-type="string">
            <text:p>cpuusage_stress4</text:p>
          </table:table-cell>
          <table:table-cell table:formula="of:=[eventlog_RUN1.AS1]" office:value-type="string" office:string-value="cpuusage_stress5" calcext:value-type="string">
            <text:p>cpuusage_stress5</text:p>
          </table:table-cell>
          <table:table-cell table:formula="of:=[eventlog_RUN1.AT1]" office:value-type="string" office:string-value="cpuusage_stress6" calcext:value-type="string">
            <text:p>cpuusage_stress6</text:p>
          </table:table-cell>
          <table:table-cell table:formula="of:=[eventlog_RUN1.AU1]" office:value-type="string" office:string-value="cpuusage_stress7" calcext:value-type="string">
            <text:p>cpuusage_stress7</text:p>
          </table:table-cell>
          <table:table-cell table:formula="of:=[eventlog_RUN1.AV1]" office:value-type="string" office:string-value="cpuusage_stress8" calcext:value-type="string">
            <text:p>cpuusage_stress8</text:p>
          </table:table-cell>
          <table:table-cell table:formula="of:=[eventlog_RUN1.AW1]" office:value-type="string" office:string-value="cpuusage_stress9" calcext:value-type="string">
            <text:p>cpuusage_stress9</text:p>
          </table:table-cell>
        </table:table-row>
        <table:table-row table:style-name="ro1">
          <table:table-cell table:formula="of:=[eventlog_RUN1.B2]/1000" office:value-type="float" office:value="0.001" calcext:value-type="float">
            <text:p>0.001</text:p>
          </table:table-cell>
          <table:table-cell table:formula="of:=[eventlog_RUN1.AM2]/1000" office:value-type="float" office:value="0" calcext:value-type="float">
            <text:p>0</text:p>
          </table:table-cell>
          <table:table-cell table:formula="of:=[eventlog_RUN1.AN2]/1000" office:value-type="float" office:value="0" calcext:value-type="float">
            <text:p>0</text:p>
          </table:table-cell>
          <table:table-cell table:formula="of:=[eventlog_RUN1.AO2]/1000" office:value-type="float" office:value="0" calcext:value-type="float">
            <text:p>0</text:p>
          </table:table-cell>
          <table:table-cell table:formula="of:=[eventlog_RUN1.AP2]/1000" office:value-type="float" office:value="0" calcext:value-type="float">
            <text:p>0</text:p>
          </table:table-cell>
          <table:table-cell table:formula="of:=[eventlog_RUN1.AQ2]/1000" office:value-type="float" office:value="0" calcext:value-type="float">
            <text:p>0</text:p>
          </table:table-cell>
          <table:table-cell table:formula="of:=[eventlog_RUN1.AR2]/1000" office:value-type="float" office:value="0" calcext:value-type="float">
            <text:p>0</text:p>
          </table:table-cell>
          <table:table-cell table:formula="of:=[eventlog_RUN1.AS2]/1000" office:value-type="float" office:value="0" calcext:value-type="float">
            <text:p>0</text:p>
          </table:table-cell>
          <table:table-cell table:formula="of:=[eventlog_RUN1.AT2]/1000" office:value-type="float" office:value="0" calcext:value-type="float">
            <text:p>0</text:p>
          </table:table-cell>
          <table:table-cell table:formula="of:=[eventlog_RUN1.AU2]/1000" office:value-type="float" office:value="0" calcext:value-type="float">
            <text:p>0</text:p>
          </table:table-cell>
          <table:table-cell table:formula="of:=[eventlog_RUN1.AV2]/1000" office:value-type="float" office:value="0" calcext:value-type="float">
            <text:p>0</text:p>
          </table:table-cell>
          <table:table-cell table:formula="of:=[eventlog_RUN1.AW2]/1000" office:value-type="float" office:value="0" calcext:value-type="float">
            <text:p>0</text:p>
          </table:table-cell>
        </table:table-row>
        <table:table-row table:style-name="ro1">
          <table:table-cell table:formula="of:=[eventlog_RUN1.B3]/1000" office:value-type="float" office:value="0.001" calcext:value-type="float">
            <text:p>0.001</text:p>
          </table:table-cell>
          <table:table-cell table:formula="of:=[eventlog_RUN1.AM3]/1000" office:value-type="float" office:value="0" calcext:value-type="float">
            <text:p>0</text:p>
          </table:table-cell>
          <table:table-cell table:formula="of:=[eventlog_RUN1.AN3]/1000" office:value-type="float" office:value="0" calcext:value-type="float">
            <text:p>0</text:p>
          </table:table-cell>
          <table:table-cell table:formula="of:=[eventlog_RUN1.AO3]/1000" office:value-type="float" office:value="0.434" calcext:value-type="float">
            <text:p>0.434</text:p>
          </table:table-cell>
          <table:table-cell table:formula="of:=[eventlog_RUN1.AP3]/1000" office:value-type="float" office:value="0" calcext:value-type="float">
            <text:p>0</text:p>
          </table:table-cell>
          <table:table-cell table:formula="of:=[eventlog_RUN1.AQ3]/1000" office:value-type="float" office:value="0.421" calcext:value-type="float">
            <text:p>0.421</text:p>
          </table:table-cell>
          <table:table-cell table:formula="of:=[eventlog_RUN1.AR3]/1000" office:value-type="float" office:value="0.364" calcext:value-type="float">
            <text:p>0.364</text:p>
          </table:table-cell>
          <table:table-cell table:formula="of:=[eventlog_RUN1.AS3]/1000" office:value-type="float" office:value="0" calcext:value-type="float">
            <text:p>0</text:p>
          </table:table-cell>
          <table:table-cell table:formula="of:=[eventlog_RUN1.AT3]/1000" office:value-type="float" office:value="0" calcext:value-type="float">
            <text:p>0</text:p>
          </table:table-cell>
          <table:table-cell table:formula="of:=[eventlog_RUN1.AU3]/1000" office:value-type="float" office:value="0.435" calcext:value-type="float">
            <text:p>0.435</text:p>
          </table:table-cell>
          <table:table-cell table:formula="of:=[eventlog_RUN1.AV3]/1000" office:value-type="float" office:value="0.388" calcext:value-type="float">
            <text:p>0.388</text:p>
          </table:table-cell>
          <table:table-cell table:formula="of:=[eventlog_RUN1.AW3]/1000" office:value-type="float" office:value="0.396" calcext:value-type="float">
            <text:p>0.396</text:p>
          </table:table-cell>
        </table:table-row>
        <table:table-row table:style-name="ro1">
          <table:table-cell table:formula="of:=[eventlog_RUN1.B4]/1000" office:value-type="float" office:value="0.001" calcext:value-type="float">
            <text:p>0.001</text:p>
          </table:table-cell>
          <table:table-cell table:formula="of:=[eventlog_RUN1.AM4]/1000" office:value-type="float" office:value="0.33" calcext:value-type="float">
            <text:p>0.33</text:p>
          </table:table-cell>
          <table:table-cell table:formula="of:=[eventlog_RUN1.AN4]/1000" office:value-type="float" office:value="0.329" calcext:value-type="float">
            <text:p>0.329</text:p>
          </table:table-cell>
          <table:table-cell table:formula="of:=[eventlog_RUN1.AO4]/1000" office:value-type="float" office:value="0.341" calcext:value-type="float">
            <text:p>0.341</text:p>
          </table:table-cell>
          <table:table-cell table:formula="of:=[eventlog_RUN1.AP4]/1000" office:value-type="float" office:value="0.324" calcext:value-type="float">
            <text:p>0.324</text:p>
          </table:table-cell>
          <table:table-cell table:formula="of:=[eventlog_RUN1.AQ4]/1000" office:value-type="float" office:value="0.333" calcext:value-type="float">
            <text:p>0.333</text:p>
          </table:table-cell>
          <table:table-cell table:formula="of:=[eventlog_RUN1.AR4]/1000" office:value-type="float" office:value="0.328" calcext:value-type="float">
            <text:p>0.328</text:p>
          </table:table-cell>
          <table:table-cell table:formula="of:=[eventlog_RUN1.AS4]/1000" office:value-type="float" office:value="0.342" calcext:value-type="float">
            <text:p>0.342</text:p>
          </table:table-cell>
          <table:table-cell table:formula="of:=[eventlog_RUN1.AT4]/1000" office:value-type="float" office:value="0.336" calcext:value-type="float">
            <text:p>0.336</text:p>
          </table:table-cell>
          <table:table-cell table:formula="of:=[eventlog_RUN1.AU4]/1000" office:value-type="float" office:value="0.329" calcext:value-type="float">
            <text:p>0.329</text:p>
          </table:table-cell>
          <table:table-cell table:formula="of:=[eventlog_RUN1.AV4]/1000" office:value-type="float" office:value="0.333" calcext:value-type="float">
            <text:p>0.333</text:p>
          </table:table-cell>
          <table:table-cell table:formula="of:=[eventlog_RUN1.AW4]/1000" office:value-type="float" office:value="0.335" calcext:value-type="float">
            <text:p>0.335</text:p>
          </table:table-cell>
        </table:table-row>
        <table:table-row table:style-name="ro1">
          <table:table-cell table:formula="of:=[eventlog_RUN1.B5]/1000" office:value-type="float" office:value="0.005" calcext:value-type="float">
            <text:p>0.005</text:p>
          </table:table-cell>
          <table:table-cell table:formula="of:=[eventlog_RUN1.AM5]/1000" office:value-type="float" office:value="0.337" calcext:value-type="float">
            <text:p>0.337</text:p>
          </table:table-cell>
          <table:table-cell table:formula="of:=[eventlog_RUN1.AN5]/1000" office:value-type="float" office:value="0.335" calcext:value-type="float">
            <text:p>0.335</text:p>
          </table:table-cell>
          <table:table-cell table:formula="of:=[eventlog_RUN1.AO5]/1000" office:value-type="float" office:value="0.335" calcext:value-type="float">
            <text:p>0.335</text:p>
          </table:table-cell>
          <table:table-cell table:formula="of:=[eventlog_RUN1.AP5]/1000" office:value-type="float" office:value="0.334" calcext:value-type="float">
            <text:p>0.334</text:p>
          </table:table-cell>
          <table:table-cell table:formula="of:=[eventlog_RUN1.AQ5]/1000" office:value-type="float" office:value="0.337" calcext:value-type="float">
            <text:p>0.337</text:p>
          </table:table-cell>
          <table:table-cell table:formula="of:=[eventlog_RUN1.AR5]/1000" office:value-type="float" office:value="0.339" calcext:value-type="float">
            <text:p>0.339</text:p>
          </table:table-cell>
          <table:table-cell table:formula="of:=[eventlog_RUN1.AS5]/1000" office:value-type="float" office:value="0.336" calcext:value-type="float">
            <text:p>0.336</text:p>
          </table:table-cell>
          <table:table-cell table:formula="of:=[eventlog_RUN1.AT5]/1000" office:value-type="float" office:value="0.335" calcext:value-type="float">
            <text:p>0.335</text:p>
          </table:table-cell>
          <table:table-cell table:formula="of:=[eventlog_RUN1.AU5]/1000" office:value-type="float" office:value="0.333" calcext:value-type="float">
            <text:p>0.333</text:p>
          </table:table-cell>
          <table:table-cell table:formula="of:=[eventlog_RUN1.AV5]/1000" office:value-type="float" office:value="0.328" calcext:value-type="float">
            <text:p>0.328</text:p>
          </table:table-cell>
          <table:table-cell table:formula="of:=[eventlog_RUN1.AW5]/1000" office:value-type="float" office:value="0.331" calcext:value-type="float">
            <text:p>0.331</text:p>
          </table:table-cell>
        </table:table-row>
        <table:table-row table:style-name="ro1">
          <table:table-cell table:formula="of:=[eventlog_RUN1.B6]/1000" office:value-type="float" office:value="0.015" calcext:value-type="float">
            <text:p>0.015</text:p>
          </table:table-cell>
          <table:table-cell table:formula="of:=[eventlog_RUN1.AM6]/1000" office:value-type="float" office:value="0.328" calcext:value-type="float">
            <text:p>0.328</text:p>
          </table:table-cell>
          <table:table-cell table:formula="of:=[eventlog_RUN1.AN6]/1000" office:value-type="float" office:value="0.33" calcext:value-type="float">
            <text:p>0.33</text:p>
          </table:table-cell>
          <table:table-cell table:formula="of:=[eventlog_RUN1.AO6]/1000" office:value-type="float" office:value="0.328" calcext:value-type="float">
            <text:p>0.328</text:p>
          </table:table-cell>
          <table:table-cell table:formula="of:=[eventlog_RUN1.AP6]/1000" office:value-type="float" office:value="0.33" calcext:value-type="float">
            <text:p>0.33</text:p>
          </table:table-cell>
          <table:table-cell table:formula="of:=[eventlog_RUN1.AQ6]/1000" office:value-type="float" office:value="0.33" calcext:value-type="float">
            <text:p>0.33</text:p>
          </table:table-cell>
          <table:table-cell table:formula="of:=[eventlog_RUN1.AR6]/1000" office:value-type="float" office:value="0.329" calcext:value-type="float">
            <text:p>0.329</text:p>
          </table:table-cell>
          <table:table-cell table:formula="of:=[eventlog_RUN1.AS6]/1000" office:value-type="float" office:value="0.338" calcext:value-type="float">
            <text:p>0.338</text:p>
          </table:table-cell>
          <table:table-cell table:formula="of:=[eventlog_RUN1.AT6]/1000" office:value-type="float" office:value="0.331" calcext:value-type="float">
            <text:p>0.331</text:p>
          </table:table-cell>
          <table:table-cell table:formula="of:=[eventlog_RUN1.AU6]/1000" office:value-type="float" office:value="0.33" calcext:value-type="float">
            <text:p>0.33</text:p>
          </table:table-cell>
          <table:table-cell table:formula="of:=[eventlog_RUN1.AV6]/1000" office:value-type="float" office:value="0.333" calcext:value-type="float">
            <text:p>0.333</text:p>
          </table:table-cell>
          <table:table-cell table:formula="of:=[eventlog_RUN1.AW6]/1000" office:value-type="float" office:value="0.327" calcext:value-type="float">
            <text:p>0.327</text:p>
          </table:table-cell>
        </table:table-row>
        <table:table-row table:style-name="ro1">
          <table:table-cell table:formula="of:=[eventlog_RUN1.B7]/1000" office:value-type="float" office:value="0.017" calcext:value-type="float">
            <text:p>0.017</text:p>
          </table:table-cell>
          <table:table-cell table:formula="of:=[eventlog_RUN1.AM7]/1000" office:value-type="float" office:value="0.325" calcext:value-type="float">
            <text:p>0.325</text:p>
          </table:table-cell>
          <table:table-cell table:formula="of:=[eventlog_RUN1.AN7]/1000" office:value-type="float" office:value="0.327" calcext:value-type="float">
            <text:p>0.327</text:p>
          </table:table-cell>
          <table:table-cell table:formula="of:=[eventlog_RUN1.AO7]/1000" office:value-type="float" office:value="0.332" calcext:value-type="float">
            <text:p>0.332</text:p>
          </table:table-cell>
          <table:table-cell table:formula="of:=[eventlog_RUN1.AP7]/1000" office:value-type="float" office:value="0.332" calcext:value-type="float">
            <text:p>0.332</text:p>
          </table:table-cell>
          <table:table-cell table:formula="of:=[eventlog_RUN1.AQ7]/1000" office:value-type="float" office:value="0.335" calcext:value-type="float">
            <text:p>0.335</text:p>
          </table:table-cell>
          <table:table-cell table:formula="of:=[eventlog_RUN1.AR7]/1000" office:value-type="float" office:value="0.329" calcext:value-type="float">
            <text:p>0.329</text:p>
          </table:table-cell>
          <table:table-cell table:formula="of:=[eventlog_RUN1.AS7]/1000" office:value-type="float" office:value="0.324" calcext:value-type="float">
            <text:p>0.324</text:p>
          </table:table-cell>
          <table:table-cell table:formula="of:=[eventlog_RUN1.AT7]/1000" office:value-type="float" office:value="0.328" calcext:value-type="float">
            <text:p>0.328</text:p>
          </table:table-cell>
          <table:table-cell table:formula="of:=[eventlog_RUN1.AU7]/1000" office:value-type="float" office:value="0.335" calcext:value-type="float">
            <text:p>0.335</text:p>
          </table:table-cell>
          <table:table-cell table:formula="of:=[eventlog_RUN1.AV7]/1000" office:value-type="float" office:value="0.343" calcext:value-type="float">
            <text:p>0.343</text:p>
          </table:table-cell>
          <table:table-cell table:formula="of:=[eventlog_RUN1.AW7]/1000" office:value-type="float" office:value="0.329" calcext:value-type="float">
            <text:p>0.329</text:p>
          </table:table-cell>
        </table:table-row>
        <table:table-row table:style-name="ro1">
          <table:table-cell table:formula="of:=[eventlog_RUN1.B8]/1000" office:value-type="float" office:value="0.015" calcext:value-type="float">
            <text:p>0.015</text:p>
          </table:table-cell>
          <table:table-cell table:formula="of:=[eventlog_RUN1.AM8]/1000" office:value-type="float" office:value="0.335" calcext:value-type="float">
            <text:p>0.335</text:p>
          </table:table-cell>
          <table:table-cell table:formula="of:=[eventlog_RUN1.AN8]/1000" office:value-type="float" office:value="0.333" calcext:value-type="float">
            <text:p>0.333</text:p>
          </table:table-cell>
          <table:table-cell table:formula="of:=[eventlog_RUN1.AO8]/1000" office:value-type="float" office:value="0.328" calcext:value-type="float">
            <text:p>0.328</text:p>
          </table:table-cell>
          <table:table-cell table:formula="of:=[eventlog_RUN1.AP8]/1000" office:value-type="float" office:value="0.328" calcext:value-type="float">
            <text:p>0.328</text:p>
          </table:table-cell>
          <table:table-cell table:formula="of:=[eventlog_RUN1.AQ8]/1000" office:value-type="float" office:value="0.328" calcext:value-type="float">
            <text:p>0.328</text:p>
          </table:table-cell>
          <table:table-cell table:formula="of:=[eventlog_RUN1.AR8]/1000" office:value-type="float" office:value="0.333" calcext:value-type="float">
            <text:p>0.333</text:p>
          </table:table-cell>
          <table:table-cell table:formula="of:=[eventlog_RUN1.AS8]/1000" office:value-type="float" office:value="0.346" calcext:value-type="float">
            <text:p>0.346</text:p>
          </table:table-cell>
          <table:table-cell table:formula="of:=[eventlog_RUN1.AT8]/1000" office:value-type="float" office:value="0.331" calcext:value-type="float">
            <text:p>0.331</text:p>
          </table:table-cell>
          <table:table-cell table:formula="of:=[eventlog_RUN1.AU8]/1000" office:value-type="float" office:value="0.331" calcext:value-type="float">
            <text:p>0.331</text:p>
          </table:table-cell>
          <table:table-cell table:formula="of:=[eventlog_RUN1.AV8]/1000" office:value-type="float" office:value="0.33" calcext:value-type="float">
            <text:p>0.33</text:p>
          </table:table-cell>
          <table:table-cell table:formula="of:=[eventlog_RUN1.AW8]/1000" office:value-type="float" office:value="0.332" calcext:value-type="float">
            <text:p>0.332</text:p>
          </table:table-cell>
        </table:table-row>
        <table:table-row table:style-name="ro1">
          <table:table-cell table:formula="of:=[eventlog_RUN1.B9]/1000" office:value-type="float" office:value="0.018" calcext:value-type="float">
            <text:p>0.018</text:p>
          </table:table-cell>
          <table:table-cell table:formula="of:=[eventlog_RUN1.AM9]/1000" office:value-type="float" office:value="0.331" calcext:value-type="float">
            <text:p>0.331</text:p>
          </table:table-cell>
          <table:table-cell table:formula="of:=[eventlog_RUN1.AN9]/1000" office:value-type="float" office:value="0.334" calcext:value-type="float">
            <text:p>0.334</text:p>
          </table:table-cell>
          <table:table-cell table:formula="of:=[eventlog_RUN1.AO9]/1000" office:value-type="float" office:value="0.333" calcext:value-type="float">
            <text:p>0.333</text:p>
          </table:table-cell>
          <table:table-cell table:formula="of:=[eventlog_RUN1.AP9]/1000" office:value-type="float" office:value="0.332" calcext:value-type="float">
            <text:p>0.332</text:p>
          </table:table-cell>
          <table:table-cell table:formula="of:=[eventlog_RUN1.AQ9]/1000" office:value-type="float" office:value="0.33" calcext:value-type="float">
            <text:p>0.33</text:p>
          </table:table-cell>
          <table:table-cell table:formula="of:=[eventlog_RUN1.AR9]/1000" office:value-type="float" office:value="0.337" calcext:value-type="float">
            <text:p>0.337</text:p>
          </table:table-cell>
          <table:table-cell table:formula="of:=[eventlog_RUN1.AS9]/1000" office:value-type="float" office:value="0.342" calcext:value-type="float">
            <text:p>0.342</text:p>
          </table:table-cell>
          <table:table-cell table:formula="of:=[eventlog_RUN1.AT9]/1000" office:value-type="float" office:value="0.339" calcext:value-type="float">
            <text:p>0.339</text:p>
          </table:table-cell>
          <table:table-cell table:formula="of:=[eventlog_RUN1.AU9]/1000" office:value-type="float" office:value="0.329" calcext:value-type="float">
            <text:p>0.329</text:p>
          </table:table-cell>
          <table:table-cell table:formula="of:=[eventlog_RUN1.AV9]/1000" office:value-type="float" office:value="0.328" calcext:value-type="float">
            <text:p>0.328</text:p>
          </table:table-cell>
          <table:table-cell table:formula="of:=[eventlog_RUN1.AW9]/1000" office:value-type="float" office:value="0.327" calcext:value-type="float">
            <text:p>0.327</text:p>
          </table:table-cell>
        </table:table-row>
        <table:table-row table:style-name="ro1">
          <table:table-cell table:formula="of:=[eventlog_RUN1.B10]/1000" office:value-type="float" office:value="0.019" calcext:value-type="float">
            <text:p>0.019</text:p>
          </table:table-cell>
          <table:table-cell table:formula="of:=[eventlog_RUN1.AM10]/1000" office:value-type="float" office:value="0.332" calcext:value-type="float">
            <text:p>0.332</text:p>
          </table:table-cell>
          <table:table-cell table:formula="of:=[eventlog_RUN1.AN10]/1000" office:value-type="float" office:value="0.331" calcext:value-type="float">
            <text:p>0.331</text:p>
          </table:table-cell>
          <table:table-cell table:formula="of:=[eventlog_RUN1.AO10]/1000" office:value-type="float" office:value="0.326" calcext:value-type="float">
            <text:p>0.326</text:p>
          </table:table-cell>
          <table:table-cell table:formula="of:=[eventlog_RUN1.AP10]/1000" office:value-type="float" office:value="0.333" calcext:value-type="float">
            <text:p>0.333</text:p>
          </table:table-cell>
          <table:table-cell table:formula="of:=[eventlog_RUN1.AQ10]/1000" office:value-type="float" office:value="0.335" calcext:value-type="float">
            <text:p>0.335</text:p>
          </table:table-cell>
          <table:table-cell table:formula="of:=[eventlog_RUN1.AR10]/1000" office:value-type="float" office:value="0.336" calcext:value-type="float">
            <text:p>0.336</text:p>
          </table:table-cell>
          <table:table-cell table:formula="of:=[eventlog_RUN1.AS10]/1000" office:value-type="float" office:value="0.337" calcext:value-type="float">
            <text:p>0.337</text:p>
          </table:table-cell>
          <table:table-cell table:formula="of:=[eventlog_RUN1.AT10]/1000" office:value-type="float" office:value="0.333" calcext:value-type="float">
            <text:p>0.333</text:p>
          </table:table-cell>
          <table:table-cell table:formula="of:=[eventlog_RUN1.AU10]/1000" office:value-type="float" office:value="0.332" calcext:value-type="float">
            <text:p>0.332</text:p>
          </table:table-cell>
          <table:table-cell table:formula="of:=[eventlog_RUN1.AV10]/1000" office:value-type="float" office:value="0.335" calcext:value-type="float">
            <text:p>0.335</text:p>
          </table:table-cell>
          <table:table-cell table:formula="of:=[eventlog_RUN1.AW10]/1000" office:value-type="float" office:value="0.325" calcext:value-type="float">
            <text:p>0.325</text:p>
          </table:table-cell>
        </table:table-row>
        <table:table-row table:style-name="ro1">
          <table:table-cell table:formula="of:=[eventlog_RUN1.B11]/1000" office:value-type="float" office:value="0.017" calcext:value-type="float">
            <text:p>0.017</text:p>
          </table:table-cell>
          <table:table-cell table:formula="of:=[eventlog_RUN1.AM11]/1000" office:value-type="float" office:value="0.334" calcext:value-type="float">
            <text:p>0.334</text:p>
          </table:table-cell>
          <table:table-cell table:formula="of:=[eventlog_RUN1.AN11]/1000" office:value-type="float" office:value="0.33" calcext:value-type="float">
            <text:p>0.33</text:p>
          </table:table-cell>
          <table:table-cell table:formula="of:=[eventlog_RUN1.AO11]/1000" office:value-type="float" office:value="0.328" calcext:value-type="float">
            <text:p>0.328</text:p>
          </table:table-cell>
          <table:table-cell table:formula="of:=[eventlog_RUN1.AP11]/1000" office:value-type="float" office:value="0.332" calcext:value-type="float">
            <text:p>0.332</text:p>
          </table:table-cell>
          <table:table-cell table:formula="of:=[eventlog_RUN1.AQ11]/1000" office:value-type="float" office:value="0.33" calcext:value-type="float">
            <text:p>0.33</text:p>
          </table:table-cell>
          <table:table-cell table:formula="of:=[eventlog_RUN1.AR11]/1000" office:value-type="float" office:value="0.332" calcext:value-type="float">
            <text:p>0.332</text:p>
          </table:table-cell>
          <table:table-cell table:formula="of:=[eventlog_RUN1.AS11]/1000" office:value-type="float" office:value="0.335" calcext:value-type="float">
            <text:p>0.335</text:p>
          </table:table-cell>
          <table:table-cell table:formula="of:=[eventlog_RUN1.AT11]/1000" office:value-type="float" office:value="0.334" calcext:value-type="float">
            <text:p>0.334</text:p>
          </table:table-cell>
          <table:table-cell table:formula="of:=[eventlog_RUN1.AU11]/1000" office:value-type="float" office:value="0.33" calcext:value-type="float">
            <text:p>0.33</text:p>
          </table:table-cell>
          <table:table-cell table:formula="of:=[eventlog_RUN1.AV11]/1000" office:value-type="float" office:value="0.325" calcext:value-type="float">
            <text:p>0.325</text:p>
          </table:table-cell>
          <table:table-cell table:formula="of:=[eventlog_RUN1.AW11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12]/1000" office:value-type="float" office:value="0.018" calcext:value-type="float">
            <text:p>0.018</text:p>
          </table:table-cell>
          <table:table-cell table:formula="of:=[eventlog_RUN1.AM12]/1000" office:value-type="float" office:value="0.332" calcext:value-type="float">
            <text:p>0.332</text:p>
          </table:table-cell>
          <table:table-cell table:formula="of:=[eventlog_RUN1.AN12]/1000" office:value-type="float" office:value="0.329" calcext:value-type="float">
            <text:p>0.329</text:p>
          </table:table-cell>
          <table:table-cell table:formula="of:=[eventlog_RUN1.AO12]/1000" office:value-type="float" office:value="0.33" calcext:value-type="float">
            <text:p>0.33</text:p>
          </table:table-cell>
          <table:table-cell table:formula="of:=[eventlog_RUN1.AP12]/1000" office:value-type="float" office:value="0.329" calcext:value-type="float">
            <text:p>0.329</text:p>
          </table:table-cell>
          <table:table-cell table:formula="of:=[eventlog_RUN1.AQ12]/1000" office:value-type="float" office:value="0.331" calcext:value-type="float">
            <text:p>0.331</text:p>
          </table:table-cell>
          <table:table-cell table:formula="of:=[eventlog_RUN1.AR12]/1000" office:value-type="float" office:value="0.335" calcext:value-type="float">
            <text:p>0.335</text:p>
          </table:table-cell>
          <table:table-cell table:formula="of:=[eventlog_RUN1.AS12]/1000" office:value-type="float" office:value="0.331" calcext:value-type="float">
            <text:p>0.331</text:p>
          </table:table-cell>
          <table:table-cell table:formula="of:=[eventlog_RUN1.AT12]/1000" office:value-type="float" office:value="0.33" calcext:value-type="float">
            <text:p>0.33</text:p>
          </table:table-cell>
          <table:table-cell table:formula="of:=[eventlog_RUN1.AU12]/1000" office:value-type="float" office:value="0.332" calcext:value-type="float">
            <text:p>0.332</text:p>
          </table:table-cell>
          <table:table-cell table:formula="of:=[eventlog_RUN1.AV12]/1000" office:value-type="float" office:value="0.333" calcext:value-type="float">
            <text:p>0.333</text:p>
          </table:table-cell>
          <table:table-cell table:formula="of:=[eventlog_RUN1.AW12]/1000" office:value-type="float" office:value="0.329" calcext:value-type="float">
            <text:p>0.329</text:p>
          </table:table-cell>
        </table:table-row>
        <table:table-row table:style-name="ro1">
          <table:table-cell table:formula="of:=[eventlog_RUN1.B13]/1000" office:value-type="float" office:value="0.023" calcext:value-type="float">
            <text:p>0.023</text:p>
          </table:table-cell>
          <table:table-cell table:formula="of:=[eventlog_RUN1.AM13]/1000" office:value-type="float" office:value="0.336" calcext:value-type="float">
            <text:p>0.336</text:p>
          </table:table-cell>
          <table:table-cell table:formula="of:=[eventlog_RUN1.AN13]/1000" office:value-type="float" office:value="0.333" calcext:value-type="float">
            <text:p>0.333</text:p>
          </table:table-cell>
          <table:table-cell table:formula="of:=[eventlog_RUN1.AO13]/1000" office:value-type="float" office:value="0.33" calcext:value-type="float">
            <text:p>0.33</text:p>
          </table:table-cell>
          <table:table-cell table:formula="of:=[eventlog_RUN1.AP13]/1000" office:value-type="float" office:value="0.332" calcext:value-type="float">
            <text:p>0.332</text:p>
          </table:table-cell>
          <table:table-cell table:formula="of:=[eventlog_RUN1.AQ13]/1000" office:value-type="float" office:value="0.331" calcext:value-type="float">
            <text:p>0.331</text:p>
          </table:table-cell>
          <table:table-cell table:formula="of:=[eventlog_RUN1.AR13]/1000" office:value-type="float" office:value="0.331" calcext:value-type="float">
            <text:p>0.331</text:p>
          </table:table-cell>
          <table:table-cell table:formula="of:=[eventlog_RUN1.AS13]/1000" office:value-type="float" office:value="0.334" calcext:value-type="float">
            <text:p>0.334</text:p>
          </table:table-cell>
          <table:table-cell table:formula="of:=[eventlog_RUN1.AT13]/1000" office:value-type="float" office:value="0.333" calcext:value-type="float">
            <text:p>0.333</text:p>
          </table:table-cell>
          <table:table-cell table:formula="of:=[eventlog_RUN1.AU13]/1000" office:value-type="float" office:value="0.331" calcext:value-type="float">
            <text:p>0.331</text:p>
          </table:table-cell>
          <table:table-cell table:formula="of:=[eventlog_RUN1.AV13]/1000" office:value-type="float" office:value="0.334" calcext:value-type="float">
            <text:p>0.334</text:p>
          </table:table-cell>
          <table:table-cell table:formula="of:=[eventlog_RUN1.AW13]/1000" office:value-type="float" office:value="0.329" calcext:value-type="float">
            <text:p>0.329</text:p>
          </table:table-cell>
        </table:table-row>
        <table:table-row table:style-name="ro1">
          <table:table-cell table:formula="of:=[eventlog_RUN1.B14]/1000" office:value-type="float" office:value="0.019" calcext:value-type="float">
            <text:p>0.019</text:p>
          </table:table-cell>
          <table:table-cell table:formula="of:=[eventlog_RUN1.AM14]/1000" office:value-type="float" office:value="0.329" calcext:value-type="float">
            <text:p>0.329</text:p>
          </table:table-cell>
          <table:table-cell table:formula="of:=[eventlog_RUN1.AN14]/1000" office:value-type="float" office:value="0.325" calcext:value-type="float">
            <text:p>0.325</text:p>
          </table:table-cell>
          <table:table-cell table:formula="of:=[eventlog_RUN1.AO14]/1000" office:value-type="float" office:value="0.329" calcext:value-type="float">
            <text:p>0.329</text:p>
          </table:table-cell>
          <table:table-cell table:formula="of:=[eventlog_RUN1.AP14]/1000" office:value-type="float" office:value="0.326" calcext:value-type="float">
            <text:p>0.326</text:p>
          </table:table-cell>
          <table:table-cell table:formula="of:=[eventlog_RUN1.AQ14]/1000" office:value-type="float" office:value="0.327" calcext:value-type="float">
            <text:p>0.327</text:p>
          </table:table-cell>
          <table:table-cell table:formula="of:=[eventlog_RUN1.AR14]/1000" office:value-type="float" office:value="0.331" calcext:value-type="float">
            <text:p>0.331</text:p>
          </table:table-cell>
          <table:table-cell table:formula="of:=[eventlog_RUN1.AS14]/1000" office:value-type="float" office:value="0.333" calcext:value-type="float">
            <text:p>0.333</text:p>
          </table:table-cell>
          <table:table-cell table:formula="of:=[eventlog_RUN1.AT14]/1000" office:value-type="float" office:value="0.327" calcext:value-type="float">
            <text:p>0.327</text:p>
          </table:table-cell>
          <table:table-cell table:formula="of:=[eventlog_RUN1.AU14]/1000" office:value-type="float" office:value="0.326" calcext:value-type="float">
            <text:p>0.326</text:p>
          </table:table-cell>
          <table:table-cell table:formula="of:=[eventlog_RUN1.AV14]/1000" office:value-type="float" office:value="0.327" calcext:value-type="float">
            <text:p>0.327</text:p>
          </table:table-cell>
          <table:table-cell table:formula="of:=[eventlog_RUN1.AW14]/1000" office:value-type="float" office:value="0.334" calcext:value-type="float">
            <text:p>0.334</text:p>
          </table:table-cell>
        </table:table-row>
        <table:table-row table:style-name="ro1">
          <table:table-cell table:formula="of:=[eventlog_RUN1.B15]/1000" office:value-type="float" office:value="0.017" calcext:value-type="float">
            <text:p>0.017</text:p>
          </table:table-cell>
          <table:table-cell table:formula="of:=[eventlog_RUN1.AM15]/1000" office:value-type="float" office:value="0.328" calcext:value-type="float">
            <text:p>0.328</text:p>
          </table:table-cell>
          <table:table-cell table:formula="of:=[eventlog_RUN1.AN15]/1000" office:value-type="float" office:value="0.329" calcext:value-type="float">
            <text:p>0.329</text:p>
          </table:table-cell>
          <table:table-cell table:formula="of:=[eventlog_RUN1.AO15]/1000" office:value-type="float" office:value="0.33" calcext:value-type="float">
            <text:p>0.33</text:p>
          </table:table-cell>
          <table:table-cell table:formula="of:=[eventlog_RUN1.AP15]/1000" office:value-type="float" office:value="0.331" calcext:value-type="float">
            <text:p>0.331</text:p>
          </table:table-cell>
          <table:table-cell table:formula="of:=[eventlog_RUN1.AQ15]/1000" office:value-type="float" office:value="0.327" calcext:value-type="float">
            <text:p>0.327</text:p>
          </table:table-cell>
          <table:table-cell table:formula="of:=[eventlog_RUN1.AR15]/1000" office:value-type="float" office:value="0.33" calcext:value-type="float">
            <text:p>0.33</text:p>
          </table:table-cell>
          <table:table-cell table:formula="of:=[eventlog_RUN1.AS15]/1000" office:value-type="float" office:value="0.33" calcext:value-type="float">
            <text:p>0.33</text:p>
          </table:table-cell>
          <table:table-cell table:formula="of:=[eventlog_RUN1.AT15]/1000" office:value-type="float" office:value="0.332" calcext:value-type="float">
            <text:p>0.332</text:p>
          </table:table-cell>
          <table:table-cell table:formula="of:=[eventlog_RUN1.AU15]/1000" office:value-type="float" office:value="0.335" calcext:value-type="float">
            <text:p>0.335</text:p>
          </table:table-cell>
          <table:table-cell table:formula="of:=[eventlog_RUN1.AV15]/1000" office:value-type="float" office:value="0.336" calcext:value-type="float">
            <text:p>0.336</text:p>
          </table:table-cell>
          <table:table-cell table:formula="of:=[eventlog_RUN1.AW15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16]/1000" office:value-type="float" office:value="0.023" calcext:value-type="float">
            <text:p>0.023</text:p>
          </table:table-cell>
          <table:table-cell table:formula="of:=[eventlog_RUN1.AM16]/1000" office:value-type="float" office:value="0.33" calcext:value-type="float">
            <text:p>0.33</text:p>
          </table:table-cell>
          <table:table-cell table:formula="of:=[eventlog_RUN1.AN16]/1000" office:value-type="float" office:value="0.33" calcext:value-type="float">
            <text:p>0.33</text:p>
          </table:table-cell>
          <table:table-cell table:formula="of:=[eventlog_RUN1.AO16]/1000" office:value-type="float" office:value="0.323" calcext:value-type="float">
            <text:p>0.323</text:p>
          </table:table-cell>
          <table:table-cell table:formula="of:=[eventlog_RUN1.AP16]/1000" office:value-type="float" office:value="0.33" calcext:value-type="float">
            <text:p>0.33</text:p>
          </table:table-cell>
          <table:table-cell table:formula="of:=[eventlog_RUN1.AQ16]/1000" office:value-type="float" office:value="0.33" calcext:value-type="float">
            <text:p>0.33</text:p>
          </table:table-cell>
          <table:table-cell table:formula="of:=[eventlog_RUN1.AR16]/1000" office:value-type="float" office:value="0.332" calcext:value-type="float">
            <text:p>0.332</text:p>
          </table:table-cell>
          <table:table-cell table:formula="of:=[eventlog_RUN1.AS16]/1000" office:value-type="float" office:value="0.33" calcext:value-type="float">
            <text:p>0.33</text:p>
          </table:table-cell>
          <table:table-cell table:formula="of:=[eventlog_RUN1.AT16]/1000" office:value-type="float" office:value="0.329" calcext:value-type="float">
            <text:p>0.329</text:p>
          </table:table-cell>
          <table:table-cell table:formula="of:=[eventlog_RUN1.AU16]/1000" office:value-type="float" office:value="0.328" calcext:value-type="float">
            <text:p>0.328</text:p>
          </table:table-cell>
          <table:table-cell table:formula="of:=[eventlog_RUN1.AV16]/1000" office:value-type="float" office:value="0.328" calcext:value-type="float">
            <text:p>0.328</text:p>
          </table:table-cell>
          <table:table-cell table:formula="of:=[eventlog_RUN1.AW16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17]/1000" office:value-type="float" office:value="0.017" calcext:value-type="float">
            <text:p>0.017</text:p>
          </table:table-cell>
          <table:table-cell table:formula="of:=[eventlog_RUN1.AM17]/1000" office:value-type="float" office:value="0.335" calcext:value-type="float">
            <text:p>0.335</text:p>
          </table:table-cell>
          <table:table-cell table:formula="of:=[eventlog_RUN1.AN17]/1000" office:value-type="float" office:value="0.323" calcext:value-type="float">
            <text:p>0.323</text:p>
          </table:table-cell>
          <table:table-cell table:formula="of:=[eventlog_RUN1.AO17]/1000" office:value-type="float" office:value="0.334" calcext:value-type="float">
            <text:p>0.334</text:p>
          </table:table-cell>
          <table:table-cell table:formula="of:=[eventlog_RUN1.AP17]/1000" office:value-type="float" office:value="0.332" calcext:value-type="float">
            <text:p>0.332</text:p>
          </table:table-cell>
          <table:table-cell table:formula="of:=[eventlog_RUN1.AQ17]/1000" office:value-type="float" office:value="0.333" calcext:value-type="float">
            <text:p>0.333</text:p>
          </table:table-cell>
          <table:table-cell table:formula="of:=[eventlog_RUN1.AR17]/1000" office:value-type="float" office:value="0.331" calcext:value-type="float">
            <text:p>0.331</text:p>
          </table:table-cell>
          <table:table-cell table:formula="of:=[eventlog_RUN1.AS17]/1000" office:value-type="float" office:value="0.331" calcext:value-type="float">
            <text:p>0.331</text:p>
          </table:table-cell>
          <table:table-cell table:formula="of:=[eventlog_RUN1.AT17]/1000" office:value-type="float" office:value="0.33" calcext:value-type="float">
            <text:p>0.33</text:p>
          </table:table-cell>
          <table:table-cell table:formula="of:=[eventlog_RUN1.AU17]/1000" office:value-type="float" office:value="0.33" calcext:value-type="float">
            <text:p>0.33</text:p>
          </table:table-cell>
          <table:table-cell table:formula="of:=[eventlog_RUN1.AV17]/1000" office:value-type="float" office:value="0.333" calcext:value-type="float">
            <text:p>0.333</text:p>
          </table:table-cell>
          <table:table-cell table:formula="of:=[eventlog_RUN1.AW17]/1000" office:value-type="float" office:value="0.328" calcext:value-type="float">
            <text:p>0.328</text:p>
          </table:table-cell>
        </table:table-row>
        <table:table-row table:style-name="ro1">
          <table:table-cell table:formula="of:=[eventlog_RUN1.B18]/1000" office:value-type="float" office:value="0.016" calcext:value-type="float">
            <text:p>0.016</text:p>
          </table:table-cell>
          <table:table-cell table:formula="of:=[eventlog_RUN1.AM18]/1000" office:value-type="float" office:value="0.327" calcext:value-type="float">
            <text:p>0.327</text:p>
          </table:table-cell>
          <table:table-cell table:formula="of:=[eventlog_RUN1.AN18]/1000" office:value-type="float" office:value="0.334" calcext:value-type="float">
            <text:p>0.334</text:p>
          </table:table-cell>
          <table:table-cell table:formula="of:=[eventlog_RUN1.AO18]/1000" office:value-type="float" office:value="0.33" calcext:value-type="float">
            <text:p>0.33</text:p>
          </table:table-cell>
          <table:table-cell table:formula="of:=[eventlog_RUN1.AP18]/1000" office:value-type="float" office:value="0.331" calcext:value-type="float">
            <text:p>0.331</text:p>
          </table:table-cell>
          <table:table-cell table:formula="of:=[eventlog_RUN1.AQ18]/1000" office:value-type="float" office:value="0.329" calcext:value-type="float">
            <text:p>0.329</text:p>
          </table:table-cell>
          <table:table-cell table:formula="of:=[eventlog_RUN1.AR18]/1000" office:value-type="float" office:value="0.329" calcext:value-type="float">
            <text:p>0.329</text:p>
          </table:table-cell>
          <table:table-cell table:formula="of:=[eventlog_RUN1.AS18]/1000" office:value-type="float" office:value="0.33" calcext:value-type="float">
            <text:p>0.33</text:p>
          </table:table-cell>
          <table:table-cell table:formula="of:=[eventlog_RUN1.AT18]/1000" office:value-type="float" office:value="0.33" calcext:value-type="float">
            <text:p>0.33</text:p>
          </table:table-cell>
          <table:table-cell table:formula="of:=[eventlog_RUN1.AU18]/1000" office:value-type="float" office:value="0.33" calcext:value-type="float">
            <text:p>0.33</text:p>
          </table:table-cell>
          <table:table-cell table:formula="of:=[eventlog_RUN1.AV18]/1000" office:value-type="float" office:value="0.328" calcext:value-type="float">
            <text:p>0.328</text:p>
          </table:table-cell>
          <table:table-cell table:formula="of:=[eventlog_RUN1.AW18]/1000" office:value-type="float" office:value="0.334" calcext:value-type="float">
            <text:p>0.334</text:p>
          </table:table-cell>
        </table:table-row>
        <table:table-row table:style-name="ro1">
          <table:table-cell table:formula="of:=[eventlog_RUN1.B19]/1000" office:value-type="float" office:value="0.02" calcext:value-type="float">
            <text:p>0.02</text:p>
          </table:table-cell>
          <table:table-cell table:formula="of:=[eventlog_RUN1.AM19]/1000" office:value-type="float" office:value="0.333" calcext:value-type="float">
            <text:p>0.333</text:p>
          </table:table-cell>
          <table:table-cell table:formula="of:=[eventlog_RUN1.AN19]/1000" office:value-type="float" office:value="0.331" calcext:value-type="float">
            <text:p>0.331</text:p>
          </table:table-cell>
          <table:table-cell table:formula="of:=[eventlog_RUN1.AO19]/1000" office:value-type="float" office:value="0.328" calcext:value-type="float">
            <text:p>0.328</text:p>
          </table:table-cell>
          <table:table-cell table:formula="of:=[eventlog_RUN1.AP19]/1000" office:value-type="float" office:value="0.332" calcext:value-type="float">
            <text:p>0.332</text:p>
          </table:table-cell>
          <table:table-cell table:formula="of:=[eventlog_RUN1.AQ19]/1000" office:value-type="float" office:value="0.334" calcext:value-type="float">
            <text:p>0.334</text:p>
          </table:table-cell>
          <table:table-cell table:formula="of:=[eventlog_RUN1.AR19]/1000" office:value-type="float" office:value="0.331" calcext:value-type="float">
            <text:p>0.331</text:p>
          </table:table-cell>
          <table:table-cell table:formula="of:=[eventlog_RUN1.AS19]/1000" office:value-type="float" office:value="0.328" calcext:value-type="float">
            <text:p>0.328</text:p>
          </table:table-cell>
          <table:table-cell table:formula="of:=[eventlog_RUN1.AT19]/1000" office:value-type="float" office:value="0.328" calcext:value-type="float">
            <text:p>0.328</text:p>
          </table:table-cell>
          <table:table-cell table:formula="of:=[eventlog_RUN1.AU19]/1000" office:value-type="float" office:value="0.335" calcext:value-type="float">
            <text:p>0.335</text:p>
          </table:table-cell>
          <table:table-cell table:formula="of:=[eventlog_RUN1.AV19]/1000" office:value-type="float" office:value="0.33" calcext:value-type="float">
            <text:p>0.33</text:p>
          </table:table-cell>
          <table:table-cell table:formula="of:=[eventlog_RUN1.AW19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20]/1000" office:value-type="float" office:value="0.018" calcext:value-type="float">
            <text:p>0.018</text:p>
          </table:table-cell>
          <table:table-cell table:formula="of:=[eventlog_RUN1.AM20]/1000" office:value-type="float" office:value="0.331" calcext:value-type="float">
            <text:p>0.331</text:p>
          </table:table-cell>
          <table:table-cell table:formula="of:=[eventlog_RUN1.AN20]/1000" office:value-type="float" office:value="0.33" calcext:value-type="float">
            <text:p>0.33</text:p>
          </table:table-cell>
          <table:table-cell table:formula="of:=[eventlog_RUN1.AO20]/1000" office:value-type="float" office:value="0.334" calcext:value-type="float">
            <text:p>0.334</text:p>
          </table:table-cell>
          <table:table-cell table:formula="of:=[eventlog_RUN1.AP20]/1000" office:value-type="float" office:value="0.327" calcext:value-type="float">
            <text:p>0.327</text:p>
          </table:table-cell>
          <table:table-cell table:formula="of:=[eventlog_RUN1.AQ20]/1000" office:value-type="float" office:value="0.332" calcext:value-type="float">
            <text:p>0.332</text:p>
          </table:table-cell>
          <table:table-cell table:formula="of:=[eventlog_RUN1.AR20]/1000" office:value-type="float" office:value="0.329" calcext:value-type="float">
            <text:p>0.329</text:p>
          </table:table-cell>
          <table:table-cell table:formula="of:=[eventlog_RUN1.AS20]/1000" office:value-type="float" office:value="0.329" calcext:value-type="float">
            <text:p>0.329</text:p>
          </table:table-cell>
          <table:table-cell table:formula="of:=[eventlog_RUN1.AT20]/1000" office:value-type="float" office:value="0.333" calcext:value-type="float">
            <text:p>0.333</text:p>
          </table:table-cell>
          <table:table-cell table:formula="of:=[eventlog_RUN1.AU20]/1000" office:value-type="float" office:value="0.329" calcext:value-type="float">
            <text:p>0.329</text:p>
          </table:table-cell>
          <table:table-cell table:formula="of:=[eventlog_RUN1.AV20]/1000" office:value-type="float" office:value="0.33" calcext:value-type="float">
            <text:p>0.33</text:p>
          </table:table-cell>
          <table:table-cell table:formula="of:=[eventlog_RUN1.AW20]/1000" office:value-type="float" office:value="0.331" calcext:value-type="float">
            <text:p>0.331</text:p>
          </table:table-cell>
        </table:table-row>
        <table:table-row table:style-name="ro1">
          <table:table-cell table:formula="of:=[eventlog_RUN1.B21]/1000" office:value-type="float" office:value="0.019" calcext:value-type="float">
            <text:p>0.019</text:p>
          </table:table-cell>
          <table:table-cell table:formula="of:=[eventlog_RUN1.AM21]/1000" office:value-type="float" office:value="0.333" calcext:value-type="float">
            <text:p>0.333</text:p>
          </table:table-cell>
          <table:table-cell table:formula="of:=[eventlog_RUN1.AN21]/1000" office:value-type="float" office:value="0.331" calcext:value-type="float">
            <text:p>0.331</text:p>
          </table:table-cell>
          <table:table-cell table:formula="of:=[eventlog_RUN1.AO21]/1000" office:value-type="float" office:value="0.331" calcext:value-type="float">
            <text:p>0.331</text:p>
          </table:table-cell>
          <table:table-cell table:formula="of:=[eventlog_RUN1.AP21]/1000" office:value-type="float" office:value="0.332" calcext:value-type="float">
            <text:p>0.332</text:p>
          </table:table-cell>
          <table:table-cell table:formula="of:=[eventlog_RUN1.AQ21]/1000" office:value-type="float" office:value="0.327" calcext:value-type="float">
            <text:p>0.327</text:p>
          </table:table-cell>
          <table:table-cell table:formula="of:=[eventlog_RUN1.AR21]/1000" office:value-type="float" office:value="0.337" calcext:value-type="float">
            <text:p>0.337</text:p>
          </table:table-cell>
          <table:table-cell table:formula="of:=[eventlog_RUN1.AS21]/1000" office:value-type="float" office:value="0.335" calcext:value-type="float">
            <text:p>0.335</text:p>
          </table:table-cell>
          <table:table-cell table:formula="of:=[eventlog_RUN1.AT21]/1000" office:value-type="float" office:value="0.331" calcext:value-type="float">
            <text:p>0.331</text:p>
          </table:table-cell>
          <table:table-cell table:formula="of:=[eventlog_RUN1.AU21]/1000" office:value-type="float" office:value="0.331" calcext:value-type="float">
            <text:p>0.331</text:p>
          </table:table-cell>
          <table:table-cell table:formula="of:=[eventlog_RUN1.AV21]/1000" office:value-type="float" office:value="0.329" calcext:value-type="float">
            <text:p>0.329</text:p>
          </table:table-cell>
          <table:table-cell table:formula="of:=[eventlog_RUN1.AW21]/1000" office:value-type="float" office:value="0.329" calcext:value-type="float">
            <text:p>0.329</text:p>
          </table:table-cell>
        </table:table-row>
        <table:table-row table:style-name="ro1">
          <table:table-cell table:formula="of:=[eventlog_RUN1.B22]/1000" office:value-type="float" office:value="0.016" calcext:value-type="float">
            <text:p>0.016</text:p>
          </table:table-cell>
          <table:table-cell table:formula="of:=[eventlog_RUN1.AM22]/1000" office:value-type="float" office:value="0.332" calcext:value-type="float">
            <text:p>0.332</text:p>
          </table:table-cell>
          <table:table-cell table:formula="of:=[eventlog_RUN1.AN22]/1000" office:value-type="float" office:value="0.333" calcext:value-type="float">
            <text:p>0.333</text:p>
          </table:table-cell>
          <table:table-cell table:formula="of:=[eventlog_RUN1.AO22]/1000" office:value-type="float" office:value="0.331" calcext:value-type="float">
            <text:p>0.331</text:p>
          </table:table-cell>
          <table:table-cell table:formula="of:=[eventlog_RUN1.AP22]/1000" office:value-type="float" office:value="0.332" calcext:value-type="float">
            <text:p>0.332</text:p>
          </table:table-cell>
          <table:table-cell table:formula="of:=[eventlog_RUN1.AQ22]/1000" office:value-type="float" office:value="0.33" calcext:value-type="float">
            <text:p>0.33</text:p>
          </table:table-cell>
          <table:table-cell table:formula="of:=[eventlog_RUN1.AR22]/1000" office:value-type="float" office:value="0.333" calcext:value-type="float">
            <text:p>0.333</text:p>
          </table:table-cell>
          <table:table-cell table:formula="of:=[eventlog_RUN1.AS22]/1000" office:value-type="float" office:value="0.33" calcext:value-type="float">
            <text:p>0.33</text:p>
          </table:table-cell>
          <table:table-cell table:formula="of:=[eventlog_RUN1.AT22]/1000" office:value-type="float" office:value="0.328" calcext:value-type="float">
            <text:p>0.328</text:p>
          </table:table-cell>
          <table:table-cell table:formula="of:=[eventlog_RUN1.AU22]/1000" office:value-type="float" office:value="0.329" calcext:value-type="float">
            <text:p>0.329</text:p>
          </table:table-cell>
          <table:table-cell table:formula="of:=[eventlog_RUN1.AV22]/1000" office:value-type="float" office:value="0.329" calcext:value-type="float">
            <text:p>0.329</text:p>
          </table:table-cell>
          <table:table-cell table:formula="of:=[eventlog_RUN1.AW22]/1000" office:value-type="float" office:value="0.334" calcext:value-type="float">
            <text:p>0.334</text:p>
          </table:table-cell>
        </table:table-row>
        <table:table-row table:style-name="ro1">
          <table:table-cell table:formula="of:=[eventlog_RUN1.B23]/1000" office:value-type="float" office:value="0.006" calcext:value-type="float">
            <text:p>0.006</text:p>
          </table:table-cell>
          <table:table-cell table:formula="of:=[eventlog_RUN1.AM23]/1000" office:value-type="float" office:value="0.329" calcext:value-type="float">
            <text:p>0.329</text:p>
          </table:table-cell>
          <table:table-cell table:formula="of:=[eventlog_RUN1.AN23]/1000" office:value-type="float" office:value="0.331" calcext:value-type="float">
            <text:p>0.331</text:p>
          </table:table-cell>
          <table:table-cell table:formula="of:=[eventlog_RUN1.AO23]/1000" office:value-type="float" office:value="0.331" calcext:value-type="float">
            <text:p>0.331</text:p>
          </table:table-cell>
          <table:table-cell table:formula="of:=[eventlog_RUN1.AP23]/1000" office:value-type="float" office:value="0.331" calcext:value-type="float">
            <text:p>0.331</text:p>
          </table:table-cell>
          <table:table-cell table:formula="of:=[eventlog_RUN1.AQ23]/1000" office:value-type="float" office:value="0.336" calcext:value-type="float">
            <text:p>0.336</text:p>
          </table:table-cell>
          <table:table-cell table:formula="of:=[eventlog_RUN1.AR23]/1000" office:value-type="float" office:value="0.328" calcext:value-type="float">
            <text:p>0.328</text:p>
          </table:table-cell>
          <table:table-cell table:formula="of:=[eventlog_RUN1.AS23]/1000" office:value-type="float" office:value="0.332" calcext:value-type="float">
            <text:p>0.332</text:p>
          </table:table-cell>
          <table:table-cell table:formula="of:=[eventlog_RUN1.AT23]/1000" office:value-type="float" office:value="0.333" calcext:value-type="float">
            <text:p>0.333</text:p>
          </table:table-cell>
          <table:table-cell table:formula="of:=[eventlog_RUN1.AU23]/1000" office:value-type="float" office:value="0.336" calcext:value-type="float">
            <text:p>0.336</text:p>
          </table:table-cell>
          <table:table-cell table:formula="of:=[eventlog_RUN1.AV23]/1000" office:value-type="float" office:value="0.335" calcext:value-type="float">
            <text:p>0.335</text:p>
          </table:table-cell>
          <table:table-cell table:formula="of:=[eventlog_RUN1.AW23]/1000" office:value-type="float" office:value="0.333" calcext:value-type="float">
            <text:p>0.333</text:p>
          </table:table-cell>
        </table:table-row>
        <table:table-row table:style-name="ro1">
          <table:table-cell table:formula="of:=[eventlog_RUN1.B24]/1000" office:value-type="float" office:value="0.012" calcext:value-type="float">
            <text:p>0.012</text:p>
          </table:table-cell>
          <table:table-cell table:formula="of:=[eventlog_RUN1.AM24]/1000" office:value-type="float" office:value="0.33" calcext:value-type="float">
            <text:p>0.33</text:p>
          </table:table-cell>
          <table:table-cell table:formula="of:=[eventlog_RUN1.AN24]/1000" office:value-type="float" office:value="0.334" calcext:value-type="float">
            <text:p>0.334</text:p>
          </table:table-cell>
          <table:table-cell table:formula="of:=[eventlog_RUN1.AO24]/1000" office:value-type="float" office:value="0.332" calcext:value-type="float">
            <text:p>0.332</text:p>
          </table:table-cell>
          <table:table-cell table:formula="of:=[eventlog_RUN1.AP24]/1000" office:value-type="float" office:value="0.331" calcext:value-type="float">
            <text:p>0.331</text:p>
          </table:table-cell>
          <table:table-cell table:formula="of:=[eventlog_RUN1.AQ24]/1000" office:value-type="float" office:value="0.33" calcext:value-type="float">
            <text:p>0.33</text:p>
          </table:table-cell>
          <table:table-cell table:formula="of:=[eventlog_RUN1.AR24]/1000" office:value-type="float" office:value="0.333" calcext:value-type="float">
            <text:p>0.333</text:p>
          </table:table-cell>
          <table:table-cell table:formula="of:=[eventlog_RUN1.AS24]/1000" office:value-type="float" office:value="0.329" calcext:value-type="float">
            <text:p>0.329</text:p>
          </table:table-cell>
          <table:table-cell table:formula="of:=[eventlog_RUN1.AT24]/1000" office:value-type="float" office:value="0.329" calcext:value-type="float">
            <text:p>0.329</text:p>
          </table:table-cell>
          <table:table-cell table:formula="of:=[eventlog_RUN1.AU24]/1000" office:value-type="float" office:value="0.333" calcext:value-type="float">
            <text:p>0.333</text:p>
          </table:table-cell>
          <table:table-cell table:formula="of:=[eventlog_RUN1.AV24]/1000" office:value-type="float" office:value="0.331" calcext:value-type="float">
            <text:p>0.331</text:p>
          </table:table-cell>
          <table:table-cell table:formula="of:=[eventlog_RUN1.AW24]/1000" office:value-type="float" office:value="0.331" calcext:value-type="float">
            <text:p>0.331</text:p>
          </table:table-cell>
        </table:table-row>
        <table:table-row table:style-name="ro1">
          <table:table-cell table:formula="of:=[eventlog_RUN1.B25]/1000" office:value-type="float" office:value="0.012" calcext:value-type="float">
            <text:p>0.012</text:p>
          </table:table-cell>
          <table:table-cell table:formula="of:=[eventlog_RUN1.AM25]/1000" office:value-type="float" office:value="0.33" calcext:value-type="float">
            <text:p>0.33</text:p>
          </table:table-cell>
          <table:table-cell table:formula="of:=[eventlog_RUN1.AN25]/1000" office:value-type="float" office:value="0.333" calcext:value-type="float">
            <text:p>0.333</text:p>
          </table:table-cell>
          <table:table-cell table:formula="of:=[eventlog_RUN1.AO25]/1000" office:value-type="float" office:value="0.329" calcext:value-type="float">
            <text:p>0.329</text:p>
          </table:table-cell>
          <table:table-cell table:formula="of:=[eventlog_RUN1.AP25]/1000" office:value-type="float" office:value="0.339" calcext:value-type="float">
            <text:p>0.339</text:p>
          </table:table-cell>
          <table:table-cell table:formula="of:=[eventlog_RUN1.AQ25]/1000" office:value-type="float" office:value="0.33" calcext:value-type="float">
            <text:p>0.33</text:p>
          </table:table-cell>
          <table:table-cell table:formula="of:=[eventlog_RUN1.AR25]/1000" office:value-type="float" office:value="0.33" calcext:value-type="float">
            <text:p>0.33</text:p>
          </table:table-cell>
          <table:table-cell table:formula="of:=[eventlog_RUN1.AS25]/1000" office:value-type="float" office:value="0.331" calcext:value-type="float">
            <text:p>0.331</text:p>
          </table:table-cell>
          <table:table-cell table:formula="of:=[eventlog_RUN1.AT25]/1000" office:value-type="float" office:value="0.332" calcext:value-type="float">
            <text:p>0.332</text:p>
          </table:table-cell>
          <table:table-cell table:formula="of:=[eventlog_RUN1.AU25]/1000" office:value-type="float" office:value="0.33" calcext:value-type="float">
            <text:p>0.33</text:p>
          </table:table-cell>
          <table:table-cell table:formula="of:=[eventlog_RUN1.AV25]/1000" office:value-type="float" office:value="0.335" calcext:value-type="float">
            <text:p>0.335</text:p>
          </table:table-cell>
          <table:table-cell table:formula="of:=[eventlog_RUN1.AW25]/1000" office:value-type="float" office:value="0.327" calcext:value-type="float">
            <text:p>0.327</text:p>
          </table:table-cell>
        </table:table-row>
        <table:table-row table:style-name="ro1">
          <table:table-cell table:formula="of:=[eventlog_RUN1.B26]/1000" office:value-type="float" office:value="0.014" calcext:value-type="float">
            <text:p>0.014</text:p>
          </table:table-cell>
          <table:table-cell table:formula="of:=[eventlog_RUN1.AM26]/1000" office:value-type="float" office:value="0.329" calcext:value-type="float">
            <text:p>0.329</text:p>
          </table:table-cell>
          <table:table-cell table:formula="of:=[eventlog_RUN1.AN26]/1000" office:value-type="float" office:value="0.325" calcext:value-type="float">
            <text:p>0.325</text:p>
          </table:table-cell>
          <table:table-cell table:formula="of:=[eventlog_RUN1.AO26]/1000" office:value-type="float" office:value="0.329" calcext:value-type="float">
            <text:p>0.329</text:p>
          </table:table-cell>
          <table:table-cell table:formula="of:=[eventlog_RUN1.AP26]/1000" office:value-type="float" office:value="0.329" calcext:value-type="float">
            <text:p>0.329</text:p>
          </table:table-cell>
          <table:table-cell table:formula="of:=[eventlog_RUN1.AQ26]/1000" office:value-type="float" office:value="0.329" calcext:value-type="float">
            <text:p>0.329</text:p>
          </table:table-cell>
          <table:table-cell table:formula="of:=[eventlog_RUN1.AR26]/1000" office:value-type="float" office:value="0.325" calcext:value-type="float">
            <text:p>0.325</text:p>
          </table:table-cell>
          <table:table-cell table:formula="of:=[eventlog_RUN1.AS26]/1000" office:value-type="float" office:value="0.328" calcext:value-type="float">
            <text:p>0.328</text:p>
          </table:table-cell>
          <table:table-cell table:formula="of:=[eventlog_RUN1.AT26]/1000" office:value-type="float" office:value="0.326" calcext:value-type="float">
            <text:p>0.326</text:p>
          </table:table-cell>
          <table:table-cell table:formula="of:=[eventlog_RUN1.AU26]/1000" office:value-type="float" office:value="0.33" calcext:value-type="float">
            <text:p>0.33</text:p>
          </table:table-cell>
          <table:table-cell table:formula="of:=[eventlog_RUN1.AV26]/1000" office:value-type="float" office:value="0.329" calcext:value-type="float">
            <text:p>0.329</text:p>
          </table:table-cell>
          <table:table-cell table:formula="of:=[eventlog_RUN1.AW26]/1000" office:value-type="float" office:value="0.335" calcext:value-type="float">
            <text:p>0.335</text:p>
          </table:table-cell>
        </table:table-row>
        <table:table-row table:style-name="ro1">
          <table:table-cell table:formula="of:=[eventlog_RUN1.B27]/1000" office:value-type="float" office:value="0.018" calcext:value-type="float">
            <text:p>0.018</text:p>
          </table:table-cell>
          <table:table-cell table:formula="of:=[eventlog_RUN1.AM27]/1000" office:value-type="float" office:value="0.337" calcext:value-type="float">
            <text:p>0.337</text:p>
          </table:table-cell>
          <table:table-cell table:formula="of:=[eventlog_RUN1.AN27]/1000" office:value-type="float" office:value="0.335" calcext:value-type="float">
            <text:p>0.335</text:p>
          </table:table-cell>
          <table:table-cell table:formula="of:=[eventlog_RUN1.AO27]/1000" office:value-type="float" office:value="0.333" calcext:value-type="float">
            <text:p>0.333</text:p>
          </table:table-cell>
          <table:table-cell table:formula="of:=[eventlog_RUN1.AP27]/1000" office:value-type="float" office:value="0.329" calcext:value-type="float">
            <text:p>0.329</text:p>
          </table:table-cell>
          <table:table-cell table:formula="of:=[eventlog_RUN1.AQ27]/1000" office:value-type="float" office:value="0.332" calcext:value-type="float">
            <text:p>0.332</text:p>
          </table:table-cell>
          <table:table-cell table:formula="of:=[eventlog_RUN1.AR27]/1000" office:value-type="float" office:value="0.334" calcext:value-type="float">
            <text:p>0.334</text:p>
          </table:table-cell>
          <table:table-cell table:formula="of:=[eventlog_RUN1.AS27]/1000" office:value-type="float" office:value="0.334" calcext:value-type="float">
            <text:p>0.334</text:p>
          </table:table-cell>
          <table:table-cell table:formula="of:=[eventlog_RUN1.AT27]/1000" office:value-type="float" office:value="0.336" calcext:value-type="float">
            <text:p>0.336</text:p>
          </table:table-cell>
          <table:table-cell table:formula="of:=[eventlog_RUN1.AU27]/1000" office:value-type="float" office:value="0.331" calcext:value-type="float">
            <text:p>0.331</text:p>
          </table:table-cell>
          <table:table-cell table:formula="of:=[eventlog_RUN1.AV27]/1000" office:value-type="float" office:value="0.332" calcext:value-type="float">
            <text:p>0.332</text:p>
          </table:table-cell>
          <table:table-cell table:formula="of:=[eventlog_RUN1.AW27]/1000" office:value-type="float" office:value="0.333" calcext:value-type="float">
            <text:p>0.333</text:p>
          </table:table-cell>
        </table:table-row>
        <table:table-row table:style-name="ro1">
          <table:table-cell table:formula="of:=[eventlog_RUN1.B28]/1000" office:value-type="float" office:value="0.02" calcext:value-type="float">
            <text:p>0.02</text:p>
          </table:table-cell>
          <table:table-cell table:formula="of:=[eventlog_RUN1.AM28]/1000" office:value-type="float" office:value="0.329" calcext:value-type="float">
            <text:p>0.329</text:p>
          </table:table-cell>
          <table:table-cell table:formula="of:=[eventlog_RUN1.AN28]/1000" office:value-type="float" office:value="0.331" calcext:value-type="float">
            <text:p>0.331</text:p>
          </table:table-cell>
          <table:table-cell table:formula="of:=[eventlog_RUN1.AO28]/1000" office:value-type="float" office:value="0.331" calcext:value-type="float">
            <text:p>0.331</text:p>
          </table:table-cell>
          <table:table-cell table:formula="of:=[eventlog_RUN1.AP28]/1000" office:value-type="float" office:value="0.333" calcext:value-type="float">
            <text:p>0.333</text:p>
          </table:table-cell>
          <table:table-cell table:formula="of:=[eventlog_RUN1.AQ28]/1000" office:value-type="float" office:value="0.331" calcext:value-type="float">
            <text:p>0.331</text:p>
          </table:table-cell>
          <table:table-cell table:formula="of:=[eventlog_RUN1.AR28]/1000" office:value-type="float" office:value="0.329" calcext:value-type="float">
            <text:p>0.329</text:p>
          </table:table-cell>
          <table:table-cell table:formula="of:=[eventlog_RUN1.AS28]/1000" office:value-type="float" office:value="0.33" calcext:value-type="float">
            <text:p>0.33</text:p>
          </table:table-cell>
          <table:table-cell table:formula="of:=[eventlog_RUN1.AT28]/1000" office:value-type="float" office:value="0.33" calcext:value-type="float">
            <text:p>0.33</text:p>
          </table:table-cell>
          <table:table-cell table:formula="of:=[eventlog_RUN1.AU28]/1000" office:value-type="float" office:value="0.332" calcext:value-type="float">
            <text:p>0.332</text:p>
          </table:table-cell>
          <table:table-cell table:formula="of:=[eventlog_RUN1.AV28]/1000" office:value-type="float" office:value="0.335" calcext:value-type="float">
            <text:p>0.335</text:p>
          </table:table-cell>
          <table:table-cell table:formula="of:=[eventlog_RUN1.AW28]/1000" office:value-type="float" office:value="0.333" calcext:value-type="float">
            <text:p>0.333</text:p>
          </table:table-cell>
        </table:table-row>
        <table:table-row table:style-name="ro1">
          <table:table-cell table:formula="of:=[eventlog_RUN1.B29]/1000" office:value-type="float" office:value="0.026" calcext:value-type="float">
            <text:p>0.026</text:p>
          </table:table-cell>
          <table:table-cell table:formula="of:=[eventlog_RUN1.AM29]/1000" office:value-type="float" office:value="0.332" calcext:value-type="float">
            <text:p>0.332</text:p>
          </table:table-cell>
          <table:table-cell table:formula="of:=[eventlog_RUN1.AN29]/1000" office:value-type="float" office:value="0.325" calcext:value-type="float">
            <text:p>0.325</text:p>
          </table:table-cell>
          <table:table-cell table:formula="of:=[eventlog_RUN1.AO29]/1000" office:value-type="float" office:value="0.328" calcext:value-type="float">
            <text:p>0.328</text:p>
          </table:table-cell>
          <table:table-cell table:formula="of:=[eventlog_RUN1.AP29]/1000" office:value-type="float" office:value="0.328" calcext:value-type="float">
            <text:p>0.328</text:p>
          </table:table-cell>
          <table:table-cell table:formula="of:=[eventlog_RUN1.AQ29]/1000" office:value-type="float" office:value="0.329" calcext:value-type="float">
            <text:p>0.329</text:p>
          </table:table-cell>
          <table:table-cell table:formula="of:=[eventlog_RUN1.AR29]/1000" office:value-type="float" office:value="0.33" calcext:value-type="float">
            <text:p>0.33</text:p>
          </table:table-cell>
          <table:table-cell table:formula="of:=[eventlog_RUN1.AS29]/1000" office:value-type="float" office:value="0.329" calcext:value-type="float">
            <text:p>0.329</text:p>
          </table:table-cell>
          <table:table-cell table:formula="of:=[eventlog_RUN1.AT29]/1000" office:value-type="float" office:value="0.329" calcext:value-type="float">
            <text:p>0.329</text:p>
          </table:table-cell>
          <table:table-cell table:formula="of:=[eventlog_RUN1.AU29]/1000" office:value-type="float" office:value="0.331" calcext:value-type="float">
            <text:p>0.331</text:p>
          </table:table-cell>
          <table:table-cell table:formula="of:=[eventlog_RUN1.AV29]/1000" office:value-type="float" office:value="0.327" calcext:value-type="float">
            <text:p>0.327</text:p>
          </table:table-cell>
          <table:table-cell table:formula="of:=[eventlog_RUN1.AW29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30]/1000" office:value-type="float" office:value="0.033" calcext:value-type="float">
            <text:p>0.033</text:p>
          </table:table-cell>
          <table:table-cell table:formula="of:=[eventlog_RUN1.AM30]/1000" office:value-type="float" office:value="0.33" calcext:value-type="float">
            <text:p>0.33</text:p>
          </table:table-cell>
          <table:table-cell table:formula="of:=[eventlog_RUN1.AN30]/1000" office:value-type="float" office:value="0.334" calcext:value-type="float">
            <text:p>0.334</text:p>
          </table:table-cell>
          <table:table-cell table:formula="of:=[eventlog_RUN1.AO30]/1000" office:value-type="float" office:value="0.333" calcext:value-type="float">
            <text:p>0.333</text:p>
          </table:table-cell>
          <table:table-cell table:formula="of:=[eventlog_RUN1.AP30]/1000" office:value-type="float" office:value="0.329" calcext:value-type="float">
            <text:p>0.329</text:p>
          </table:table-cell>
          <table:table-cell table:formula="of:=[eventlog_RUN1.AQ30]/1000" office:value-type="float" office:value="0.328" calcext:value-type="float">
            <text:p>0.328</text:p>
          </table:table-cell>
          <table:table-cell table:formula="of:=[eventlog_RUN1.AR30]/1000" office:value-type="float" office:value="0.329" calcext:value-type="float">
            <text:p>0.329</text:p>
          </table:table-cell>
          <table:table-cell table:formula="of:=[eventlog_RUN1.AS30]/1000" office:value-type="float" office:value="0.329" calcext:value-type="float">
            <text:p>0.329</text:p>
          </table:table-cell>
          <table:table-cell table:formula="of:=[eventlog_RUN1.AT30]/1000" office:value-type="float" office:value="0.331" calcext:value-type="float">
            <text:p>0.331</text:p>
          </table:table-cell>
          <table:table-cell table:formula="of:=[eventlog_RUN1.AU30]/1000" office:value-type="float" office:value="0.328" calcext:value-type="float">
            <text:p>0.328</text:p>
          </table:table-cell>
          <table:table-cell table:formula="of:=[eventlog_RUN1.AV30]/1000" office:value-type="float" office:value="0.334" calcext:value-type="float">
            <text:p>0.334</text:p>
          </table:table-cell>
          <table:table-cell table:formula="of:=[eventlog_RUN1.AW30]/1000" office:value-type="float" office:value="0.33" calcext:value-type="float">
            <text:p>0.33</text:p>
          </table:table-cell>
        </table:table-row>
        <table:table-row table:style-name="ro1">
          <table:table-cell table:formula="of:=[eventlog_RUN1.B31]/1000" office:value-type="float" office:value="0.042" calcext:value-type="float">
            <text:p>0.042</text:p>
          </table:table-cell>
          <table:table-cell table:formula="of:=[eventlog_RUN1.AM31]/1000" office:value-type="float" office:value="0.328" calcext:value-type="float">
            <text:p>0.328</text:p>
          </table:table-cell>
          <table:table-cell table:formula="of:=[eventlog_RUN1.AN31]/1000" office:value-type="float" office:value="0.329" calcext:value-type="float">
            <text:p>0.329</text:p>
          </table:table-cell>
          <table:table-cell table:formula="of:=[eventlog_RUN1.AO31]/1000" office:value-type="float" office:value="0.33" calcext:value-type="float">
            <text:p>0.33</text:p>
          </table:table-cell>
          <table:table-cell table:formula="of:=[eventlog_RUN1.AP31]/1000" office:value-type="float" office:value="0.329" calcext:value-type="float">
            <text:p>0.329</text:p>
          </table:table-cell>
          <table:table-cell table:formula="of:=[eventlog_RUN1.AQ31]/1000" office:value-type="float" office:value="0.334" calcext:value-type="float">
            <text:p>0.334</text:p>
          </table:table-cell>
          <table:table-cell table:formula="of:=[eventlog_RUN1.AR31]/1000" office:value-type="float" office:value="0.329" calcext:value-type="float">
            <text:p>0.329</text:p>
          </table:table-cell>
          <table:table-cell table:formula="of:=[eventlog_RUN1.AS31]/1000" office:value-type="float" office:value="0.329" calcext:value-type="float">
            <text:p>0.329</text:p>
          </table:table-cell>
          <table:table-cell table:formula="of:=[eventlog_RUN1.AT31]/1000" office:value-type="float" office:value="0.331" calcext:value-type="float">
            <text:p>0.331</text:p>
          </table:table-cell>
          <table:table-cell table:formula="of:=[eventlog_RUN1.AU31]/1000" office:value-type="float" office:value="0.33" calcext:value-type="float">
            <text:p>0.33</text:p>
          </table:table-cell>
          <table:table-cell table:formula="of:=[eventlog_RUN1.AV31]/1000" office:value-type="float" office:value="0.326" calcext:value-type="float">
            <text:p>0.326</text:p>
          </table:table-cell>
          <table:table-cell table:formula="of:=[eventlog_RUN1.AW31]/1000" office:value-type="float" office:value="0.329" calcext:value-type="float">
            <text:p>0.329</text:p>
          </table:table-cell>
        </table:table-row>
        <table:table-row table:style-name="ro1">
          <table:table-cell table:formula="of:=[eventlog_RUN1.B32]/1000" office:value-type="float" office:value="0.053" calcext:value-type="float">
            <text:p>0.053</text:p>
          </table:table-cell>
          <table:table-cell table:formula="of:=[eventlog_RUN1.AM32]/1000" office:value-type="float" office:value="0.328" calcext:value-type="float">
            <text:p>0.328</text:p>
          </table:table-cell>
          <table:table-cell table:formula="of:=[eventlog_RUN1.AN32]/1000" office:value-type="float" office:value="0.327" calcext:value-type="float">
            <text:p>0.327</text:p>
          </table:table-cell>
          <table:table-cell table:formula="of:=[eventlog_RUN1.AO32]/1000" office:value-type="float" office:value="0.325" calcext:value-type="float">
            <text:p>0.325</text:p>
          </table:table-cell>
          <table:table-cell table:formula="of:=[eventlog_RUN1.AP32]/1000" office:value-type="float" office:value="0.329" calcext:value-type="float">
            <text:p>0.329</text:p>
          </table:table-cell>
          <table:table-cell table:formula="of:=[eventlog_RUN1.AQ32]/1000" office:value-type="float" office:value="0.326" calcext:value-type="float">
            <text:p>0.326</text:p>
          </table:table-cell>
          <table:table-cell table:formula="of:=[eventlog_RUN1.AR32]/1000" office:value-type="float" office:value="0.328" calcext:value-type="float">
            <text:p>0.328</text:p>
          </table:table-cell>
          <table:table-cell table:formula="of:=[eventlog_RUN1.AS32]/1000" office:value-type="float" office:value="0.325" calcext:value-type="float">
            <text:p>0.325</text:p>
          </table:table-cell>
          <table:table-cell table:formula="of:=[eventlog_RUN1.AT32]/1000" office:value-type="float" office:value="0.325" calcext:value-type="float">
            <text:p>0.325</text:p>
          </table:table-cell>
          <table:table-cell table:formula="of:=[eventlog_RUN1.AU32]/1000" office:value-type="float" office:value="0.324" calcext:value-type="float">
            <text:p>0.324</text:p>
          </table:table-cell>
          <table:table-cell table:formula="of:=[eventlog_RUN1.AV32]/1000" office:value-type="float" office:value="0.326" calcext:value-type="float">
            <text:p>0.326</text:p>
          </table:table-cell>
          <table:table-cell table:formula="of:=[eventlog_RUN1.AW32]/1000" office:value-type="float" office:value="0.326" calcext:value-type="float">
            <text:p>0.326</text:p>
          </table:table-cell>
        </table:table-row>
        <table:table-row table:style-name="ro1">
          <table:table-cell table:formula="of:=[eventlog_RUN1.B33]/1000" office:value-type="float" office:value="0.066" calcext:value-type="float">
            <text:p>0.066</text:p>
          </table:table-cell>
          <table:table-cell table:formula="of:=[eventlog_RUN1.AM33]/1000" office:value-type="float" office:value="0.322" calcext:value-type="float">
            <text:p>0.322</text:p>
          </table:table-cell>
          <table:table-cell table:formula="of:=[eventlog_RUN1.AN33]/1000" office:value-type="float" office:value="0.326" calcext:value-type="float">
            <text:p>0.326</text:p>
          </table:table-cell>
          <table:table-cell table:formula="of:=[eventlog_RUN1.AO33]/1000" office:value-type="float" office:value="0.326" calcext:value-type="float">
            <text:p>0.326</text:p>
          </table:table-cell>
          <table:table-cell table:formula="of:=[eventlog_RUN1.AP33]/1000" office:value-type="float" office:value="0.325" calcext:value-type="float">
            <text:p>0.325</text:p>
          </table:table-cell>
          <table:table-cell table:formula="of:=[eventlog_RUN1.AQ33]/1000" office:value-type="float" office:value="0.326" calcext:value-type="float">
            <text:p>0.326</text:p>
          </table:table-cell>
          <table:table-cell table:formula="of:=[eventlog_RUN1.AR33]/1000" office:value-type="float" office:value="0.326" calcext:value-type="float">
            <text:p>0.326</text:p>
          </table:table-cell>
          <table:table-cell table:formula="of:=[eventlog_RUN1.AS33]/1000" office:value-type="float" office:value="0.329" calcext:value-type="float">
            <text:p>0.329</text:p>
          </table:table-cell>
          <table:table-cell table:formula="of:=[eventlog_RUN1.AT33]/1000" office:value-type="float" office:value="0.328" calcext:value-type="float">
            <text:p>0.328</text:p>
          </table:table-cell>
          <table:table-cell table:formula="of:=[eventlog_RUN1.AU33]/1000" office:value-type="float" office:value="0.326" calcext:value-type="float">
            <text:p>0.326</text:p>
          </table:table-cell>
          <table:table-cell table:formula="of:=[eventlog_RUN1.AV33]/1000" office:value-type="float" office:value="0.327" calcext:value-type="float">
            <text:p>0.327</text:p>
          </table:table-cell>
          <table:table-cell table:formula="of:=[eventlog_RUN1.AW33]/1000" office:value-type="float" office:value="0.324" calcext:value-type="float">
            <text:p>0.324</text:p>
          </table:table-cell>
        </table:table-row>
        <table:table-row table:style-name="ro1">
          <table:table-cell table:formula="of:=[eventlog_RUN1.B34]/1000" office:value-type="float" office:value="0.066" calcext:value-type="float">
            <text:p>0.066</text:p>
          </table:table-cell>
          <table:table-cell table:formula="of:=[eventlog_RUN1.AM34]/1000" office:value-type="float" office:value="0.325" calcext:value-type="float">
            <text:p>0.325</text:p>
          </table:table-cell>
          <table:table-cell table:formula="of:=[eventlog_RUN1.AN34]/1000" office:value-type="float" office:value="0.326" calcext:value-type="float">
            <text:p>0.326</text:p>
          </table:table-cell>
          <table:table-cell table:formula="of:=[eventlog_RUN1.AO34]/1000" office:value-type="float" office:value="0.325" calcext:value-type="float">
            <text:p>0.325</text:p>
          </table:table-cell>
          <table:table-cell table:formula="of:=[eventlog_RUN1.AP34]/1000" office:value-type="float" office:value="0.321" calcext:value-type="float">
            <text:p>0.321</text:p>
          </table:table-cell>
          <table:table-cell table:formula="of:=[eventlog_RUN1.AQ34]/1000" office:value-type="float" office:value="0.33" calcext:value-type="float">
            <text:p>0.33</text:p>
          </table:table-cell>
          <table:table-cell table:formula="of:=[eventlog_RUN1.AR34]/1000" office:value-type="float" office:value="0.326" calcext:value-type="float">
            <text:p>0.326</text:p>
          </table:table-cell>
          <table:table-cell table:formula="of:=[eventlog_RUN1.AS34]/1000" office:value-type="float" office:value="0.323" calcext:value-type="float">
            <text:p>0.323</text:p>
          </table:table-cell>
          <table:table-cell table:formula="of:=[eventlog_RUN1.AT34]/1000" office:value-type="float" office:value="0.322" calcext:value-type="float">
            <text:p>0.322</text:p>
          </table:table-cell>
          <table:table-cell table:formula="of:=[eventlog_RUN1.AU34]/1000" office:value-type="float" office:value="0.325" calcext:value-type="float">
            <text:p>0.325</text:p>
          </table:table-cell>
          <table:table-cell table:formula="of:=[eventlog_RUN1.AV34]/1000" office:value-type="float" office:value="0.323" calcext:value-type="float">
            <text:p>0.323</text:p>
          </table:table-cell>
          <table:table-cell table:formula="of:=[eventlog_RUN1.AW34]/1000" office:value-type="float" office:value="0.324" calcext:value-type="float">
            <text:p>0.324</text:p>
          </table:table-cell>
        </table:table-row>
        <table:table-row table:style-name="ro1">
          <table:table-cell table:formula="of:=[eventlog_RUN1.B35]/1000" office:value-type="float" office:value="0.093" calcext:value-type="float">
            <text:p>0.093</text:p>
          </table:table-cell>
          <table:table-cell table:formula="of:=[eventlog_RUN1.AM35]/1000" office:value-type="float" office:value="0.328" calcext:value-type="float">
            <text:p>0.328</text:p>
          </table:table-cell>
          <table:table-cell table:formula="of:=[eventlog_RUN1.AN35]/1000" office:value-type="float" office:value="0.324" calcext:value-type="float">
            <text:p>0.324</text:p>
          </table:table-cell>
          <table:table-cell table:formula="of:=[eventlog_RUN1.AO35]/1000" office:value-type="float" office:value="0.323" calcext:value-type="float">
            <text:p>0.323</text:p>
          </table:table-cell>
          <table:table-cell table:formula="of:=[eventlog_RUN1.AP35]/1000" office:value-type="float" office:value="0.328" calcext:value-type="float">
            <text:p>0.328</text:p>
          </table:table-cell>
          <table:table-cell table:formula="of:=[eventlog_RUN1.AQ35]/1000" office:value-type="float" office:value="0.324" calcext:value-type="float">
            <text:p>0.324</text:p>
          </table:table-cell>
          <table:table-cell table:formula="of:=[eventlog_RUN1.AR35]/1000" office:value-type="float" office:value="0.325" calcext:value-type="float">
            <text:p>0.325</text:p>
          </table:table-cell>
          <table:table-cell table:formula="of:=[eventlog_RUN1.AS35]/1000" office:value-type="float" office:value="0.324" calcext:value-type="float">
            <text:p>0.324</text:p>
          </table:table-cell>
          <table:table-cell table:formula="of:=[eventlog_RUN1.AT35]/1000" office:value-type="float" office:value="0.33" calcext:value-type="float">
            <text:p>0.33</text:p>
          </table:table-cell>
          <table:table-cell table:formula="of:=[eventlog_RUN1.AU35]/1000" office:value-type="float" office:value="0.324" calcext:value-type="float">
            <text:p>0.324</text:p>
          </table:table-cell>
          <table:table-cell table:formula="of:=[eventlog_RUN1.AV35]/1000" office:value-type="float" office:value="0.327" calcext:value-type="float">
            <text:p>0.327</text:p>
          </table:table-cell>
          <table:table-cell table:formula="of:=[eventlog_RUN1.AW35]/1000" office:value-type="float" office:value="0.326" calcext:value-type="float">
            <text:p>0.326</text:p>
          </table:table-cell>
        </table:table-row>
        <table:table-row table:style-name="ro1">
          <table:table-cell table:formula="of:=[eventlog_RUN1.B36]/1000" office:value-type="float" office:value="0.138" calcext:value-type="float">
            <text:p>0.138</text:p>
          </table:table-cell>
          <table:table-cell table:formula="of:=[eventlog_RUN1.AM36]/1000" office:value-type="float" office:value="0.322" calcext:value-type="float">
            <text:p>0.322</text:p>
          </table:table-cell>
          <table:table-cell table:formula="of:=[eventlog_RUN1.AN36]/1000" office:value-type="float" office:value="0.319" calcext:value-type="float">
            <text:p>0.319</text:p>
          </table:table-cell>
          <table:table-cell table:formula="of:=[eventlog_RUN1.AO36]/1000" office:value-type="float" office:value="0.319" calcext:value-type="float">
            <text:p>0.319</text:p>
          </table:table-cell>
          <table:table-cell table:formula="of:=[eventlog_RUN1.AP36]/1000" office:value-type="float" office:value="0.319" calcext:value-type="float">
            <text:p>0.319</text:p>
          </table:table-cell>
          <table:table-cell table:formula="of:=[eventlog_RUN1.AQ36]/1000" office:value-type="float" office:value="0.32" calcext:value-type="float">
            <text:p>0.32</text:p>
          </table:table-cell>
          <table:table-cell table:formula="of:=[eventlog_RUN1.AR36]/1000" office:value-type="float" office:value="0.32" calcext:value-type="float">
            <text:p>0.32</text:p>
          </table:table-cell>
          <table:table-cell table:formula="of:=[eventlog_RUN1.AS36]/1000" office:value-type="float" office:value="0.319" calcext:value-type="float">
            <text:p>0.319</text:p>
          </table:table-cell>
          <table:table-cell table:formula="of:=[eventlog_RUN1.AT36]/1000" office:value-type="float" office:value="0.319" calcext:value-type="float">
            <text:p>0.319</text:p>
          </table:table-cell>
          <table:table-cell table:formula="of:=[eventlog_RUN1.AU36]/1000" office:value-type="float" office:value="0.321" calcext:value-type="float">
            <text:p>0.321</text:p>
          </table:table-cell>
          <table:table-cell table:formula="of:=[eventlog_RUN1.AV36]/1000" office:value-type="float" office:value="0.319" calcext:value-type="float">
            <text:p>0.319</text:p>
          </table:table-cell>
          <table:table-cell table:formula="of:=[eventlog_RUN1.AW36]/1000" office:value-type="float" office:value="0.322" calcext:value-type="float">
            <text:p>0.322</text:p>
          </table:table-cell>
        </table:table-row>
        <table:table-row table:style-name="ro1">
          <table:table-cell table:formula="of:=[eventlog_RUN1.B37]/1000" office:value-type="float" office:value="0.153" calcext:value-type="float">
            <text:p>0.153</text:p>
          </table:table-cell>
          <table:table-cell table:formula="of:=[eventlog_RUN1.AM37]/1000" office:value-type="float" office:value="0.311" calcext:value-type="float">
            <text:p>0.311</text:p>
          </table:table-cell>
          <table:table-cell table:formula="of:=[eventlog_RUN1.AN37]/1000" office:value-type="float" office:value="0.312" calcext:value-type="float">
            <text:p>0.312</text:p>
          </table:table-cell>
          <table:table-cell table:formula="of:=[eventlog_RUN1.AO37]/1000" office:value-type="float" office:value="0.313" calcext:value-type="float">
            <text:p>0.313</text:p>
          </table:table-cell>
          <table:table-cell table:formula="of:=[eventlog_RUN1.AP37]/1000" office:value-type="float" office:value="0.314" calcext:value-type="float">
            <text:p>0.314</text:p>
          </table:table-cell>
          <table:table-cell table:formula="of:=[eventlog_RUN1.AQ37]/1000" office:value-type="float" office:value="0.311" calcext:value-type="float">
            <text:p>0.311</text:p>
          </table:table-cell>
          <table:table-cell table:formula="of:=[eventlog_RUN1.AR37]/1000" office:value-type="float" office:value="0.314" calcext:value-type="float">
            <text:p>0.314</text:p>
          </table:table-cell>
          <table:table-cell table:formula="of:=[eventlog_RUN1.AS37]/1000" office:value-type="float" office:value="0.316" calcext:value-type="float">
            <text:p>0.316</text:p>
          </table:table-cell>
          <table:table-cell table:formula="of:=[eventlog_RUN1.AT37]/1000" office:value-type="float" office:value="0.317" calcext:value-type="float">
            <text:p>0.317</text:p>
          </table:table-cell>
          <table:table-cell table:formula="of:=[eventlog_RUN1.AU37]/1000" office:value-type="float" office:value="0.318" calcext:value-type="float">
            <text:p>0.318</text:p>
          </table:table-cell>
          <table:table-cell table:formula="of:=[eventlog_RUN1.AV37]/1000" office:value-type="float" office:value="0.316" calcext:value-type="float">
            <text:p>0.316</text:p>
          </table:table-cell>
          <table:table-cell table:formula="of:=[eventlog_RUN1.AW37]/1000" office:value-type="float" office:value="0.312" calcext:value-type="float">
            <text:p>0.312</text:p>
          </table:table-cell>
        </table:table-row>
        <table:table-row table:style-name="ro1">
          <table:table-cell table:formula="of:=[eventlog_RUN1.B38]/1000" office:value-type="float" office:value="0.201" calcext:value-type="float">
            <text:p>0.201</text:p>
          </table:table-cell>
          <table:table-cell table:formula="of:=[eventlog_RUN1.AM38]/1000" office:value-type="float" office:value="0.315" calcext:value-type="float">
            <text:p>0.315</text:p>
          </table:table-cell>
          <table:table-cell table:formula="of:=[eventlog_RUN1.AN38]/1000" office:value-type="float" office:value="0.314" calcext:value-type="float">
            <text:p>0.314</text:p>
          </table:table-cell>
          <table:table-cell table:formula="of:=[eventlog_RUN1.AO38]/1000" office:value-type="float" office:value="0.313" calcext:value-type="float">
            <text:p>0.313</text:p>
          </table:table-cell>
          <table:table-cell table:formula="of:=[eventlog_RUN1.AP38]/1000" office:value-type="float" office:value="0.318" calcext:value-type="float">
            <text:p>0.318</text:p>
          </table:table-cell>
          <table:table-cell table:formula="of:=[eventlog_RUN1.AQ38]/1000" office:value-type="float" office:value="0.314" calcext:value-type="float">
            <text:p>0.314</text:p>
          </table:table-cell>
          <table:table-cell table:formula="of:=[eventlog_RUN1.AR38]/1000" office:value-type="float" office:value="0.315" calcext:value-type="float">
            <text:p>0.315</text:p>
          </table:table-cell>
          <table:table-cell table:formula="of:=[eventlog_RUN1.AS38]/1000" office:value-type="float" office:value="0.307" calcext:value-type="float">
            <text:p>0.307</text:p>
          </table:table-cell>
          <table:table-cell table:formula="of:=[eventlog_RUN1.AT38]/1000" office:value-type="float" office:value="0.311" calcext:value-type="float">
            <text:p>0.311</text:p>
          </table:table-cell>
          <table:table-cell table:formula="of:=[eventlog_RUN1.AU38]/1000" office:value-type="float" office:value="0.312" calcext:value-type="float">
            <text:p>0.312</text:p>
          </table:table-cell>
          <table:table-cell table:formula="of:=[eventlog_RUN1.AV38]/1000" office:value-type="float" office:value="0.31" calcext:value-type="float">
            <text:p>0.31</text:p>
          </table:table-cell>
          <table:table-cell table:formula="of:=[eventlog_RUN1.AW38]/1000" office:value-type="float" office:value="0.31" calcext:value-type="float">
            <text:p>0.31</text:p>
          </table:table-cell>
        </table:table-row>
        <table:table-row table:style-name="ro1">
          <table:table-cell table:formula="of:=[eventlog_RUN1.B39]/1000" office:value-type="float" office:value="0.259" calcext:value-type="float">
            <text:p>0.259</text:p>
          </table:table-cell>
          <table:table-cell table:formula="of:=[eventlog_RUN1.AM39]/1000" office:value-type="float" office:value="0.303" calcext:value-type="float">
            <text:p>0.303</text:p>
          </table:table-cell>
          <table:table-cell table:formula="of:=[eventlog_RUN1.AN39]/1000" office:value-type="float" office:value="0.303" calcext:value-type="float">
            <text:p>0.303</text:p>
          </table:table-cell>
          <table:table-cell table:formula="of:=[eventlog_RUN1.AO39]/1000" office:value-type="float" office:value="0.306" calcext:value-type="float">
            <text:p>0.306</text:p>
          </table:table-cell>
          <table:table-cell table:formula="of:=[eventlog_RUN1.AP39]/1000" office:value-type="float" office:value="0.303" calcext:value-type="float">
            <text:p>0.303</text:p>
          </table:table-cell>
          <table:table-cell table:formula="of:=[eventlog_RUN1.AQ39]/1000" office:value-type="float" office:value="0.305" calcext:value-type="float">
            <text:p>0.305</text:p>
          </table:table-cell>
          <table:table-cell table:formula="of:=[eventlog_RUN1.AR39]/1000" office:value-type="float" office:value="0.3" calcext:value-type="float">
            <text:p>0.3</text:p>
          </table:table-cell>
          <table:table-cell table:formula="of:=[eventlog_RUN1.AS39]/1000" office:value-type="float" office:value="0.304" calcext:value-type="float">
            <text:p>0.304</text:p>
          </table:table-cell>
          <table:table-cell table:formula="of:=[eventlog_RUN1.AT39]/1000" office:value-type="float" office:value="0.306" calcext:value-type="float">
            <text:p>0.306</text:p>
          </table:table-cell>
          <table:table-cell table:formula="of:=[eventlog_RUN1.AU39]/1000" office:value-type="float" office:value="0.302" calcext:value-type="float">
            <text:p>0.302</text:p>
          </table:table-cell>
          <table:table-cell table:formula="of:=[eventlog_RUN1.AV39]/1000" office:value-type="float" office:value="0.309" calcext:value-type="float">
            <text:p>0.309</text:p>
          </table:table-cell>
          <table:table-cell table:formula="of:=[eventlog_RUN1.AW39]/1000" office:value-type="float" office:value="0.306" calcext:value-type="float">
            <text:p>0.306</text:p>
          </table:table-cell>
        </table:table-row>
        <table:table-row table:style-name="ro1">
          <table:table-cell table:formula="of:=[eventlog_RUN1.B40]/1000" office:value-type="float" office:value="0.257" calcext:value-type="float">
            <text:p>0.257</text:p>
          </table:table-cell>
          <table:table-cell table:formula="of:=[eventlog_RUN1.AM40]/1000" office:value-type="float" office:value="0.302" calcext:value-type="float">
            <text:p>0.302</text:p>
          </table:table-cell>
          <table:table-cell table:formula="of:=[eventlog_RUN1.AN40]/1000" office:value-type="float" office:value="0.297" calcext:value-type="float">
            <text:p>0.297</text:p>
          </table:table-cell>
          <table:table-cell table:formula="of:=[eventlog_RUN1.AO40]/1000" office:value-type="float" office:value="0.3" calcext:value-type="float">
            <text:p>0.3</text:p>
          </table:table-cell>
          <table:table-cell table:formula="of:=[eventlog_RUN1.AP40]/1000" office:value-type="float" office:value="0.299" calcext:value-type="float">
            <text:p>0.299</text:p>
          </table:table-cell>
          <table:table-cell table:formula="of:=[eventlog_RUN1.AQ40]/1000" office:value-type="float" office:value="0.301" calcext:value-type="float">
            <text:p>0.301</text:p>
          </table:table-cell>
          <table:table-cell table:formula="of:=[eventlog_RUN1.AR40]/1000" office:value-type="float" office:value="0.303" calcext:value-type="float">
            <text:p>0.303</text:p>
          </table:table-cell>
          <table:table-cell table:formula="of:=[eventlog_RUN1.AS40]/1000" office:value-type="float" office:value="0.298" calcext:value-type="float">
            <text:p>0.298</text:p>
          </table:table-cell>
          <table:table-cell table:formula="of:=[eventlog_RUN1.AT40]/1000" office:value-type="float" office:value="0.298" calcext:value-type="float">
            <text:p>0.298</text:p>
          </table:table-cell>
          <table:table-cell table:formula="of:=[eventlog_RUN1.AU40]/1000" office:value-type="float" office:value="0.298" calcext:value-type="float">
            <text:p>0.298</text:p>
          </table:table-cell>
          <table:table-cell table:formula="of:=[eventlog_RUN1.AV40]/1000" office:value-type="float" office:value="0.296" calcext:value-type="float">
            <text:p>0.296</text:p>
          </table:table-cell>
          <table:table-cell table:formula="of:=[eventlog_RUN1.AW40]/1000" office:value-type="float" office:value="0.3" calcext:value-type="float">
            <text:p>0.3</text:p>
          </table:table-cell>
        </table:table-row>
        <table:table-row table:style-name="ro1">
          <table:table-cell table:formula="of:=[eventlog_RUN1.B41]/1000" office:value-type="float" office:value="0.252" calcext:value-type="float">
            <text:p>0.252</text:p>
          </table:table-cell>
          <table:table-cell table:formula="of:=[eventlog_RUN1.AM41]/1000" office:value-type="float" office:value="0.297" calcext:value-type="float">
            <text:p>0.297</text:p>
          </table:table-cell>
          <table:table-cell table:formula="of:=[eventlog_RUN1.AN41]/1000" office:value-type="float" office:value="0.303" calcext:value-type="float">
            <text:p>0.303</text:p>
          </table:table-cell>
          <table:table-cell table:formula="of:=[eventlog_RUN1.AO41]/1000" office:value-type="float" office:value="0.295" calcext:value-type="float">
            <text:p>0.295</text:p>
          </table:table-cell>
          <table:table-cell table:formula="of:=[eventlog_RUN1.AP41]/1000" office:value-type="float" office:value="0.3" calcext:value-type="float">
            <text:p>0.3</text:p>
          </table:table-cell>
          <table:table-cell table:formula="of:=[eventlog_RUN1.AQ41]/1000" office:value-type="float" office:value="0.295" calcext:value-type="float">
            <text:p>0.295</text:p>
          </table:table-cell>
          <table:table-cell table:formula="of:=[eventlog_RUN1.AR41]/1000" office:value-type="float" office:value="0.295" calcext:value-type="float">
            <text:p>0.295</text:p>
          </table:table-cell>
          <table:table-cell table:formula="of:=[eventlog_RUN1.AS41]/1000" office:value-type="float" office:value="0.303" calcext:value-type="float">
            <text:p>0.303</text:p>
          </table:table-cell>
          <table:table-cell table:formula="of:=[eventlog_RUN1.AT41]/1000" office:value-type="float" office:value="0.306" calcext:value-type="float">
            <text:p>0.306</text:p>
          </table:table-cell>
          <table:table-cell table:formula="of:=[eventlog_RUN1.AU41]/1000" office:value-type="float" office:value="0.303" calcext:value-type="float">
            <text:p>0.303</text:p>
          </table:table-cell>
          <table:table-cell table:formula="of:=[eventlog_RUN1.AV41]/1000" office:value-type="float" office:value="0.299" calcext:value-type="float">
            <text:p>0.299</text:p>
          </table:table-cell>
          <table:table-cell table:formula="of:=[eventlog_RUN1.AW41]/1000" office:value-type="float" office:value="0.295" calcext:value-type="float">
            <text:p>0.295</text:p>
          </table:table-cell>
        </table:table-row>
        <table:table-row table:style-name="ro1">
          <table:table-cell table:formula="of:=[eventlog_RUN1.B42]/1000" office:value-type="float" office:value="0.289" calcext:value-type="float">
            <text:p>0.289</text:p>
          </table:table-cell>
          <table:table-cell table:formula="of:=[eventlog_RUN1.AM42]/1000" office:value-type="float" office:value="0.298" calcext:value-type="float">
            <text:p>0.298</text:p>
          </table:table-cell>
          <table:table-cell table:formula="of:=[eventlog_RUN1.AN42]/1000" office:value-type="float" office:value="0.299" calcext:value-type="float">
            <text:p>0.299</text:p>
          </table:table-cell>
          <table:table-cell table:formula="of:=[eventlog_RUN1.AO42]/1000" office:value-type="float" office:value="0.299" calcext:value-type="float">
            <text:p>0.299</text:p>
          </table:table-cell>
          <table:table-cell table:formula="of:=[eventlog_RUN1.AP42]/1000" office:value-type="float" office:value="0.299" calcext:value-type="float">
            <text:p>0.299</text:p>
          </table:table-cell>
          <table:table-cell table:formula="of:=[eventlog_RUN1.AQ42]/1000" office:value-type="float" office:value="0.299" calcext:value-type="float">
            <text:p>0.299</text:p>
          </table:table-cell>
          <table:table-cell table:formula="of:=[eventlog_RUN1.AR42]/1000" office:value-type="float" office:value="0.301" calcext:value-type="float">
            <text:p>0.301</text:p>
          </table:table-cell>
          <table:table-cell table:formula="of:=[eventlog_RUN1.AS42]/1000" office:value-type="float" office:value="0.299" calcext:value-type="float">
            <text:p>0.299</text:p>
          </table:table-cell>
          <table:table-cell table:formula="of:=[eventlog_RUN1.AT42]/1000" office:value-type="float" office:value="0.295" calcext:value-type="float">
            <text:p>0.295</text:p>
          </table:table-cell>
          <table:table-cell table:formula="of:=[eventlog_RUN1.AU42]/1000" office:value-type="float" office:value="0.298" calcext:value-type="float">
            <text:p>0.298</text:p>
          </table:table-cell>
          <table:table-cell table:formula="of:=[eventlog_RUN1.AV42]/1000" office:value-type="float" office:value="0.3" calcext:value-type="float">
            <text:p>0.3</text:p>
          </table:table-cell>
          <table:table-cell table:formula="of:=[eventlog_RUN1.AW42]/1000" office:value-type="float" office:value="0.299" calcext:value-type="float">
            <text:p>0.299</text:p>
          </table:table-cell>
        </table:table-row>
        <table:table-row table:style-name="ro1">
          <table:table-cell table:formula="of:=[eventlog_RUN1.B43]/1000" office:value-type="float" office:value="0.321" calcext:value-type="float">
            <text:p>0.321</text:p>
          </table:table-cell>
          <table:table-cell table:formula="of:=[eventlog_RUN1.AM43]/1000" office:value-type="float" office:value="0.292" calcext:value-type="float">
            <text:p>0.292</text:p>
          </table:table-cell>
          <table:table-cell table:formula="of:=[eventlog_RUN1.AN43]/1000" office:value-type="float" office:value="0.292" calcext:value-type="float">
            <text:p>0.292</text:p>
          </table:table-cell>
          <table:table-cell table:formula="of:=[eventlog_RUN1.AO43]/1000" office:value-type="float" office:value="0.296" calcext:value-type="float">
            <text:p>0.296</text:p>
          </table:table-cell>
          <table:table-cell table:formula="of:=[eventlog_RUN1.AP43]/1000" office:value-type="float" office:value="0.295" calcext:value-type="float">
            <text:p>0.295</text:p>
          </table:table-cell>
          <table:table-cell table:formula="of:=[eventlog_RUN1.AQ43]/1000" office:value-type="float" office:value="0.292" calcext:value-type="float">
            <text:p>0.292</text:p>
          </table:table-cell>
          <table:table-cell table:formula="of:=[eventlog_RUN1.AR43]/1000" office:value-type="float" office:value="0.292" calcext:value-type="float">
            <text:p>0.292</text:p>
          </table:table-cell>
          <table:table-cell table:formula="of:=[eventlog_RUN1.AS43]/1000" office:value-type="float" office:value="0.294" calcext:value-type="float">
            <text:p>0.294</text:p>
          </table:table-cell>
          <table:table-cell table:formula="of:=[eventlog_RUN1.AT43]/1000" office:value-type="float" office:value="0.297" calcext:value-type="float">
            <text:p>0.297</text:p>
          </table:table-cell>
          <table:table-cell table:formula="of:=[eventlog_RUN1.AU43]/1000" office:value-type="float" office:value="0.295" calcext:value-type="float">
            <text:p>0.295</text:p>
          </table:table-cell>
          <table:table-cell table:formula="of:=[eventlog_RUN1.AV43]/1000" office:value-type="float" office:value="0.293" calcext:value-type="float">
            <text:p>0.293</text:p>
          </table:table-cell>
          <table:table-cell table:formula="of:=[eventlog_RUN1.AW43]/1000" office:value-type="float" office:value="0.292" calcext:value-type="float">
            <text:p>0.292</text:p>
          </table:table-cell>
        </table:table-row>
        <table:table-row table:style-name="ro1">
          <table:table-cell table:formula="of:=[eventlog_RUN1.B44]/1000" office:value-type="float" office:value="0.337" calcext:value-type="float">
            <text:p>0.337</text:p>
          </table:table-cell>
          <table:table-cell table:formula="of:=[eventlog_RUN1.AM44]/1000" office:value-type="float" office:value="0.29" calcext:value-type="float">
            <text:p>0.29</text:p>
          </table:table-cell>
          <table:table-cell table:formula="of:=[eventlog_RUN1.AN44]/1000" office:value-type="float" office:value="0.291" calcext:value-type="float">
            <text:p>0.291</text:p>
          </table:table-cell>
          <table:table-cell table:formula="of:=[eventlog_RUN1.AO44]/1000" office:value-type="float" office:value="0.287" calcext:value-type="float">
            <text:p>0.287</text:p>
          </table:table-cell>
          <table:table-cell table:formula="of:=[eventlog_RUN1.AP44]/1000" office:value-type="float" office:value="0.289" calcext:value-type="float">
            <text:p>0.289</text:p>
          </table:table-cell>
          <table:table-cell table:formula="of:=[eventlog_RUN1.AQ44]/1000" office:value-type="float" office:value="0.29" calcext:value-type="float">
            <text:p>0.29</text:p>
          </table:table-cell>
          <table:table-cell table:formula="of:=[eventlog_RUN1.AR44]/1000" office:value-type="float" office:value="0.288" calcext:value-type="float">
            <text:p>0.288</text:p>
          </table:table-cell>
          <table:table-cell table:formula="of:=[eventlog_RUN1.AS44]/1000" office:value-type="float" office:value="0.289" calcext:value-type="float">
            <text:p>0.289</text:p>
          </table:table-cell>
          <table:table-cell table:formula="of:=[eventlog_RUN1.AT44]/1000" office:value-type="float" office:value="0.29" calcext:value-type="float">
            <text:p>0.29</text:p>
          </table:table-cell>
          <table:table-cell table:formula="of:=[eventlog_RUN1.AU44]/1000" office:value-type="float" office:value="0.291" calcext:value-type="float">
            <text:p>0.291</text:p>
          </table:table-cell>
          <table:table-cell table:formula="of:=[eventlog_RUN1.AV44]/1000" office:value-type="float" office:value="0.289" calcext:value-type="float">
            <text:p>0.289</text:p>
          </table:table-cell>
          <table:table-cell table:formula="of:=[eventlog_RUN1.AW44]/1000" office:value-type="float" office:value="0.287" calcext:value-type="float">
            <text:p>0.287</text:p>
          </table:table-cell>
        </table:table-row>
        <table:table-row table:style-name="ro1">
          <table:table-cell table:formula="of:=[eventlog_RUN1.B45]/1000" office:value-type="float" office:value="0.362" calcext:value-type="float">
            <text:p>0.362</text:p>
          </table:table-cell>
          <table:table-cell table:formula="of:=[eventlog_RUN1.AM45]/1000" office:value-type="float" office:value="0.286" calcext:value-type="float">
            <text:p>0.286</text:p>
          </table:table-cell>
          <table:table-cell table:formula="of:=[eventlog_RUN1.AN45]/1000" office:value-type="float" office:value="0.286" calcext:value-type="float">
            <text:p>0.286</text:p>
          </table:table-cell>
          <table:table-cell table:formula="of:=[eventlog_RUN1.AO45]/1000" office:value-type="float" office:value="0.285" calcext:value-type="float">
            <text:p>0.285</text:p>
          </table:table-cell>
          <table:table-cell table:formula="of:=[eventlog_RUN1.AP45]/1000" office:value-type="float" office:value="0.288" calcext:value-type="float">
            <text:p>0.288</text:p>
          </table:table-cell>
          <table:table-cell table:formula="of:=[eventlog_RUN1.AQ45]/1000" office:value-type="float" office:value="0.286" calcext:value-type="float">
            <text:p>0.286</text:p>
          </table:table-cell>
          <table:table-cell table:formula="of:=[eventlog_RUN1.AR45]/1000" office:value-type="float" office:value="0.286" calcext:value-type="float">
            <text:p>0.286</text:p>
          </table:table-cell>
          <table:table-cell table:formula="of:=[eventlog_RUN1.AS45]/1000" office:value-type="float" office:value="0.286" calcext:value-type="float">
            <text:p>0.286</text:p>
          </table:table-cell>
          <table:table-cell table:formula="of:=[eventlog_RUN1.AT45]/1000" office:value-type="float" office:value="0.287" calcext:value-type="float">
            <text:p>0.287</text:p>
          </table:table-cell>
          <table:table-cell table:formula="of:=[eventlog_RUN1.AU45]/1000" office:value-type="float" office:value="0.285" calcext:value-type="float">
            <text:p>0.285</text:p>
          </table:table-cell>
          <table:table-cell table:formula="of:=[eventlog_RUN1.AV45]/1000" office:value-type="float" office:value="0.286" calcext:value-type="float">
            <text:p>0.286</text:p>
          </table:table-cell>
          <table:table-cell table:formula="of:=[eventlog_RUN1.AW45]/1000" office:value-type="float" office:value="0.286" calcext:value-type="float">
            <text:p>0.286</text:p>
          </table:table-cell>
        </table:table-row>
        <table:table-row table:style-name="ro1">
          <table:table-cell table:formula="of:=[eventlog_RUN1.B46]/1000" office:value-type="float" office:value="0.378" calcext:value-type="float">
            <text:p>0.378</text:p>
          </table:table-cell>
          <table:table-cell table:formula="of:=[eventlog_RUN1.AM46]/1000" office:value-type="float" office:value="0.281" calcext:value-type="float">
            <text:p>0.281</text:p>
          </table:table-cell>
          <table:table-cell table:formula="of:=[eventlog_RUN1.AN46]/1000" office:value-type="float" office:value="0.282" calcext:value-type="float">
            <text:p>0.282</text:p>
          </table:table-cell>
          <table:table-cell table:formula="of:=[eventlog_RUN1.AO46]/1000" office:value-type="float" office:value="0.284" calcext:value-type="float">
            <text:p>0.284</text:p>
          </table:table-cell>
          <table:table-cell table:formula="of:=[eventlog_RUN1.AP46]/1000" office:value-type="float" office:value="0.28" calcext:value-type="float">
            <text:p>0.28</text:p>
          </table:table-cell>
          <table:table-cell table:formula="of:=[eventlog_RUN1.AQ46]/1000" office:value-type="float" office:value="0.281" calcext:value-type="float">
            <text:p>0.281</text:p>
          </table:table-cell>
          <table:table-cell table:formula="of:=[eventlog_RUN1.AR46]/1000" office:value-type="float" office:value="0.283" calcext:value-type="float">
            <text:p>0.283</text:p>
          </table:table-cell>
          <table:table-cell table:formula="of:=[eventlog_RUN1.AS46]/1000" office:value-type="float" office:value="0.283" calcext:value-type="float">
            <text:p>0.283</text:p>
          </table:table-cell>
          <table:table-cell table:formula="of:=[eventlog_RUN1.AT46]/1000" office:value-type="float" office:value="0.283" calcext:value-type="float">
            <text:p>0.283</text:p>
          </table:table-cell>
          <table:table-cell table:formula="of:=[eventlog_RUN1.AU46]/1000" office:value-type="float" office:value="0.282" calcext:value-type="float">
            <text:p>0.282</text:p>
          </table:table-cell>
          <table:table-cell table:formula="of:=[eventlog_RUN1.AV46]/1000" office:value-type="float" office:value="0.282" calcext:value-type="float">
            <text:p>0.282</text:p>
          </table:table-cell>
          <table:table-cell table:formula="of:=[eventlog_RUN1.AW46]/1000" office:value-type="float" office:value="0.279" calcext:value-type="float">
            <text:p>0.279</text:p>
          </table:table-cell>
        </table:table-row>
        <table:table-row table:style-name="ro1">
          <table:table-cell table:formula="of:=[eventlog_RUN1.B47]/1000" office:value-type="float" office:value="0.374" calcext:value-type="float">
            <text:p>0.374</text:p>
          </table:table-cell>
          <table:table-cell table:formula="of:=[eventlog_RUN1.AM47]/1000" office:value-type="float" office:value="0.283" calcext:value-type="float">
            <text:p>0.283</text:p>
          </table:table-cell>
          <table:table-cell table:formula="of:=[eventlog_RUN1.AN47]/1000" office:value-type="float" office:value="0.279" calcext:value-type="float">
            <text:p>0.279</text:p>
          </table:table-cell>
          <table:table-cell table:formula="of:=[eventlog_RUN1.AO47]/1000" office:value-type="float" office:value="0.278" calcext:value-type="float">
            <text:p>0.278</text:p>
          </table:table-cell>
          <table:table-cell table:formula="of:=[eventlog_RUN1.AP47]/1000" office:value-type="float" office:value="0.28" calcext:value-type="float">
            <text:p>0.28</text:p>
          </table:table-cell>
          <table:table-cell table:formula="of:=[eventlog_RUN1.AQ47]/1000" office:value-type="float" office:value="0.281" calcext:value-type="float">
            <text:p>0.281</text:p>
          </table:table-cell>
          <table:table-cell table:formula="of:=[eventlog_RUN1.AR47]/1000" office:value-type="float" office:value="0.282" calcext:value-type="float">
            <text:p>0.282</text:p>
          </table:table-cell>
          <table:table-cell table:formula="of:=[eventlog_RUN1.AS47]/1000" office:value-type="float" office:value="0.277" calcext:value-type="float">
            <text:p>0.277</text:p>
          </table:table-cell>
          <table:table-cell table:formula="of:=[eventlog_RUN1.AT47]/1000" office:value-type="float" office:value="0.28" calcext:value-type="float">
            <text:p>0.28</text:p>
          </table:table-cell>
          <table:table-cell table:formula="of:=[eventlog_RUN1.AU47]/1000" office:value-type="float" office:value="0.279" calcext:value-type="float">
            <text:p>0.279</text:p>
          </table:table-cell>
          <table:table-cell table:formula="of:=[eventlog_RUN1.AV47]/1000" office:value-type="float" office:value="0.279" calcext:value-type="float">
            <text:p>0.279</text:p>
          </table:table-cell>
          <table:table-cell table:formula="of:=[eventlog_RUN1.AW47]/1000" office:value-type="float" office:value="0.281" calcext:value-type="float">
            <text:p>0.281</text:p>
          </table:table-cell>
        </table:table-row>
        <table:table-row table:style-name="ro1">
          <table:table-cell table:formula="of:=[eventlog_RUN1.B48]/1000" office:value-type="float" office:value="0.392" calcext:value-type="float">
            <text:p>0.392</text:p>
          </table:table-cell>
          <table:table-cell table:formula="of:=[eventlog_RUN1.AM48]/1000" office:value-type="float" office:value="0.282" calcext:value-type="float">
            <text:p>0.282</text:p>
          </table:table-cell>
          <table:table-cell table:formula="of:=[eventlog_RUN1.AN48]/1000" office:value-type="float" office:value="0.277" calcext:value-type="float">
            <text:p>0.277</text:p>
          </table:table-cell>
          <table:table-cell table:formula="of:=[eventlog_RUN1.AO48]/1000" office:value-type="float" office:value="0.282" calcext:value-type="float">
            <text:p>0.282</text:p>
          </table:table-cell>
          <table:table-cell table:formula="of:=[eventlog_RUN1.AP48]/1000" office:value-type="float" office:value="0.281" calcext:value-type="float">
            <text:p>0.281</text:p>
          </table:table-cell>
          <table:table-cell table:formula="of:=[eventlog_RUN1.AQ48]/1000" office:value-type="float" office:value="0.281" calcext:value-type="float">
            <text:p>0.281</text:p>
          </table:table-cell>
          <table:table-cell table:formula="of:=[eventlog_RUN1.AR48]/1000" office:value-type="float" office:value="0.281" calcext:value-type="float">
            <text:p>0.281</text:p>
          </table:table-cell>
          <table:table-cell table:formula="of:=[eventlog_RUN1.AS48]/1000" office:value-type="float" office:value="0.283" calcext:value-type="float">
            <text:p>0.283</text:p>
          </table:table-cell>
          <table:table-cell table:formula="of:=[eventlog_RUN1.AT48]/1000" office:value-type="float" office:value="0.28" calcext:value-type="float">
            <text:p>0.28</text:p>
          </table:table-cell>
          <table:table-cell table:formula="of:=[eventlog_RUN1.AU48]/1000" office:value-type="float" office:value="0.28" calcext:value-type="float">
            <text:p>0.28</text:p>
          </table:table-cell>
          <table:table-cell table:formula="of:=[eventlog_RUN1.AV48]/1000" office:value-type="float" office:value="0.285" calcext:value-type="float">
            <text:p>0.285</text:p>
          </table:table-cell>
          <table:table-cell table:formula="of:=[eventlog_RUN1.AW48]/1000" office:value-type="float" office:value="0.284" calcext:value-type="float">
            <text:p>0.284</text:p>
          </table:table-cell>
        </table:table-row>
        <table:table-row table:style-name="ro1">
          <table:table-cell table:formula="of:=[eventlog_RUN1.B49]/1000" office:value-type="float" office:value="0.397" calcext:value-type="float">
            <text:p>0.397</text:p>
          </table:table-cell>
          <table:table-cell table:formula="of:=[eventlog_RUN1.AM49]/1000" office:value-type="float" office:value="0.278" calcext:value-type="float">
            <text:p>0.278</text:p>
          </table:table-cell>
          <table:table-cell table:formula="of:=[eventlog_RUN1.AN49]/1000" office:value-type="float" office:value="0.28" calcext:value-type="float">
            <text:p>0.28</text:p>
          </table:table-cell>
          <table:table-cell table:formula="of:=[eventlog_RUN1.AO49]/1000" office:value-type="float" office:value="0.279" calcext:value-type="float">
            <text:p>0.279</text:p>
          </table:table-cell>
          <table:table-cell table:formula="of:=[eventlog_RUN1.AP49]/1000" office:value-type="float" office:value="0.277" calcext:value-type="float">
            <text:p>0.277</text:p>
          </table:table-cell>
          <table:table-cell table:formula="of:=[eventlog_RUN1.AQ49]/1000" office:value-type="float" office:value="0.278" calcext:value-type="float">
            <text:p>0.278</text:p>
          </table:table-cell>
          <table:table-cell table:formula="of:=[eventlog_RUN1.AR49]/1000" office:value-type="float" office:value="0.28" calcext:value-type="float">
            <text:p>0.28</text:p>
          </table:table-cell>
          <table:table-cell table:formula="of:=[eventlog_RUN1.AS49]/1000" office:value-type="float" office:value="0.28" calcext:value-type="float">
            <text:p>0.28</text:p>
          </table:table-cell>
          <table:table-cell table:formula="of:=[eventlog_RUN1.AT49]/1000" office:value-type="float" office:value="0.283" calcext:value-type="float">
            <text:p>0.283</text:p>
          </table:table-cell>
          <table:table-cell table:formula="of:=[eventlog_RUN1.AU49]/1000" office:value-type="float" office:value="0.28" calcext:value-type="float">
            <text:p>0.28</text:p>
          </table:table-cell>
          <table:table-cell table:formula="of:=[eventlog_RUN1.AV49]/1000" office:value-type="float" office:value="0.28" calcext:value-type="float">
            <text:p>0.28</text:p>
          </table:table-cell>
          <table:table-cell table:formula="of:=[eventlog_RUN1.AW49]/1000" office:value-type="float" office:value="0.277" calcext:value-type="float">
            <text:p>0.277</text:p>
          </table:table-cell>
        </table:table-row>
        <table:table-row table:style-name="ro1">
          <table:table-cell table:formula="of:=[eventlog_RUN1.B50]/1000" office:value-type="float" office:value="0.384" calcext:value-type="float">
            <text:p>0.384</text:p>
          </table:table-cell>
          <table:table-cell table:formula="of:=[eventlog_RUN1.AM50]/1000" office:value-type="float" office:value="0.278" calcext:value-type="float">
            <text:p>0.278</text:p>
          </table:table-cell>
          <table:table-cell table:formula="of:=[eventlog_RUN1.AN50]/1000" office:value-type="float" office:value="0.281" calcext:value-type="float">
            <text:p>0.281</text:p>
          </table:table-cell>
          <table:table-cell table:formula="of:=[eventlog_RUN1.AO50]/1000" office:value-type="float" office:value="0.278" calcext:value-type="float">
            <text:p>0.278</text:p>
          </table:table-cell>
          <table:table-cell table:formula="of:=[eventlog_RUN1.AP50]/1000" office:value-type="float" office:value="0.283" calcext:value-type="float">
            <text:p>0.283</text:p>
          </table:table-cell>
          <table:table-cell table:formula="of:=[eventlog_RUN1.AQ50]/1000" office:value-type="float" office:value="0.283" calcext:value-type="float">
            <text:p>0.283</text:p>
          </table:table-cell>
          <table:table-cell table:formula="of:=[eventlog_RUN1.AR50]/1000" office:value-type="float" office:value="0.279" calcext:value-type="float">
            <text:p>0.279</text:p>
          </table:table-cell>
          <table:table-cell table:formula="of:=[eventlog_RUN1.AS50]/1000" office:value-type="float" office:value="0.28" calcext:value-type="float">
            <text:p>0.28</text:p>
          </table:table-cell>
          <table:table-cell table:formula="of:=[eventlog_RUN1.AT50]/1000" office:value-type="float" office:value="0.277" calcext:value-type="float">
            <text:p>0.277</text:p>
          </table:table-cell>
          <table:table-cell table:formula="of:=[eventlog_RUN1.AU50]/1000" office:value-type="float" office:value="0.28" calcext:value-type="float">
            <text:p>0.28</text:p>
          </table:table-cell>
          <table:table-cell table:formula="of:=[eventlog_RUN1.AV50]/1000" office:value-type="float" office:value="0.28" calcext:value-type="float">
            <text:p>0.28</text:p>
          </table:table-cell>
          <table:table-cell table:formula="of:=[eventlog_RUN1.AW50]/1000" office:value-type="float" office:value="0.28" calcext:value-type="float">
            <text:p>0.28</text:p>
          </table:table-cell>
        </table:table-row>
        <table:table-row table:style-name="ro1">
          <table:table-cell table:formula="of:=[eventlog_RUN1.B51]/1000" office:value-type="float" office:value="0.4" calcext:value-type="float">
            <text:p>0.4</text:p>
          </table:table-cell>
          <table:table-cell table:formula="of:=[eventlog_RUN1.AM51]/1000" office:value-type="float" office:value="0.278" calcext:value-type="float">
            <text:p>0.278</text:p>
          </table:table-cell>
          <table:table-cell table:formula="of:=[eventlog_RUN1.AN51]/1000" office:value-type="float" office:value="0.276" calcext:value-type="float">
            <text:p>0.276</text:p>
          </table:table-cell>
          <table:table-cell table:formula="of:=[eventlog_RUN1.AO51]/1000" office:value-type="float" office:value="0.28" calcext:value-type="float">
            <text:p>0.28</text:p>
          </table:table-cell>
          <table:table-cell table:formula="of:=[eventlog_RUN1.AP51]/1000" office:value-type="float" office:value="0.277" calcext:value-type="float">
            <text:p>0.277</text:p>
          </table:table-cell>
          <table:table-cell table:formula="of:=[eventlog_RUN1.AQ51]/1000" office:value-type="float" office:value="0.28" calcext:value-type="float">
            <text:p>0.28</text:p>
          </table:table-cell>
          <table:table-cell table:formula="of:=[eventlog_RUN1.AR51]/1000" office:value-type="float" office:value="0.281" calcext:value-type="float">
            <text:p>0.281</text:p>
          </table:table-cell>
          <table:table-cell table:formula="of:=[eventlog_RUN1.AS51]/1000" office:value-type="float" office:value="0.28" calcext:value-type="float">
            <text:p>0.28</text:p>
          </table:table-cell>
          <table:table-cell table:formula="of:=[eventlog_RUN1.AT51]/1000" office:value-type="float" office:value="0.281" calcext:value-type="float">
            <text:p>0.281</text:p>
          </table:table-cell>
          <table:table-cell table:formula="of:=[eventlog_RUN1.AU51]/1000" office:value-type="float" office:value="0.278" calcext:value-type="float">
            <text:p>0.278</text:p>
          </table:table-cell>
          <table:table-cell table:formula="of:=[eventlog_RUN1.AV51]/1000" office:value-type="float" office:value="0.283" calcext:value-type="float">
            <text:p>0.283</text:p>
          </table:table-cell>
          <table:table-cell table:formula="of:=[eventlog_RUN1.AW51]/1000" office:value-type="float" office:value="0.278" calcext:value-type="float">
            <text:p>0.278</text:p>
          </table:table-cell>
        </table:table-row>
        <table:table-row table:style-name="ro1">
          <table:table-cell table:formula="of:=[eventlog_RUN1.B52]/1000" office:value-type="float" office:value="0.399" calcext:value-type="float">
            <text:p>0.399</text:p>
          </table:table-cell>
          <table:table-cell table:formula="of:=[eventlog_RUN1.AM52]/1000" office:value-type="float" office:value="0.28" calcext:value-type="float">
            <text:p>0.28</text:p>
          </table:table-cell>
          <table:table-cell table:formula="of:=[eventlog_RUN1.AN52]/1000" office:value-type="float" office:value="0.281" calcext:value-type="float">
            <text:p>0.281</text:p>
          </table:table-cell>
          <table:table-cell table:formula="of:=[eventlog_RUN1.AO52]/1000" office:value-type="float" office:value="0.277" calcext:value-type="float">
            <text:p>0.277</text:p>
          </table:table-cell>
          <table:table-cell table:formula="of:=[eventlog_RUN1.AP52]/1000" office:value-type="float" office:value="0.279" calcext:value-type="float">
            <text:p>0.279</text:p>
          </table:table-cell>
          <table:table-cell table:formula="of:=[eventlog_RUN1.AQ52]/1000" office:value-type="float" office:value="0.277" calcext:value-type="float">
            <text:p>0.277</text:p>
          </table:table-cell>
          <table:table-cell table:formula="of:=[eventlog_RUN1.AR52]/1000" office:value-type="float" office:value="0.277" calcext:value-type="float">
            <text:p>0.277</text:p>
          </table:table-cell>
          <table:table-cell table:formula="of:=[eventlog_RUN1.AS52]/1000" office:value-type="float" office:value="0.281" calcext:value-type="float">
            <text:p>0.281</text:p>
          </table:table-cell>
          <table:table-cell table:formula="of:=[eventlog_RUN1.AT52]/1000" office:value-type="float" office:value="0.279" calcext:value-type="float">
            <text:p>0.279</text:p>
          </table:table-cell>
          <table:table-cell table:formula="of:=[eventlog_RUN1.AU52]/1000" office:value-type="float" office:value="0.28" calcext:value-type="float">
            <text:p>0.28</text:p>
          </table:table-cell>
          <table:table-cell table:formula="of:=[eventlog_RUN1.AV52]/1000" office:value-type="float" office:value="0.277" calcext:value-type="float">
            <text:p>0.277</text:p>
          </table:table-cell>
          <table:table-cell table:formula="of:=[eventlog_RUN1.AW52]/1000" office:value-type="float" office:value="0.278" calcext:value-type="float">
            <text:p>0.278</text:p>
          </table:table-cell>
        </table:table-row>
        <table:table-row table:style-name="ro1">
          <table:table-cell table:formula="of:=[eventlog_RUN1.B53]/1000" office:value-type="float" office:value="0.396" calcext:value-type="float">
            <text:p>0.396</text:p>
          </table:table-cell>
          <table:table-cell table:formula="of:=[eventlog_RUN1.AM53]/1000" office:value-type="float" office:value="0.275" calcext:value-type="float">
            <text:p>0.275</text:p>
          </table:table-cell>
          <table:table-cell table:formula="of:=[eventlog_RUN1.AN53]/1000" office:value-type="float" office:value="0.274" calcext:value-type="float">
            <text:p>0.274</text:p>
          </table:table-cell>
          <table:table-cell table:formula="of:=[eventlog_RUN1.AO53]/1000" office:value-type="float" office:value="0.276" calcext:value-type="float">
            <text:p>0.276</text:p>
          </table:table-cell>
          <table:table-cell table:formula="of:=[eventlog_RUN1.AP53]/1000" office:value-type="float" office:value="0.277" calcext:value-type="float">
            <text:p>0.277</text:p>
          </table:table-cell>
          <table:table-cell table:formula="of:=[eventlog_RUN1.AQ53]/1000" office:value-type="float" office:value="0.281" calcext:value-type="float">
            <text:p>0.281</text:p>
          </table:table-cell>
          <table:table-cell table:formula="of:=[eventlog_RUN1.AR53]/1000" office:value-type="float" office:value="0.28" calcext:value-type="float">
            <text:p>0.28</text:p>
          </table:table-cell>
          <table:table-cell table:formula="of:=[eventlog_RUN1.AS53]/1000" office:value-type="float" office:value="0.28" calcext:value-type="float">
            <text:p>0.28</text:p>
          </table:table-cell>
          <table:table-cell table:formula="of:=[eventlog_RUN1.AT53]/1000" office:value-type="float" office:value="0.28" calcext:value-type="float">
            <text:p>0.28</text:p>
          </table:table-cell>
          <table:table-cell table:formula="of:=[eventlog_RUN1.AU53]/1000" office:value-type="float" office:value="0.278" calcext:value-type="float">
            <text:p>0.278</text:p>
          </table:table-cell>
          <table:table-cell table:formula="of:=[eventlog_RUN1.AV53]/1000" office:value-type="float" office:value="0.279" calcext:value-type="float">
            <text:p>0.279</text:p>
          </table:table-cell>
          <table:table-cell table:formula="of:=[eventlog_RUN1.AW53]/1000" office:value-type="float" office:value="0.278" calcext:value-type="float">
            <text:p>0.278</text:p>
          </table:table-cell>
        </table:table-row>
        <table:table-row table:style-name="ro1">
          <table:table-cell table:formula="of:=[eventlog_RUN1.B54]/1000" office:value-type="float" office:value="0.4" calcext:value-type="float">
            <text:p>0.4</text:p>
          </table:table-cell>
          <table:table-cell table:formula="of:=[eventlog_RUN1.AM54]/1000" office:value-type="float" office:value="0.279" calcext:value-type="float">
            <text:p>0.279</text:p>
          </table:table-cell>
          <table:table-cell table:formula="of:=[eventlog_RUN1.AN54]/1000" office:value-type="float" office:value="0.281" calcext:value-type="float">
            <text:p>0.281</text:p>
          </table:table-cell>
          <table:table-cell table:formula="of:=[eventlog_RUN1.AO54]/1000" office:value-type="float" office:value="0.28" calcext:value-type="float">
            <text:p>0.28</text:p>
          </table:table-cell>
          <table:table-cell table:formula="of:=[eventlog_RUN1.AP54]/1000" office:value-type="float" office:value="0.279" calcext:value-type="float">
            <text:p>0.279</text:p>
          </table:table-cell>
          <table:table-cell table:formula="of:=[eventlog_RUN1.AQ54]/1000" office:value-type="float" office:value="0.279" calcext:value-type="float">
            <text:p>0.279</text:p>
          </table:table-cell>
          <table:table-cell table:formula="of:=[eventlog_RUN1.AR54]/1000" office:value-type="float" office:value="0.277" calcext:value-type="float">
            <text:p>0.277</text:p>
          </table:table-cell>
          <table:table-cell table:formula="of:=[eventlog_RUN1.AS54]/1000" office:value-type="float" office:value="0.277" calcext:value-type="float">
            <text:p>0.277</text:p>
          </table:table-cell>
          <table:table-cell table:formula="of:=[eventlog_RUN1.AT54]/1000" office:value-type="float" office:value="0.279" calcext:value-type="float">
            <text:p>0.279</text:p>
          </table:table-cell>
          <table:table-cell table:formula="of:=[eventlog_RUN1.AU54]/1000" office:value-type="float" office:value="0.279" calcext:value-type="float">
            <text:p>0.279</text:p>
          </table:table-cell>
          <table:table-cell table:formula="of:=[eventlog_RUN1.AV54]/1000" office:value-type="float" office:value="0.28" calcext:value-type="float">
            <text:p>0.28</text:p>
          </table:table-cell>
          <table:table-cell table:formula="of:=[eventlog_RUN1.AW54]/1000" office:value-type="float" office:value="0.282" calcext:value-type="float">
            <text:p>0.282</text:p>
          </table:table-cell>
        </table:table-row>
        <table:table-row table:style-name="ro1">
          <table:table-cell table:formula="of:=[eventlog_RUN1.B55]/1000" office:value-type="float" office:value="0.405" calcext:value-type="float">
            <text:p>0.405</text:p>
          </table:table-cell>
          <table:table-cell table:formula="of:=[eventlog_RUN1.AM55]/1000" office:value-type="float" office:value="0.274" calcext:value-type="float">
            <text:p>0.274</text:p>
          </table:table-cell>
          <table:table-cell table:formula="of:=[eventlog_RUN1.AN55]/1000" office:value-type="float" office:value="0.275" calcext:value-type="float">
            <text:p>0.275</text:p>
          </table:table-cell>
          <table:table-cell table:formula="of:=[eventlog_RUN1.AO55]/1000" office:value-type="float" office:value="0.275" calcext:value-type="float">
            <text:p>0.275</text:p>
          </table:table-cell>
          <table:table-cell table:formula="of:=[eventlog_RUN1.AP55]/1000" office:value-type="float" office:value="0.277" calcext:value-type="float">
            <text:p>0.277</text:p>
          </table:table-cell>
          <table:table-cell table:formula="of:=[eventlog_RUN1.AQ55]/1000" office:value-type="float" office:value="0.276" calcext:value-type="float">
            <text:p>0.276</text:p>
          </table:table-cell>
          <table:table-cell table:formula="of:=[eventlog_RUN1.AR55]/1000" office:value-type="float" office:value="0.277" calcext:value-type="float">
            <text:p>0.277</text:p>
          </table:table-cell>
          <table:table-cell table:formula="of:=[eventlog_RUN1.AS55]/1000" office:value-type="float" office:value="0.278" calcext:value-type="float">
            <text:p>0.278</text:p>
          </table:table-cell>
          <table:table-cell table:formula="of:=[eventlog_RUN1.AT55]/1000" office:value-type="float" office:value="0.279" calcext:value-type="float">
            <text:p>0.279</text:p>
          </table:table-cell>
          <table:table-cell table:formula="of:=[eventlog_RUN1.AU55]/1000" office:value-type="float" office:value="0.276" calcext:value-type="float">
            <text:p>0.276</text:p>
          </table:table-cell>
          <table:table-cell table:formula="of:=[eventlog_RUN1.AV55]/1000" office:value-type="float" office:value="0.276" calcext:value-type="float">
            <text:p>0.276</text:p>
          </table:table-cell>
          <table:table-cell table:formula="of:=[eventlog_RUN1.AW55]/1000" office:value-type="float" office:value="0.276" calcext:value-type="float">
            <text:p>0.276</text:p>
          </table:table-cell>
        </table:table-row>
        <table:table-row table:style-name="ro1">
          <table:table-cell table:formula="of:=[eventlog_RUN1.B56]/1000" office:value-type="float" office:value="0.402" calcext:value-type="float">
            <text:p>0.402</text:p>
          </table:table-cell>
          <table:table-cell table:formula="of:=[eventlog_RUN1.AM56]/1000" office:value-type="float" office:value="0.277" calcext:value-type="float">
            <text:p>0.277</text:p>
          </table:table-cell>
          <table:table-cell table:formula="of:=[eventlog_RUN1.AN56]/1000" office:value-type="float" office:value="0.276" calcext:value-type="float">
            <text:p>0.276</text:p>
          </table:table-cell>
          <table:table-cell table:formula="of:=[eventlog_RUN1.AO56]/1000" office:value-type="float" office:value="0.278" calcext:value-type="float">
            <text:p>0.278</text:p>
          </table:table-cell>
          <table:table-cell table:formula="of:=[eventlog_RUN1.AP56]/1000" office:value-type="float" office:value="0.277" calcext:value-type="float">
            <text:p>0.277</text:p>
          </table:table-cell>
          <table:table-cell table:formula="of:=[eventlog_RUN1.AQ56]/1000" office:value-type="float" office:value="0.275" calcext:value-type="float">
            <text:p>0.275</text:p>
          </table:table-cell>
          <table:table-cell table:formula="of:=[eventlog_RUN1.AR56]/1000" office:value-type="float" office:value="0.277" calcext:value-type="float">
            <text:p>0.277</text:p>
          </table:table-cell>
          <table:table-cell table:formula="of:=[eventlog_RUN1.AS56]/1000" office:value-type="float" office:value="0.279" calcext:value-type="float">
            <text:p>0.279</text:p>
          </table:table-cell>
          <table:table-cell table:formula="of:=[eventlog_RUN1.AT56]/1000" office:value-type="float" office:value="0.275" calcext:value-type="float">
            <text:p>0.275</text:p>
          </table:table-cell>
          <table:table-cell table:formula="of:=[eventlog_RUN1.AU56]/1000" office:value-type="float" office:value="0.276" calcext:value-type="float">
            <text:p>0.276</text:p>
          </table:table-cell>
          <table:table-cell table:formula="of:=[eventlog_RUN1.AV56]/1000" office:value-type="float" office:value="0.278" calcext:value-type="float">
            <text:p>0.278</text:p>
          </table:table-cell>
          <table:table-cell table:formula="of:=[eventlog_RUN1.AW56]/1000" office:value-type="float" office:value="0.275" calcext:value-type="float">
            <text:p>0.275</text:p>
          </table:table-cell>
        </table:table-row>
        <table:table-row table:style-name="ro1">
          <table:table-cell table:formula="of:=[eventlog_RUN1.B57]/1000" office:value-type="float" office:value="0.4" calcext:value-type="float">
            <text:p>0.4</text:p>
          </table:table-cell>
          <table:table-cell table:formula="of:=[eventlog_RUN1.AM57]/1000" office:value-type="float" office:value="0.276" calcext:value-type="float">
            <text:p>0.276</text:p>
          </table:table-cell>
          <table:table-cell table:formula="of:=[eventlog_RUN1.AN57]/1000" office:value-type="float" office:value="0.278" calcext:value-type="float">
            <text:p>0.278</text:p>
          </table:table-cell>
          <table:table-cell table:formula="of:=[eventlog_RUN1.AO57]/1000" office:value-type="float" office:value="0.277" calcext:value-type="float">
            <text:p>0.277</text:p>
          </table:table-cell>
          <table:table-cell table:formula="of:=[eventlog_RUN1.AP57]/1000" office:value-type="float" office:value="0.276" calcext:value-type="float">
            <text:p>0.276</text:p>
          </table:table-cell>
          <table:table-cell table:formula="of:=[eventlog_RUN1.AQ57]/1000" office:value-type="float" office:value="0.277" calcext:value-type="float">
            <text:p>0.277</text:p>
          </table:table-cell>
          <table:table-cell table:formula="of:=[eventlog_RUN1.AR57]/1000" office:value-type="float" office:value="0.276" calcext:value-type="float">
            <text:p>0.276</text:p>
          </table:table-cell>
          <table:table-cell table:formula="of:=[eventlog_RUN1.AS57]/1000" office:value-type="float" office:value="0.274" calcext:value-type="float">
            <text:p>0.274</text:p>
          </table:table-cell>
          <table:table-cell table:formula="of:=[eventlog_RUN1.AT57]/1000" office:value-type="float" office:value="0.277" calcext:value-type="float">
            <text:p>0.277</text:p>
          </table:table-cell>
          <table:table-cell table:formula="of:=[eventlog_RUN1.AU57]/1000" office:value-type="float" office:value="0.279" calcext:value-type="float">
            <text:p>0.279</text:p>
          </table:table-cell>
          <table:table-cell table:formula="of:=[eventlog_RUN1.AV57]/1000" office:value-type="float" office:value="0.279" calcext:value-type="float">
            <text:p>0.279</text:p>
          </table:table-cell>
          <table:table-cell table:formula="of:=[eventlog_RUN1.AW57]/1000" office:value-type="float" office:value="0.277" calcext:value-type="float">
            <text:p>0.277</text:p>
          </table:table-cell>
        </table:table-row>
        <table:table-row table:style-name="ro1">
          <table:table-cell table:formula="of:=[eventlog_RUN1.B58]/1000" office:value-type="float" office:value="0.4" calcext:value-type="float">
            <text:p>0.4</text:p>
          </table:table-cell>
          <table:table-cell table:formula="of:=[eventlog_RUN1.AM58]/1000" office:value-type="float" office:value="0.278" calcext:value-type="float">
            <text:p>0.278</text:p>
          </table:table-cell>
          <table:table-cell table:formula="of:=[eventlog_RUN1.AN58]/1000" office:value-type="float" office:value="0.279" calcext:value-type="float">
            <text:p>0.279</text:p>
          </table:table-cell>
          <table:table-cell table:formula="of:=[eventlog_RUN1.AO58]/1000" office:value-type="float" office:value="0.276" calcext:value-type="float">
            <text:p>0.276</text:p>
          </table:table-cell>
          <table:table-cell table:formula="of:=[eventlog_RUN1.AP58]/1000" office:value-type="float" office:value="0.279" calcext:value-type="float">
            <text:p>0.279</text:p>
          </table:table-cell>
          <table:table-cell table:formula="of:=[eventlog_RUN1.AQ58]/1000" office:value-type="float" office:value="0.279" calcext:value-type="float">
            <text:p>0.279</text:p>
          </table:table-cell>
          <table:table-cell table:formula="of:=[eventlog_RUN1.AR58]/1000" office:value-type="float" office:value="0.278" calcext:value-type="float">
            <text:p>0.278</text:p>
          </table:table-cell>
          <table:table-cell table:formula="of:=[eventlog_RUN1.AS58]/1000" office:value-type="float" office:value="0.278" calcext:value-type="float">
            <text:p>0.278</text:p>
          </table:table-cell>
          <table:table-cell table:formula="of:=[eventlog_RUN1.AT58]/1000" office:value-type="float" office:value="0.279" calcext:value-type="float">
            <text:p>0.279</text:p>
          </table:table-cell>
          <table:table-cell table:formula="of:=[eventlog_RUN1.AU58]/1000" office:value-type="float" office:value="0.279" calcext:value-type="float">
            <text:p>0.279</text:p>
          </table:table-cell>
          <table:table-cell table:formula="of:=[eventlog_RUN1.AV58]/1000" office:value-type="float" office:value="0.275" calcext:value-type="float">
            <text:p>0.275</text:p>
          </table:table-cell>
          <table:table-cell table:formula="of:=[eventlog_RUN1.AW58]/1000" office:value-type="float" office:value="0.278" calcext:value-type="float">
            <text:p>0.278</text:p>
          </table:table-cell>
        </table:table-row>
        <table:table-row table:style-name="ro1">
          <table:table-cell table:formula="of:=[eventlog_RUN1.B59]/1000" office:value-type="float" office:value="0.395" calcext:value-type="float">
            <text:p>0.395</text:p>
          </table:table-cell>
          <table:table-cell table:formula="of:=[eventlog_RUN1.AM59]/1000" office:value-type="float" office:value="0.278" calcext:value-type="float">
            <text:p>0.278</text:p>
          </table:table-cell>
          <table:table-cell table:formula="of:=[eventlog_RUN1.AN59]/1000" office:value-type="float" office:value="0.28" calcext:value-type="float">
            <text:p>0.28</text:p>
          </table:table-cell>
          <table:table-cell table:formula="of:=[eventlog_RUN1.AO59]/1000" office:value-type="float" office:value="0.282" calcext:value-type="float">
            <text:p>0.282</text:p>
          </table:table-cell>
          <table:table-cell table:formula="of:=[eventlog_RUN1.AP59]/1000" office:value-type="float" office:value="0.278" calcext:value-type="float">
            <text:p>0.278</text:p>
          </table:table-cell>
          <table:table-cell table:formula="of:=[eventlog_RUN1.AQ59]/1000" office:value-type="float" office:value="0.277" calcext:value-type="float">
            <text:p>0.277</text:p>
          </table:table-cell>
          <table:table-cell table:formula="of:=[eventlog_RUN1.AR59]/1000" office:value-type="float" office:value="0.28" calcext:value-type="float">
            <text:p>0.28</text:p>
          </table:table-cell>
          <table:table-cell table:formula="of:=[eventlog_RUN1.AS59]/1000" office:value-type="float" office:value="0.277" calcext:value-type="float">
            <text:p>0.277</text:p>
          </table:table-cell>
          <table:table-cell table:formula="of:=[eventlog_RUN1.AT59]/1000" office:value-type="float" office:value="0.278" calcext:value-type="float">
            <text:p>0.278</text:p>
          </table:table-cell>
          <table:table-cell table:formula="of:=[eventlog_RUN1.AU59]/1000" office:value-type="float" office:value="0.28" calcext:value-type="float">
            <text:p>0.28</text:p>
          </table:table-cell>
          <table:table-cell table:formula="of:=[eventlog_RUN1.AV59]/1000" office:value-type="float" office:value="0.279" calcext:value-type="float">
            <text:p>0.279</text:p>
          </table:table-cell>
          <table:table-cell table:formula="of:=[eventlog_RUN1.AW59]/1000" office:value-type="float" office:value="0.278" calcext:value-type="float">
            <text:p>0.278</text:p>
          </table:table-cell>
        </table:table-row>
        <table:table-row table:style-name="ro1">
          <table:table-cell table:formula="of:=[eventlog_RUN1.B60]/1000" office:value-type="float" office:value="0.394" calcext:value-type="float">
            <text:p>0.394</text:p>
          </table:table-cell>
          <table:table-cell table:formula="of:=[eventlog_RUN1.AM60]/1000" office:value-type="float" office:value="0.28" calcext:value-type="float">
            <text:p>0.28</text:p>
          </table:table-cell>
          <table:table-cell table:formula="of:=[eventlog_RUN1.AN60]/1000" office:value-type="float" office:value="0.28" calcext:value-type="float">
            <text:p>0.28</text:p>
          </table:table-cell>
          <table:table-cell table:formula="of:=[eventlog_RUN1.AO60]/1000" office:value-type="float" office:value="0.276" calcext:value-type="float">
            <text:p>0.276</text:p>
          </table:table-cell>
          <table:table-cell table:formula="of:=[eventlog_RUN1.AP60]/1000" office:value-type="float" office:value="0.283" calcext:value-type="float">
            <text:p>0.283</text:p>
          </table:table-cell>
          <table:table-cell table:formula="of:=[eventlog_RUN1.AQ60]/1000" office:value-type="float" office:value="0.279" calcext:value-type="float">
            <text:p>0.279</text:p>
          </table:table-cell>
          <table:table-cell table:formula="of:=[eventlog_RUN1.AR60]/1000" office:value-type="float" office:value="0.279" calcext:value-type="float">
            <text:p>0.279</text:p>
          </table:table-cell>
          <table:table-cell table:formula="of:=[eventlog_RUN1.AS60]/1000" office:value-type="float" office:value="0.281" calcext:value-type="float">
            <text:p>0.281</text:p>
          </table:table-cell>
          <table:table-cell table:formula="of:=[eventlog_RUN1.AT60]/1000" office:value-type="float" office:value="0.279" calcext:value-type="float">
            <text:p>0.279</text:p>
          </table:table-cell>
          <table:table-cell table:formula="of:=[eventlog_RUN1.AU60]/1000" office:value-type="float" office:value="0.278" calcext:value-type="float">
            <text:p>0.278</text:p>
          </table:table-cell>
          <table:table-cell table:formula="of:=[eventlog_RUN1.AV60]/1000" office:value-type="float" office:value="0.281" calcext:value-type="float">
            <text:p>0.281</text:p>
          </table:table-cell>
          <table:table-cell table:formula="of:=[eventlog_RUN1.AW60]/1000" office:value-type="float" office:value="0.279" calcext:value-type="float">
            <text:p>0.279</text:p>
          </table:table-cell>
        </table:table-row>
        <table:table-row table:style-name="ro1">
          <table:table-cell table:formula="of:=[eventlog_RUN1.B61]/1000" office:value-type="float" office:value="0.411" calcext:value-type="float">
            <text:p>0.411</text:p>
          </table:table-cell>
          <table:table-cell table:formula="of:=[eventlog_RUN1.AM61]/1000" office:value-type="float" office:value="0.279" calcext:value-type="float">
            <text:p>0.279</text:p>
          </table:table-cell>
          <table:table-cell table:formula="of:=[eventlog_RUN1.AN61]/1000" office:value-type="float" office:value="0.282" calcext:value-type="float">
            <text:p>0.282</text:p>
          </table:table-cell>
          <table:table-cell table:formula="of:=[eventlog_RUN1.AO61]/1000" office:value-type="float" office:value="0.278" calcext:value-type="float">
            <text:p>0.278</text:p>
          </table:table-cell>
          <table:table-cell table:formula="of:=[eventlog_RUN1.AP61]/1000" office:value-type="float" office:value="0.28" calcext:value-type="float">
            <text:p>0.28</text:p>
          </table:table-cell>
          <table:table-cell table:formula="of:=[eventlog_RUN1.AQ61]/1000" office:value-type="float" office:value="0.279" calcext:value-type="float">
            <text:p>0.279</text:p>
          </table:table-cell>
          <table:table-cell table:formula="of:=[eventlog_RUN1.AR61]/1000" office:value-type="float" office:value="0.277" calcext:value-type="float">
            <text:p>0.277</text:p>
          </table:table-cell>
          <table:table-cell table:formula="of:=[eventlog_RUN1.AS61]/1000" office:value-type="float" office:value="0.275" calcext:value-type="float">
            <text:p>0.275</text:p>
          </table:table-cell>
          <table:table-cell table:formula="of:=[eventlog_RUN1.AT61]/1000" office:value-type="float" office:value="0.283" calcext:value-type="float">
            <text:p>0.283</text:p>
          </table:table-cell>
          <table:table-cell table:formula="of:=[eventlog_RUN1.AU61]/1000" office:value-type="float" office:value="0.28" calcext:value-type="float">
            <text:p>0.28</text:p>
          </table:table-cell>
          <table:table-cell table:formula="of:=[eventlog_RUN1.AV61]/1000" office:value-type="float" office:value="0.276" calcext:value-type="float">
            <text:p>0.276</text:p>
          </table:table-cell>
          <table:table-cell table:formula="of:=[eventlog_RUN1.AW61]/1000" office:value-type="float" office:value="0.276" calcext:value-type="float">
            <text:p>0.276</text:p>
          </table:table-cell>
        </table:table-row>
        <table:table-row table:style-name="ro1">
          <table:table-cell table:formula="of:=[eventlog_RUN1.B62]/1000" office:value-type="float" office:value="0.389" calcext:value-type="float">
            <text:p>0.389</text:p>
          </table:table-cell>
          <table:table-cell table:formula="of:=[eventlog_RUN1.AM62]/1000" office:value-type="float" office:value="0.277" calcext:value-type="float">
            <text:p>0.277</text:p>
          </table:table-cell>
          <table:table-cell table:formula="of:=[eventlog_RUN1.AN62]/1000" office:value-type="float" office:value="0.281" calcext:value-type="float">
            <text:p>0.281</text:p>
          </table:table-cell>
          <table:table-cell table:formula="of:=[eventlog_RUN1.AO62]/1000" office:value-type="float" office:value="0.279" calcext:value-type="float">
            <text:p>0.279</text:p>
          </table:table-cell>
          <table:table-cell table:formula="of:=[eventlog_RUN1.AP62]/1000" office:value-type="float" office:value="0.278" calcext:value-type="float">
            <text:p>0.278</text:p>
          </table:table-cell>
          <table:table-cell table:formula="of:=[eventlog_RUN1.AQ62]/1000" office:value-type="float" office:value="0.275" calcext:value-type="float">
            <text:p>0.275</text:p>
          </table:table-cell>
          <table:table-cell table:formula="of:=[eventlog_RUN1.AR62]/1000" office:value-type="float" office:value="0.274" calcext:value-type="float">
            <text:p>0.274</text:p>
          </table:table-cell>
          <table:table-cell table:formula="of:=[eventlog_RUN1.AS62]/1000" office:value-type="float" office:value="0.276" calcext:value-type="float">
            <text:p>0.276</text:p>
          </table:table-cell>
          <table:table-cell table:formula="of:=[eventlog_RUN1.AT62]/1000" office:value-type="float" office:value="0.277" calcext:value-type="float">
            <text:p>0.277</text:p>
          </table:table-cell>
          <table:table-cell table:formula="of:=[eventlog_RUN1.AU62]/1000" office:value-type="float" office:value="0.278" calcext:value-type="float">
            <text:p>0.278</text:p>
          </table:table-cell>
          <table:table-cell table:formula="of:=[eventlog_RUN1.AV62]/1000" office:value-type="float" office:value="0.277" calcext:value-type="float">
            <text:p>0.277</text:p>
          </table:table-cell>
          <table:table-cell table:formula="of:=[eventlog_RUN1.AW62]/1000" office:value-type="float" office:value="0.279" calcext:value-type="float">
            <text:p>0.279</text:p>
          </table:table-cell>
        </table:table-row>
        <table:table-row table:style-name="ro1">
          <table:table-cell table:formula="of:=[eventlog_RUN1.B63]/1000" office:value-type="float" office:value="0.385" calcext:value-type="float">
            <text:p>0.385</text:p>
          </table:table-cell>
          <table:table-cell table:formula="of:=[eventlog_RUN1.AM63]/1000" office:value-type="float" office:value="0.279" calcext:value-type="float">
            <text:p>0.279</text:p>
          </table:table-cell>
          <table:table-cell table:formula="of:=[eventlog_RUN1.AN63]/1000" office:value-type="float" office:value="0.28" calcext:value-type="float">
            <text:p>0.28</text:p>
          </table:table-cell>
          <table:table-cell table:formula="of:=[eventlog_RUN1.AO63]/1000" office:value-type="float" office:value="0.276" calcext:value-type="float">
            <text:p>0.276</text:p>
          </table:table-cell>
          <table:table-cell table:formula="of:=[eventlog_RUN1.AP63]/1000" office:value-type="float" office:value="0.279" calcext:value-type="float">
            <text:p>0.279</text:p>
          </table:table-cell>
          <table:table-cell table:formula="of:=[eventlog_RUN1.AQ63]/1000" office:value-type="float" office:value="0.279" calcext:value-type="float">
            <text:p>0.279</text:p>
          </table:table-cell>
          <table:table-cell table:formula="of:=[eventlog_RUN1.AR63]/1000" office:value-type="float" office:value="0.279" calcext:value-type="float">
            <text:p>0.279</text:p>
          </table:table-cell>
          <table:table-cell table:formula="of:=[eventlog_RUN1.AS63]/1000" office:value-type="float" office:value="0.278" calcext:value-type="float">
            <text:p>0.278</text:p>
          </table:table-cell>
          <table:table-cell table:formula="of:=[eventlog_RUN1.AT63]/1000" office:value-type="float" office:value="0.28" calcext:value-type="float">
            <text:p>0.28</text:p>
          </table:table-cell>
          <table:table-cell table:formula="of:=[eventlog_RUN1.AU63]/1000" office:value-type="float" office:value="0.278" calcext:value-type="float">
            <text:p>0.278</text:p>
          </table:table-cell>
          <table:table-cell table:formula="of:=[eventlog_RUN1.AV63]/1000" office:value-type="float" office:value="0.278" calcext:value-type="float">
            <text:p>0.278</text:p>
          </table:table-cell>
          <table:table-cell table:formula="of:=[eventlog_RUN1.AW63]/1000" office:value-type="float" office:value="0.277" calcext:value-type="float">
            <text:p>0.277</text:p>
          </table:table-cell>
        </table:table-row>
        <table:table-row table:style-name="ro1">
          <table:table-cell table:formula="of:=[eventlog_RUN1.B64]/1000" office:value-type="float" office:value="0.396" calcext:value-type="float">
            <text:p>0.396</text:p>
          </table:table-cell>
          <table:table-cell table:formula="of:=[eventlog_RUN1.AM64]/1000" office:value-type="float" office:value="0.277" calcext:value-type="float">
            <text:p>0.277</text:p>
          </table:table-cell>
          <table:table-cell table:formula="of:=[eventlog_RUN1.AN64]/1000" office:value-type="float" office:value="0.279" calcext:value-type="float">
            <text:p>0.279</text:p>
          </table:table-cell>
          <table:table-cell table:formula="of:=[eventlog_RUN1.AO64]/1000" office:value-type="float" office:value="0.282" calcext:value-type="float">
            <text:p>0.282</text:p>
          </table:table-cell>
          <table:table-cell table:formula="of:=[eventlog_RUN1.AP64]/1000" office:value-type="float" office:value="0.281" calcext:value-type="float">
            <text:p>0.281</text:p>
          </table:table-cell>
          <table:table-cell table:formula="of:=[eventlog_RUN1.AQ64]/1000" office:value-type="float" office:value="0.28" calcext:value-type="float">
            <text:p>0.28</text:p>
          </table:table-cell>
          <table:table-cell table:formula="of:=[eventlog_RUN1.AR64]/1000" office:value-type="float" office:value="0.276" calcext:value-type="float">
            <text:p>0.276</text:p>
          </table:table-cell>
          <table:table-cell table:formula="of:=[eventlog_RUN1.AS64]/1000" office:value-type="float" office:value="0.279" calcext:value-type="float">
            <text:p>0.279</text:p>
          </table:table-cell>
          <table:table-cell table:formula="of:=[eventlog_RUN1.AT64]/1000" office:value-type="float" office:value="0.279" calcext:value-type="float">
            <text:p>0.279</text:p>
          </table:table-cell>
          <table:table-cell table:formula="of:=[eventlog_RUN1.AU64]/1000" office:value-type="float" office:value="0.279" calcext:value-type="float">
            <text:p>0.279</text:p>
          </table:table-cell>
          <table:table-cell table:formula="of:=[eventlog_RUN1.AV64]/1000" office:value-type="float" office:value="0.279" calcext:value-type="float">
            <text:p>0.279</text:p>
          </table:table-cell>
          <table:table-cell table:formula="of:=[eventlog_RUN1.AW64]/1000" office:value-type="float" office:value="0.281" calcext:value-type="float">
            <text:p>0.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9:48:37.259015743</dc:date>
    <meta:editing-duration>PT9M57S</meta:editing-duration>
    <meta:editing-cycles>1</meta:editing-cycles>
    <meta:document-statistic meta:table-count="2" meta:cell-count="3904" meta:object-count="2"/>
    <meta:generator>LibreOffice/5.2.6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1cm" svg:y="1.36cm" style:legend-expansion="high" chart:style-name="ch2"/>
        <chart:plot-area chart:style-name="ch3" table:cell-range-address="eventlog_RUN1.B1:eventlog_RUN1.B64 eventlog_RUN1.AM1:eventlog_RUN1.AW64" chart:data-source-has-labels="row" svg:x="0.32cm" svg:y="0.18cm" svg:width="10.731cm" svg:height="8.64cm">
          <chartooo:coordinate-region svg:x="1.151cm" svg:y="0.388cm" svg:width="9.9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entlog_RUN1.B2:eventlog_RUN1.B64" chart:label-cell-address="eventlog_RUN1.B1:eventlog_RUN1.B1" chart:class="chart:line">
            <chart:data-point chart:repeated="63"/>
          </chart:series>
          <chart:series chart:style-name="ch7" chart:values-cell-range-address="eventlog_RUN1.AM2:eventlog_RUN1.AM64" chart:label-cell-address="eventlog_RUN1.AM1:eventlog_RUN1.AM1" chart:class="chart:line">
            <chart:data-point chart:repeated="63"/>
          </chart:series>
          <chart:series chart:style-name="ch8" chart:values-cell-range-address="eventlog_RUN1.AN2:eventlog_RUN1.AN64" chart:label-cell-address="eventlog_RUN1.AN1:eventlog_RUN1.AN1" chart:class="chart:line">
            <chart:data-point chart:repeated="63"/>
          </chart:series>
          <chart:series chart:style-name="ch9" chart:values-cell-range-address="eventlog_RUN1.AO2:eventlog_RUN1.AO64" chart:label-cell-address="eventlog_RUN1.AO1:eventlog_RUN1.AO1" chart:class="chart:line">
            <chart:data-point chart:repeated="63"/>
          </chart:series>
          <chart:series chart:style-name="ch10" chart:values-cell-range-address="eventlog_RUN1.AP2:eventlog_RUN1.AP64" chart:label-cell-address="eventlog_RUN1.AP1:eventlog_RUN1.AP1" chart:class="chart:line">
            <chart:data-point chart:repeated="63"/>
          </chart:series>
          <chart:series chart:style-name="ch11" chart:values-cell-range-address="eventlog_RUN1.AQ2:eventlog_RUN1.AQ64" chart:label-cell-address="eventlog_RUN1.AQ1:eventlog_RUN1.AQ1" chart:class="chart:line">
            <chart:data-point chart:repeated="63"/>
          </chart:series>
          <chart:series chart:style-name="ch12" chart:values-cell-range-address="eventlog_RUN1.AR2:eventlog_RUN1.AR64" chart:label-cell-address="eventlog_RUN1.AR1:eventlog_RUN1.AR1" chart:class="chart:line">
            <chart:data-point chart:repeated="63"/>
          </chart:series>
          <chart:series chart:style-name="ch13" chart:values-cell-range-address="eventlog_RUN1.AS2:eventlog_RUN1.AS64" chart:label-cell-address="eventlog_RUN1.AS1:eventlog_RUN1.AS1" chart:class="chart:line">
            <chart:data-point chart:repeated="63"/>
          </chart:series>
          <chart:series chart:style-name="ch14" chart:values-cell-range-address="eventlog_RUN1.AT2:eventlog_RUN1.AT64" chart:label-cell-address="eventlog_RUN1.AT1:eventlog_RUN1.AT1" chart:class="chart:line">
            <chart:data-point chart:repeated="63"/>
          </chart:series>
          <chart:series chart:style-name="ch15" chart:values-cell-range-address="eventlog_RUN1.AU2:eventlog_RUN1.AU64" chart:label-cell-address="eventlog_RUN1.AU1:eventlog_RUN1.AU1" chart:class="chart:line">
            <chart:data-point chart:repeated="63"/>
          </chart:series>
          <chart:series chart:style-name="ch16" chart:values-cell-range-address="eventlog_RUN1.AV2:eventlog_RUN1.AV64" chart:label-cell-address="eventlog_RUN1.AV1:eventlog_RUN1.AV1" chart:class="chart:line">
            <chart:data-point chart:repeated="63"/>
          </chart:series>
          <chart:series chart:style-name="ch17" chart:values-cell-range-address="eventlog_RUN1.AW2:eventlog_RUN1.AW64" chart:label-cell-address="eventlog_RUN1.AW1:eventlog_RUN1.AW1" chart:class="chart:line">
            <chart:data-point chart:repeated="6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tier</text:p>
                <draw:g>
                  <svg:desc>eventlog_RUN1.B1:eventlog_RUN1.B1</svg:desc>
                </draw:g>
              </table:table-cell>
              <table:table-cell office:value-type="string">
                <text:p>cpuusage_stress1</text:p>
                <draw:g>
                  <svg:desc>eventlog_RUN1.AM1:eventlog_RUN1.AM1</svg:desc>
                </draw:g>
              </table:table-cell>
              <table:table-cell office:value-type="string">
                <text:p>cpuusage_stress10</text:p>
                <draw:g>
                  <svg:desc>eventlog_RUN1.AN1:eventlog_RUN1.AN1</svg:desc>
                </draw:g>
              </table:table-cell>
              <table:table-cell office:value-type="string">
                <text:p>cpuusage_stress11</text:p>
                <draw:g>
                  <svg:desc>eventlog_RUN1.AO1:eventlog_RUN1.AO1</svg:desc>
                </draw:g>
              </table:table-cell>
              <table:table-cell office:value-type="string">
                <text:p>cpuusage_stress2</text:p>
                <draw:g>
                  <svg:desc>eventlog_RUN1.AP1:eventlog_RUN1.AP1</svg:desc>
                </draw:g>
              </table:table-cell>
              <table:table-cell office:value-type="string">
                <text:p>cpuusage_stress3</text:p>
                <draw:g>
                  <svg:desc>eventlog_RUN1.AQ1:eventlog_RUN1.AQ1</svg:desc>
                </draw:g>
              </table:table-cell>
              <table:table-cell office:value-type="string">
                <text:p>cpuusage_stress4</text:p>
                <draw:g>
                  <svg:desc>eventlog_RUN1.AR1:eventlog_RUN1.AR1</svg:desc>
                </draw:g>
              </table:table-cell>
              <table:table-cell office:value-type="string">
                <text:p>cpuusage_stress5</text:p>
                <draw:g>
                  <svg:desc>eventlog_RUN1.AS1:eventlog_RUN1.AS1</svg:desc>
                </draw:g>
              </table:table-cell>
              <table:table-cell office:value-type="string">
                <text:p>cpuusage_stress6</text:p>
                <draw:g>
                  <svg:desc>eventlog_RUN1.AT1:eventlog_RUN1.AT1</svg:desc>
                </draw:g>
              </table:table-cell>
              <table:table-cell office:value-type="string">
                <text:p>cpuusage_stress7</text:p>
                <draw:g>
                  <svg:desc>eventlog_RUN1.AU1:eventlog_RUN1.AU1</svg:desc>
                </draw:g>
              </table:table-cell>
              <table:table-cell office:value-type="string">
                <text:p>cpuusage_stress8</text:p>
                <draw:g>
                  <svg:desc>eventlog_RUN1.AV1:eventlog_RUN1.AV1</svg:desc>
                </draw:g>
              </table:table-cell>
              <table:table-cell office:value-type="string">
                <text:p>cpuusage_stress9</text:p>
                <draw:g>
                  <svg:desc>eventlog_RUN1.AW1:eventlog_RUN1.A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entlog_RUN1.B2:eventlog_RUN1.B64</svg:desc>
                </draw:g>
              </table:table-cell>
              <table:table-cell office:value-type="float" office:value="0">
                <text:p>0</text:p>
                <draw:g>
                  <svg:desc>eventlog_RUN1.AM2:eventlog_RUN1.AM64</svg:desc>
                </draw:g>
              </table:table-cell>
              <table:table-cell office:value-type="float" office:value="0">
                <text:p>0</text:p>
                <draw:g>
                  <svg:desc>eventlog_RUN1.AN2:eventlog_RUN1.AN64</svg:desc>
                </draw:g>
              </table:table-cell>
              <table:table-cell office:value-type="float" office:value="0">
                <text:p>0</text:p>
                <draw:g>
                  <svg:desc>eventlog_RUN1.AO2:eventlog_RUN1.AO64</svg:desc>
                </draw:g>
              </table:table-cell>
              <table:table-cell office:value-type="float" office:value="0">
                <text:p>0</text:p>
                <draw:g>
                  <svg:desc>eventlog_RUN1.AP2:eventlog_RUN1.AP64</svg:desc>
                </draw:g>
              </table:table-cell>
              <table:table-cell office:value-type="float" office:value="0">
                <text:p>0</text:p>
                <draw:g>
                  <svg:desc>eventlog_RUN1.AQ2:eventlog_RUN1.AQ64</svg:desc>
                </draw:g>
              </table:table-cell>
              <table:table-cell office:value-type="float" office:value="0">
                <text:p>0</text:p>
                <draw:g>
                  <svg:desc>eventlog_RUN1.AR2:eventlog_RUN1.AR64</svg:desc>
                </draw:g>
              </table:table-cell>
              <table:table-cell office:value-type="float" office:value="0">
                <text:p>0</text:p>
                <draw:g>
                  <svg:desc>eventlog_RUN1.AS2:eventlog_RUN1.AS64</svg:desc>
                </draw:g>
              </table:table-cell>
              <table:table-cell office:value-type="float" office:value="0">
                <text:p>0</text:p>
                <draw:g>
                  <svg:desc>eventlog_RUN1.AT2:eventlog_RUN1.AT64</svg:desc>
                </draw:g>
              </table:table-cell>
              <table:table-cell office:value-type="float" office:value="0">
                <text:p>0</text:p>
                <draw:g>
                  <svg:desc>eventlog_RUN1.AU2:eventlog_RUN1.AU64</svg:desc>
                </draw:g>
              </table:table-cell>
              <table:table-cell office:value-type="float" office:value="0">
                <text:p>0</text:p>
                <draw:g>
                  <svg:desc>eventlog_RUN1.AV2:eventlog_RUN1.AV64</svg:desc>
                </draw:g>
              </table:table-cell>
              <table:table-cell office:value-type="float" office:value="0">
                <text:p>0</text:p>
                <draw:g>
                  <svg:desc>eventlog_RUN1.AW2:eventlog_RUN1.AW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">
                <text:p>435</text:p>
              </table:table-cell>
              <table:table-cell office:value-type="float" office:value="388">
                <text:p>38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41">
                <text:p>341</text:p>
              </table:table-cell>
              <table:table-cell office:value-type="float" office:value="324">
                <text:p>324</text:p>
              </table:table-cell>
              <table:table-cell office:value-type="float" office:value="333">
                <text:p>333</text:p>
              </table:table-cell>
              <table:table-cell office:value-type="float" office:value="328">
                <text:p>328</text:p>
              </table:table-cell>
              <table:table-cell office:value-type="float" office:value="342">
                <text:p>342</text:p>
              </table:table-cell>
              <table:table-cell office:value-type="float" office:value="336">
                <text:p>336</text:p>
              </table:table-cell>
              <table:table-cell office:value-type="float" office:value="329">
                <text:p>329</text:p>
              </table:table-cell>
              <table:table-cell office:value-type="float" office:value="333">
                <text:p>33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37">
                <text:p>337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37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336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8">
                <text:p>3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28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8">
                <text:p>338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25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329">
                <text:p>329</text:p>
              </table:table-cell>
              <table:table-cell office:value-type="float" office:value="324">
                <text:p>324</text:p>
              </table:table-cell>
              <table:table-cell office:value-type="float" office:value="328">
                <text:p>328</text:p>
              </table:table-cell>
              <table:table-cell office:value-type="float" office:value="335">
                <text:p>335</text:p>
              </table:table-cell>
              <table:table-cell office:value-type="float" office:value="343">
                <text:p>34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33">
                <text:p>333</text:p>
              </table:table-cell>
              <table:table-cell office:value-type="float" office:value="346">
                <text:p>346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31">
                <text:p>331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37">
                <text:p>337</text:p>
              </table:table-cell>
              <table:table-cell office:value-type="float" office:value="342">
                <text:p>342</text:p>
              </table:table-cell>
              <table:table-cell office:value-type="float" office:value="339">
                <text:p>339</text:p>
              </table:table-cell>
              <table:table-cell office:value-type="float" office:value="329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32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26">
                <text:p>326</text:p>
              </table:table-cell>
              <table:table-cell office:value-type="float" office:value="333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3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35">
                <text:p>335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36">
                <text:p>336</text:p>
              </table:table-cell>
              <table:table-cell office:value-type="float" office:value="333">
                <text:p>333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34">
                <text:p>33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29">
                <text:p>329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31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27">
                <text:p>327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3">
                <text:p>32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5">
                <text:p>335</text:p>
              </table:table-cell>
              <table:table-cell office:value-type="float" office:value="323">
                <text:p>323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7">
                <text:p>327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  <table:table-cell office:value-type="float" office:value="332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35">
                <text:p>335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27">
                <text:p>327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337">
                <text:p>337</text:p>
              </table:table-cell>
              <table:table-cell office:value-type="float" office:value="335">
                <text:p>335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30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6">
                <text:p>336</text:p>
              </table:table-cell>
              <table:table-cell office:value-type="float" office:value="328">
                <text:p>328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6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  <table:table-cell office:value-type="float" office:value="339">
                <text:p>339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329">
                <text:p>329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25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337">
                <text:p>337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332">
                <text:p>332</text:p>
              </table:table-cell>
              <table:table-cell office:value-type="float" office:value="325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27">
                <text:p>32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29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328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9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21">
                <text:p>321</text:p>
              </table:table-cell>
              <table:table-cell office:value-type="float" office:value="330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">
                <text:p>93</text:p>
              </table:table-cell>
              <table:table-cell office:value-type="float" office:value="328">
                <text:p>328</text:p>
              </table:table-cell>
              <table:table-cell office:value-type="float" office:value="324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28">
                <text:p>328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30">
                <text:p>330</text:p>
              </table:table-cell>
              <table:table-cell office:value-type="float" office:value="324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322">
                <text:p>322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">
                <text:p>153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6">
                <text:p>31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">
                <text:p>201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18">
                <text:p>318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">
                <text:p>259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">
                <text:p>257</text:p>
              </table:table-cell>
              <table:table-cell office:value-type="float" office:value="302">
                <text:p>302</text:p>
              </table:table-cell>
              <table:table-cell office:value-type="float" office:value="297">
                <text:p>297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">
                <text:p>252</text:p>
              </table:table-cell>
              <table:table-cell office:value-type="float" office:value="297">
                <text:p>297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">
                <text:p>289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295">
                <text:p>295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7">
                <text:p>337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87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89">
                <text:p>28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2">
                <text:p>362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4">
                <text:p>374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2">
                <text:p>392</text:p>
              </table:table-cell>
              <table:table-cell office:value-type="float" office:value="282">
                <text:p>282</text:p>
              </table:table-cell>
              <table:table-cell office:value-type="float" office:value="277">
                <text:p>277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7">
                <text:p>397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">
                <text:p>384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278">
                <text:p>278</text:p>
              </table:table-cell>
              <table:table-cell office:value-type="float" office:value="276">
                <text:p>276</text:p>
              </table:table-cell>
              <table:table-cell office:value-type="float" office:value="280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6">
                <text:p>396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">
                <text:p>400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">
                <text:p>40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2">
                <text:p>402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">
                <text:p>400</text:p>
              </table:table-cell>
              <table:table-cell office:value-type="float" office:value="276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">
                <text:p>400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6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5">
                <text:p>395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4">
                <text:p>39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1">
                <text:p>411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  <table:table-cell office:value-type="float" office:value="283">
                <text:p>283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9">
                <text:p>389</text:p>
              </table:table-cell>
              <table:table-cell office:value-type="float" office:value="277">
                <text:p>277</text:p>
              </table:table-cell>
              <table:table-cell office:value-type="float" office:value="281">
                <text:p>281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5">
                <text:p>385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6">
                <text:p>396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1cm" svg:y="1.36cm" style:legend-expansion="high" chart:style-name="ch2"/>
        <chart:plot-area chart:style-name="ch3" table:cell-range-address="cpu.A1:cpu.L64" chart:data-source-has-labels="row" svg:x="0.32cm" svg:y="0.18cm" svg:width="10.731cm" svg:height="8.64cm">
          <chartooo:coordinate-region svg:x="1.261cm" svg:y="0.388cm" svg:width="9.79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.A2:cpu.A64" chart:label-cell-address="cpu.A1:cpu.A1" chart:class="chart:line">
            <chart:data-point chart:repeated="63"/>
          </chart:series>
          <chart:series chart:style-name="ch7" chart:values-cell-range-address="cpu.B2:cpu.B64" chart:label-cell-address="cpu.B1:cpu.B1" chart:class="chart:line">
            <chart:data-point chart:repeated="63"/>
          </chart:series>
          <chart:series chart:style-name="ch8" chart:values-cell-range-address="cpu.C2:cpu.C64" chart:label-cell-address="cpu.C1:cpu.C1" chart:class="chart:line">
            <chart:data-point chart:repeated="63"/>
          </chart:series>
          <chart:series chart:style-name="ch9" chart:values-cell-range-address="cpu.D2:cpu.D64" chart:label-cell-address="cpu.D1:cpu.D1" chart:class="chart:line">
            <chart:data-point chart:repeated="63"/>
          </chart:series>
          <chart:series chart:style-name="ch10" chart:values-cell-range-address="cpu.E2:cpu.E64" chart:label-cell-address="cpu.E1:cpu.E1" chart:class="chart:line">
            <chart:data-point chart:repeated="63"/>
          </chart:series>
          <chart:series chart:style-name="ch11" chart:values-cell-range-address="cpu.F2:cpu.F64" chart:label-cell-address="cpu.F1:cpu.F1" chart:class="chart:line">
            <chart:data-point chart:repeated="63"/>
          </chart:series>
          <chart:series chart:style-name="ch12" chart:values-cell-range-address="cpu.G2:cpu.G64" chart:label-cell-address="cpu.G1:cpu.G1" chart:class="chart:line">
            <chart:data-point chart:repeated="63"/>
          </chart:series>
          <chart:series chart:style-name="ch13" chart:values-cell-range-address="cpu.H2:cpu.H64" chart:label-cell-address="cpu.H1:cpu.H1" chart:class="chart:line">
            <chart:data-point chart:repeated="63"/>
          </chart:series>
          <chart:series chart:style-name="ch14" chart:values-cell-range-address="cpu.I2:cpu.I64" chart:label-cell-address="cpu.I1:cpu.I1" chart:class="chart:line">
            <chart:data-point chart:repeated="63"/>
          </chart:series>
          <chart:series chart:style-name="ch15" chart:values-cell-range-address="cpu.J2:cpu.J64" chart:label-cell-address="cpu.J1:cpu.J1" chart:class="chart:line">
            <chart:data-point chart:repeated="63"/>
          </chart:series>
          <chart:series chart:style-name="ch16" chart:values-cell-range-address="cpu.K2:cpu.K64" chart:label-cell-address="cpu.K1:cpu.K1" chart:class="chart:line">
            <chart:data-point chart:repeated="63"/>
          </chart:series>
          <chart:series chart:style-name="ch17" chart:values-cell-range-address="cpu.L2:cpu.L64" chart:label-cell-address="cpu.L1:cpu.L1" chart:class="chart:line">
            <chart:data-point chart:repeated="6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tier</text:p>
                <draw:g>
                  <svg:desc>cpu.A1:cpu.A1</svg:desc>
                </draw:g>
              </table:table-cell>
              <table:table-cell office:value-type="string">
                <text:p>cpuusage_stress1</text:p>
                <draw:g>
                  <svg:desc>cpu.B1:cpu.B1</svg:desc>
                </draw:g>
              </table:table-cell>
              <table:table-cell office:value-type="string">
                <text:p>cpuusage_stress10</text:p>
                <draw:g>
                  <svg:desc>cpu.C1:cpu.C1</svg:desc>
                </draw:g>
              </table:table-cell>
              <table:table-cell office:value-type="string">
                <text:p>cpuusage_stress11</text:p>
                <draw:g>
                  <svg:desc>cpu.D1:cpu.D1</svg:desc>
                </draw:g>
              </table:table-cell>
              <table:table-cell office:value-type="string">
                <text:p>cpuusage_stress2</text:p>
                <draw:g>
                  <svg:desc>cpu.E1:cpu.E1</svg:desc>
                </draw:g>
              </table:table-cell>
              <table:table-cell office:value-type="string">
                <text:p>cpuusage_stress3</text:p>
                <draw:g>
                  <svg:desc>cpu.F1:cpu.F1</svg:desc>
                </draw:g>
              </table:table-cell>
              <table:table-cell office:value-type="string">
                <text:p>cpuusage_stress4</text:p>
                <draw:g>
                  <svg:desc>cpu.G1:cpu.G1</svg:desc>
                </draw:g>
              </table:table-cell>
              <table:table-cell office:value-type="string">
                <text:p>cpuusage_stress5</text:p>
                <draw:g>
                  <svg:desc>cpu.H1:cpu.H1</svg:desc>
                </draw:g>
              </table:table-cell>
              <table:table-cell office:value-type="string">
                <text:p>cpuusage_stress6</text:p>
                <draw:g>
                  <svg:desc>cpu.I1:cpu.I1</svg:desc>
                </draw:g>
              </table:table-cell>
              <table:table-cell office:value-type="string">
                <text:p>cpuusage_stress7</text:p>
                <draw:g>
                  <svg:desc>cpu.J1:cpu.J1</svg:desc>
                </draw:g>
              </table:table-cell>
              <table:table-cell office:value-type="string">
                <text:p>cpuusage_stress8</text:p>
                <draw:g>
                  <svg:desc>cpu.K1:cpu.K1</svg:desc>
                </draw:g>
              </table:table-cell>
              <table:table-cell office:value-type="string">
                <text:p>cpuusage_stress9</text:p>
                <draw:g>
                  <svg:desc>cpu.L1:cpu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cpu.A2:cpu.A64</svg:desc>
                </draw:g>
              </table:table-cell>
              <table:table-cell office:value-type="float" office:value="0">
                <text:p>0</text:p>
                <draw:g>
                  <svg:desc>cpu.B2:cpu.B64</svg:desc>
                </draw:g>
              </table:table-cell>
              <table:table-cell office:value-type="float" office:value="0">
                <text:p>0</text:p>
                <draw:g>
                  <svg:desc>cpu.C2:cpu.C64</svg:desc>
                </draw:g>
              </table:table-cell>
              <table:table-cell office:value-type="float" office:value="0">
                <text:p>0</text:p>
                <draw:g>
                  <svg:desc>cpu.D2:cpu.D64</svg:desc>
                </draw:g>
              </table:table-cell>
              <table:table-cell office:value-type="float" office:value="0">
                <text:p>0</text:p>
                <draw:g>
                  <svg:desc>cpu.E2:cpu.E64</svg:desc>
                </draw:g>
              </table:table-cell>
              <table:table-cell office:value-type="float" office:value="0">
                <text:p>0</text:p>
                <draw:g>
                  <svg:desc>cpu.F2:cpu.F64</svg:desc>
                </draw:g>
              </table:table-cell>
              <table:table-cell office:value-type="float" office:value="0">
                <text:p>0</text:p>
                <draw:g>
                  <svg:desc>cpu.G2:cpu.G64</svg:desc>
                </draw:g>
              </table:table-cell>
              <table:table-cell office:value-type="float" office:value="0">
                <text:p>0</text:p>
                <draw:g>
                  <svg:desc>cpu.H2:cpu.H64</svg:desc>
                </draw:g>
              </table:table-cell>
              <table:table-cell office:value-type="float" office:value="0">
                <text:p>0</text:p>
                <draw:g>
                  <svg:desc>cpu.I2:cpu.I64</svg:desc>
                </draw:g>
              </table:table-cell>
              <table:table-cell office:value-type="float" office:value="0">
                <text:p>0</text:p>
                <draw:g>
                  <svg:desc>cpu.J2:cpu.J64</svg:desc>
                </draw:g>
              </table:table-cell>
              <table:table-cell office:value-type="float" office:value="0">
                <text:p>0</text:p>
                <draw:g>
                  <svg:desc>cpu.K2:cpu.K64</svg:desc>
                </draw:g>
              </table:table-cell>
              <table:table-cell office:value-type="float" office:value="0">
                <text:p>0</text:p>
                <draw:g>
                  <svg:desc>cpu.L2:cpu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  <table:table-cell office:value-type="float" office:value="0">
                <text:p>0</text:p>
              </table:table-cell>
              <table:table-cell office:value-type="float" office:value="0.421">
                <text:p>0.421</text:p>
              </table:table-cell>
              <table:table-cell office:value-type="float" office:value="0.364">
                <text:p>0.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5">
                <text:p>0.435</text:p>
              </table:table-cell>
              <table:table-cell office:value-type="float" office:value="0.388">
                <text:p>0.38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41">
                <text:p>0.341</text:p>
              </table:table-cell>
              <table:table-cell office:value-type="float" office:value="0.324">
                <text:p>0.324</text:p>
              </table:table-cell>
              <table:table-cell office:value-type="float" office:value="0.333">
                <text:p>0.333</text:p>
              </table:table-cell>
              <table:table-cell office:value-type="float" office:value="0.328">
                <text:p>0.328</text:p>
              </table:table-cell>
              <table:table-cell office:value-type="float" office:value="0.342">
                <text:p>0.342</text:p>
              </table:table-cell>
              <table:table-cell office:value-type="float" office:value="0.336">
                <text:p>0.336</text:p>
              </table:table-cell>
              <table:table-cell office:value-type="float" office:value="0.329">
                <text:p>0.329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0.337">
                <text:p>0.337</text:p>
              </table:table-cell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7">
                <text:p>0.337</text:p>
              </table:table-cell>
              <table:table-cell office:value-type="float" office:value="0.339">
                <text:p>0.339</text:p>
              </table:table-cell>
              <table:table-cell office:value-type="float" office:value="0.336">
                <text:p>0.336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328">
                <text:p>0.328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">
                <text:p>0.015</text:p>
              </table:table-cell>
              <table:table-cell office:value-type="float" office:value="0.328">
                <text:p>0.328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38">
                <text:p>0.338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">
                <text:p>0.017</text:p>
              </table:table-cell>
              <table:table-cell office:value-type="float" office:value="0.325">
                <text:p>0.325</text:p>
              </table:table-cell>
              <table:table-cell office:value-type="float" office:value="0.327">
                <text:p>0.327</text:p>
              </table:table-cell>
              <table:table-cell office:value-type="float" office:value="0.332">
                <text:p>0.332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29">
                <text:p>0.329</text:p>
              </table:table-cell>
              <table:table-cell office:value-type="float" office:value="0.324">
                <text:p>0.324</text:p>
              </table:table-cell>
              <table:table-cell office:value-type="float" office:value="0.328">
                <text:p>0.328</text:p>
              </table:table-cell>
              <table:table-cell office:value-type="float" office:value="0.335">
                <text:p>0.335</text:p>
              </table:table-cell>
              <table:table-cell office:value-type="float" office:value="0.343">
                <text:p>0.343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3">
                <text:p>0.333</text:p>
              </table:table-cell>
              <table:table-cell office:value-type="float" office:value="0.346">
                <text:p>0.346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8">
                <text:p>0.018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7">
                <text:p>0.337</text:p>
              </table:table-cell>
              <table:table-cell office:value-type="float" office:value="0.342">
                <text:p>0.342</text:p>
              </table:table-cell>
              <table:table-cell office:value-type="float" office:value="0.339">
                <text:p>0.339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">
                <text:p>0.019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26">
                <text:p>0.326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36">
                <text:p>0.336</text:p>
              </table:table-cell>
              <table:table-cell office:value-type="float" office:value="0.337">
                <text:p>0.337</text:p>
              </table:table-cell>
              <table:table-cell office:value-type="float" office:value="0.333">
                <text:p>0.333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">
                <text:p>0.017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25">
                <text:p>0.32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">
                <text:p>0.018</text:p>
              </table:table-cell>
              <table:table-cell office:value-type="float" office:value="0.332">
                <text:p>0.332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5">
                <text:p>0.335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.336">
                <text:p>0.336</text:p>
              </table:table-cell>
              <table:table-cell office:value-type="float" office:value="0.333">
                <text:p>0.333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4">
                <text:p>0.33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">
                <text:p>0.019</text:p>
              </table:table-cell>
              <table:table-cell office:value-type="float" office:value="0.329">
                <text:p>0.329</text:p>
              </table:table-cell>
              <table:table-cell office:value-type="float" office:value="0.325">
                <text:p>0.325</text:p>
              </table:table-cell>
              <table:table-cell office:value-type="float" office:value="0.329">
                <text:p>0.329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">
                <text:p>0.017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36">
                <text:p>0.3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">
                <text:p>0.02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23">
                <text:p>0.32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">
                <text:p>0.017</text:p>
              </table:table-cell>
              <table:table-cell office:value-type="float" office:value="0.335">
                <text:p>0.335</text:p>
              </table:table-cell>
              <table:table-cell office:value-type="float" office:value="0.323">
                <text:p>0.323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327">
                <text:p>0.327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28">
                <text:p>0.328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1">
                <text:p>0.331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5">
                <text:p>0.335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4">
                <text:p>0.334</text:p>
              </table:table-cell>
              <table:table-cell office:value-type="float" office:value="0.327">
                <text:p>0.327</text:p>
              </table:table-cell>
              <table:table-cell office:value-type="float" office:value="0.332">
                <text:p>0.332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27">
                <text:p>0.327</text:p>
              </table:table-cell>
              <table:table-cell office:value-type="float" office:value="0.337">
                <text:p>0.337</text:p>
              </table:table-cell>
              <table:table-cell office:value-type="float" office:value="0.335">
                <text:p>0.335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">
                <text:p>0.016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3">
                <text:p>0.33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">
                <text:p>0.006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6">
                <text:p>0.336</text:p>
              </table:table-cell>
              <table:table-cell office:value-type="float" office:value="0.328">
                <text:p>0.328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  <table:table-cell office:value-type="float" office:value="0.336">
                <text:p>0.336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">
                <text:p>0.012</text:p>
              </table:table-cell>
              <table:table-cell office:value-type="float" office:value="0.33">
                <text:p>0.33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33">
                <text:p>0.33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9">
                <text:p>0.339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3">
                <text:p>0.33</text:p>
              </table:table-cell>
              <table:table-cell office:value-type="float" office:value="0.335">
                <text:p>0.33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">
                <text:p>0.014</text:p>
              </table:table-cell>
              <table:table-cell office:value-type="float" office:value="0.329">
                <text:p>0.329</text:p>
              </table:table-cell>
              <table:table-cell office:value-type="float" office:value="0.325">
                <text:p>0.325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25">
                <text:p>0.325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">
                <text:p>0.018</text:p>
              </table:table-cell>
              <table:table-cell office:value-type="float" office:value="0.337">
                <text:p>0.337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2">
                <text:p>0.332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6">
                <text:p>0.336</text:p>
              </table:table-cell>
              <table:table-cell office:value-type="float" office:value="0.331">
                <text:p>0.331</text:p>
              </table:table-cell>
              <table:table-cell office:value-type="float" office:value="0.332">
                <text:p>0.332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">
                <text:p>0.02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1">
                <text:p>0.331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32">
                <text:p>0.332</text:p>
              </table:table-cell>
              <table:table-cell office:value-type="float" office:value="0.335">
                <text:p>0.33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">
                <text:p>0.026</text:p>
              </table:table-cell>
              <table:table-cell office:value-type="float" office:value="0.332">
                <text:p>0.332</text:p>
              </table:table-cell>
              <table:table-cell office:value-type="float" office:value="0.325">
                <text:p>0.325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27">
                <text:p>0.3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">
                <text:p>0.033</text:p>
              </table:table-cell>
              <table:table-cell office:value-type="float" office:value="0.33">
                <text:p>0.33</text:p>
              </table:table-cell>
              <table:table-cell office:value-type="float" office:value="0.334">
                <text:p>0.334</text:p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28">
                <text:p>0.328</text:p>
              </table:table-cell>
              <table:table-cell office:value-type="float" office:value="0.334">
                <text:p>0.33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">
                <text:p>0.042</text:p>
              </table:table-cell>
              <table:table-cell office:value-type="float" office:value="0.328">
                <text:p>0.328</text:p>
              </table:table-cell>
              <table:table-cell office:value-type="float" office:value="0.329">
                <text:p>0.329</text:p>
              </table:table-cell>
              <table:table-cell office:value-type="float" office:value="0.33">
                <text:p>0.33</text:p>
              </table:table-cell>
              <table:table-cell office:value-type="float" office:value="0.329">
                <text:p>0.329</text:p>
              </table:table-cell>
              <table:table-cell office:value-type="float" office:value="0.334">
                <text:p>0.334</text:p>
              </table:table-cell>
              <table:table-cell office:value-type="float" office:value="0.329">
                <text:p>0.329</text:p>
              </table:table-cell>
              <table:table-cell office:value-type="float" office:value="0.329">
                <text:p>0.329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  <table:table-cell office:value-type="float" office:value="0.326">
                <text:p>0.326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3">
                <text:p>0.053</text:p>
              </table:table-cell>
              <table:table-cell office:value-type="float" office:value="0.328">
                <text:p>0.328</text:p>
              </table:table-cell>
              <table:table-cell office:value-type="float" office:value="0.327">
                <text:p>0.327</text:p>
              </table:table-cell>
              <table:table-cell office:value-type="float" office:value="0.325">
                <text:p>0.325</text:p>
              </table:table-cell>
              <table:table-cell office:value-type="float" office:value="0.329">
                <text:p>0.329</text:p>
              </table:table-cell>
              <table:table-cell office:value-type="float" office:value="0.326">
                <text:p>0.326</text:p>
              </table:table-cell>
              <table:table-cell office:value-type="float" office:value="0.328">
                <text:p>0.328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.324">
                <text:p>0.324</text:p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">
                <text:p>0.066</text:p>
              </table:table-cell>
              <table:table-cell office:value-type="float" office:value="0.322">
                <text:p>0.322</text:p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  <table:table-cell office:value-type="float" office:value="0.325">
                <text:p>0.325</text:p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">
                <text:p>0.066</text:p>
              </table:table-cell>
              <table:table-cell office:value-type="float" office:value="0.325">
                <text:p>0.325</text:p>
              </table:table-cell>
              <table:table-cell office:value-type="float" office:value="0.326">
                <text:p>0.326</text:p>
              </table:table-cell>
              <table:table-cell office:value-type="float" office:value="0.325">
                <text:p>0.325</text:p>
              </table:table-cell>
              <table:table-cell office:value-type="float" office:value="0.321">
                <text:p>0.321</text:p>
              </table:table-cell>
              <table:table-cell office:value-type="float" office:value="0.33">
                <text:p>0.33</text:p>
              </table:table-cell>
              <table:table-cell office:value-type="float" office:value="0.326">
                <text:p>0.326</text:p>
              </table:table-cell>
              <table:table-cell office:value-type="float" office:value="0.323">
                <text:p>0.323</text:p>
              </table:table-cell>
              <table:table-cell office:value-type="float" office:value="0.322">
                <text:p>0.322</text:p>
              </table:table-cell>
              <table:table-cell office:value-type="float" office:value="0.325">
                <text:p>0.325</text:p>
              </table:table-cell>
              <table:table-cell office:value-type="float" office:value="0.323">
                <text:p>0.32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">
                <text:p>0.093</text:p>
              </table:table-cell>
              <table:table-cell office:value-type="float" office:value="0.328">
                <text:p>0.328</text:p>
              </table:table-cell>
              <table:table-cell office:value-type="float" office:value="0.324">
                <text:p>0.324</text:p>
              </table:table-cell>
              <table:table-cell office:value-type="float" office:value="0.323">
                <text:p>0.323</text:p>
              </table:table-cell>
              <table:table-cell office:value-type="float" office:value="0.328">
                <text:p>0.328</text:p>
              </table:table-cell>
              <table:table-cell office:value-type="float" office:value="0.324">
                <text:p>0.324</text:p>
              </table:table-cell>
              <table:table-cell office:value-type="float" office:value="0.325">
                <text:p>0.325</text:p>
              </table:table-cell>
              <table:table-cell office:value-type="float" office:value="0.324">
                <text:p>0.324</text:p>
              </table:table-cell>
              <table:table-cell office:value-type="float" office:value="0.33">
                <text:p>0.33</text:p>
              </table:table-cell>
              <table:table-cell office:value-type="float" office:value="0.324">
                <text:p>0.324</text:p>
              </table:table-cell>
              <table:table-cell office:value-type="float" office:value="0.327">
                <text:p>0.327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8">
                <text:p>0.138</text:p>
              </table:table-cell>
              <table:table-cell office:value-type="float" office:value="0.322">
                <text:p>0.322</text:p>
              </table:table-cell>
              <table:table-cell office:value-type="float" office:value="0.319">
                <text:p>0.319</text:p>
              </table:table-cell>
              <table:table-cell office:value-type="float" office:value="0.319">
                <text:p>0.319</text:p>
              </table:table-cell>
              <table:table-cell office:value-type="float" office:value="0.319">
                <text:p>0.319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19">
                <text:p>0.319</text:p>
              </table:table-cell>
              <table:table-cell office:value-type="float" office:value="0.319">
                <text:p>0.319</text:p>
              </table:table-cell>
              <table:table-cell office:value-type="float" office:value="0.321">
                <text:p>0.321</text:p>
              </table:table-cell>
              <table:table-cell office:value-type="float" office:value="0.319">
                <text:p>0.31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3">
                <text:p>0.153</text:p>
              </table:table-cell>
              <table:table-cell office:value-type="float" office:value="0.311">
                <text:p>0.311</text:p>
              </table:table-cell>
              <table:table-cell office:value-type="float" office:value="0.312">
                <text:p>0.312</text:p>
              </table:table-cell>
              <table:table-cell office:value-type="float" office:value="0.313">
                <text:p>0.313</text:p>
              </table:table-cell>
              <table:table-cell office:value-type="float" office:value="0.314">
                <text:p>0.314</text:p>
              </table:table-cell>
              <table:table-cell office:value-type="float" office:value="0.311">
                <text:p>0.311</text:p>
              </table:table-cell>
              <table:table-cell office:value-type="float" office:value="0.314">
                <text:p>0.314</text:p>
              </table:table-cell>
              <table:table-cell office:value-type="float" office:value="0.316">
                <text:p>0.316</text:p>
              </table:table-cell>
              <table:table-cell office:value-type="float" office:value="0.317">
                <text:p>0.317</text:p>
              </table:table-cell>
              <table:table-cell office:value-type="float" office:value="0.318">
                <text:p>0.318</text:p>
              </table:table-cell>
              <table:table-cell office:value-type="float" office:value="0.316">
                <text:p>0.316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1">
                <text:p>0.201</text:p>
              </table:table-cell>
              <table:table-cell office:value-type="float" office:value="0.315">
                <text:p>0.315</text:p>
              </table:table-cell>
              <table:table-cell office:value-type="float" office:value="0.314">
                <text:p>0.314</text:p>
              </table:table-cell>
              <table:table-cell office:value-type="float" office:value="0.313">
                <text:p>0.313</text:p>
              </table:table-cell>
              <table:table-cell office:value-type="float" office:value="0.318">
                <text:p>0.318</text:p>
              </table:table-cell>
              <table:table-cell office:value-type="float" office:value="0.314">
                <text:p>0.314</text:p>
              </table:table-cell>
              <table:table-cell office:value-type="float" office:value="0.315">
                <text:p>0.315</text:p>
              </table:table-cell>
              <table:table-cell office:value-type="float" office:value="0.307">
                <text:p>0.307</text:p>
              </table:table-cell>
              <table:table-cell office:value-type="float" office:value="0.311">
                <text:p>0.311</text:p>
              </table:table-cell>
              <table:table-cell office:value-type="float" office:value="0.312">
                <text:p>0.31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9">
                <text:p>0.259</text:p>
              </table:table-cell>
              <table:table-cell office:value-type="float" office:value="0.303">
                <text:p>0.303</text:p>
              </table:table-cell>
              <table:table-cell office:value-type="float" office:value="0.303">
                <text:p>0.303</text:p>
              </table:table-cell>
              <table:table-cell office:value-type="float" office:value="0.306">
                <text:p>0.306</text:p>
              </table:table-cell>
              <table:table-cell office:value-type="float" office:value="0.303">
                <text:p>0.303</text:p>
              </table:table-cell>
              <table:table-cell office:value-type="float" office:value="0.305">
                <text:p>0.305</text:p>
              </table:table-cell>
              <table:table-cell office:value-type="float" office:value="0.3">
                <text:p>0.3</text:p>
              </table:table-cell>
              <table:table-cell office:value-type="float" office:value="0.304">
                <text:p>0.304</text:p>
              </table:table-cell>
              <table:table-cell office:value-type="float" office:value="0.306">
                <text:p>0.306</text:p>
              </table:table-cell>
              <table:table-cell office:value-type="float" office:value="0.302">
                <text:p>0.302</text:p>
              </table:table-cell>
              <table:table-cell office:value-type="float" office:value="0.309">
                <text:p>0.309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">
                <text:p>0.257</text:p>
              </table:table-cell>
              <table:table-cell office:value-type="float" office:value="0.302">
                <text:p>0.302</text:p>
              </table:table-cell>
              <table:table-cell office:value-type="float" office:value="0.297">
                <text:p>0.297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  <table:table-cell office:value-type="float" office:value="0.301">
                <text:p>0.301</text:p>
              </table:table-cell>
              <table:table-cell office:value-type="float" office:value="0.303">
                <text:p>0.303</text:p>
              </table:table-cell>
              <table:table-cell office:value-type="float" office:value="0.298">
                <text:p>0.298</text:p>
              </table:table-cell>
              <table:table-cell office:value-type="float" office:value="0.298">
                <text:p>0.298</text:p>
              </table:table-cell>
              <table:table-cell office:value-type="float" office:value="0.298">
                <text:p>0.298</text:p>
              </table:table-cell>
              <table:table-cell office:value-type="float" office:value="0.296">
                <text:p>0.2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2">
                <text:p>0.252</text:p>
              </table:table-cell>
              <table:table-cell office:value-type="float" office:value="0.297">
                <text:p>0.297</text:p>
              </table:table-cell>
              <table:table-cell office:value-type="float" office:value="0.303">
                <text:p>0.303</text:p>
              </table:table-cell>
              <table:table-cell office:value-type="float" office:value="0.295">
                <text:p>0.295</text:p>
              </table:table-cell>
              <table:table-cell office:value-type="float" office:value="0.3">
                <text:p>0.3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  <table:table-cell office:value-type="float" office:value="0.303">
                <text:p>0.303</text:p>
              </table:table-cell>
              <table:table-cell office:value-type="float" office:value="0.306">
                <text:p>0.306</text:p>
              </table:table-cell>
              <table:table-cell office:value-type="float" office:value="0.303">
                <text:p>0.303</text:p>
              </table:table-cell>
              <table:table-cell office:value-type="float" office:value="0.299">
                <text:p>0.299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9">
                <text:p>0.289</text:p>
              </table:table-cell>
              <table:table-cell office:value-type="float" office:value="0.298">
                <text:p>0.298</text:p>
              </table:table-cell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0.301">
                <text:p>0.301</text:p>
              </table:table-cell>
              <table:table-cell office:value-type="float" office:value="0.299">
                <text:p>0.299</text:p>
              </table:table-cell>
              <table:table-cell office:value-type="float" office:value="0.295">
                <text:p>0.295</text:p>
              </table:table-cell>
              <table:table-cell office:value-type="float" office:value="0.298">
                <text:p>0.298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1">
                <text:p>0.321</text:p>
              </table:table-cell>
              <table:table-cell office:value-type="float" office:value="0.292">
                <text:p>0.292</text:p>
              </table:table-cell>
              <table:table-cell office:value-type="float" office:value="0.292">
                <text:p>0.292</text:p>
              </table:table-cell>
              <table:table-cell office:value-type="float" office:value="0.296">
                <text:p>0.296</text:p>
              </table:table-cell>
              <table:table-cell office:value-type="float" office:value="0.295">
                <text:p>0.295</text:p>
              </table:table-cell>
              <table:table-cell office:value-type="float" office:value="0.292">
                <text:p>0.292</text:p>
              </table:table-cell>
              <table:table-cell office:value-type="float" office:value="0.292">
                <text:p>0.292</text:p>
              </table:table-cell>
              <table:table-cell office:value-type="float" office:value="0.294">
                <text:p>0.294</text:p>
              </table:table-cell>
              <table:table-cell office:value-type="float" office:value="0.297">
                <text:p>0.297</text:p>
              </table:table-cell>
              <table:table-cell office:value-type="float" office:value="0.295">
                <text:p>0.295</text:p>
              </table:table-cell>
              <table:table-cell office:value-type="float" office:value="0.293">
                <text:p>0.293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7">
                <text:p>0.337</text:p>
              </table:table-cell>
              <table:table-cell office:value-type="float" office:value="0.29">
                <text:p>0.29</text:p>
              </table:table-cell>
              <table:table-cell office:value-type="float" office:value="0.291">
                <text:p>0.291</text:p>
              </table:table-cell>
              <table:table-cell office:value-type="float" office:value="0.287">
                <text:p>0.287</text:p>
              </table:table-cell>
              <table:table-cell office:value-type="float" office:value="0.289">
                <text:p>0.289</text:p>
              </table:table-cell>
              <table:table-cell office:value-type="float" office:value="0.29">
                <text:p>0.29</text:p>
              </table:table-cell>
              <table:table-cell office:value-type="float" office:value="0.288">
                <text:p>0.288</text:p>
              </table:table-cell>
              <table:table-cell office:value-type="float" office:value="0.289">
                <text:p>0.289</text:p>
              </table:table-cell>
              <table:table-cell office:value-type="float" office:value="0.29">
                <text:p>0.29</text:p>
              </table:table-cell>
              <table:table-cell office:value-type="float" office:value="0.291">
                <text:p>0.291</text:p>
              </table:table-cell>
              <table:table-cell office:value-type="float" office:value="0.289">
                <text:p>0.289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2">
                <text:p>0.362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288">
                <text:p>0.288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0.287">
                <text:p>0.287</text:p>
              </table:table-cell>
              <table:table-cell office:value-type="float" office:value="0.285">
                <text:p>0.285</text:p>
              </table:table-cell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8">
                <text:p>0.37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84">
                <text:p>0.284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2">
                <text:p>0.282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4">
                <text:p>0.374</text:p>
              </table:table-cell>
              <table:table-cell office:value-type="float" office:value="0.283">
                <text:p>0.283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2">
                <text:p>0.282</text:p>
              </table:table-cell>
              <table:table-cell office:value-type="float" office:value="0.277">
                <text:p>0.277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2">
                <text:p>0.392</text:p>
              </table:table-cell>
              <table:table-cell office:value-type="float" office:value="0.282">
                <text:p>0.282</text:p>
              </table:table-cell>
              <table:table-cell office:value-type="float" office:value="0.277">
                <text:p>0.277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7">
                <text:p>0.397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7">
                <text:p>0.277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4">
                <text:p>0.384</text:p>
              </table:table-cell>
              <table:table-cell office:value-type="float" office:value="0.278">
                <text:p>0.278</text:p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83">
                <text:p>0.283</text:p>
              </table:table-cell>
              <table:table-cell office:value-type="float" office:value="0.283">
                <text:p>0.283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77">
                <text:p>0.27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0.278">
                <text:p>0.278</text:p>
              </table:table-cell>
              <table:table-cell office:value-type="float" office:value="0.276">
                <text:p>0.276</text:p>
              </table:table-cell>
              <table:table-cell office:value-type="float" office:value="0.28">
                <text:p>0.28</text:p>
              </table:table-cell>
              <table:table-cell office:value-type="float" office:value="0.277">
                <text:p>0.277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83">
                <text:p>0.28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9">
                <text:p>0.399</text:p>
              </table:table-cell>
              <table:table-cell office:value-type="float" office:value="0.28">
                <text:p>0.28</text:p>
              </table:table-cell>
              <table:table-cell office:value-type="float" office:value="0.281">
                <text:p>0.281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  <table:table-cell office:value-type="float" office:value="0.277">
                <text:p>0.277</text:p>
              </table:table-cell>
              <table:table-cell office:value-type="float" office:value="0.277">
                <text:p>0.277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77">
                <text:p>0.27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6">
                <text:p>0.396</text:p>
              </table:table-cell>
              <table:table-cell office:value-type="float" office:value="0.275">
                <text:p>0.275</text:p>
              </table:table-cell>
              <table:table-cell office:value-type="float" office:value="0.274">
                <text:p>0.274</text:p>
              </table:table-cell>
              <table:table-cell office:value-type="float" office:value="0.276">
                <text:p>0.276</text:p>
              </table:table-cell>
              <table:table-cell office:value-type="float" office:value="0.277">
                <text:p>0.277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7">
                <text:p>0.277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5">
                <text:p>0.405</text:p>
              </table:table-cell>
              <table:table-cell office:value-type="float" office:value="0.274">
                <text:p>0.274</text:p>
              </table:table-cell>
              <table:table-cell office:value-type="float" office:value="0.275">
                <text:p>0.275</text:p>
              </table:table-cell>
              <table:table-cell office:value-type="float" office:value="0.275">
                <text:p>0.275</text:p>
              </table:table-cell>
              <table:table-cell office:value-type="float" office:value="0.277">
                <text:p>0.277</text:p>
              </table:table-cell>
              <table:table-cell office:value-type="float" office:value="0.276">
                <text:p>0.276</text:p>
              </table:table-cell>
              <table:table-cell office:value-type="float" office:value="0.277">
                <text:p>0.277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76">
                <text:p>0.276</text:p>
              </table:table-cell>
              <table:table-cell office:value-type="float" office:value="0.276">
                <text:p>0.27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2">
                <text:p>0.402</text:p>
              </table:table-cell>
              <table:table-cell office:value-type="float" office:value="0.277">
                <text:p>0.277</text:p>
              </table:table-cell>
              <table:table-cell office:value-type="float" office:value="0.276">
                <text:p>0.276</text:p>
              </table:table-cell>
              <table:table-cell office:value-type="float" office:value="0.278">
                <text:p>0.278</text:p>
              </table:table-cell>
              <table:table-cell office:value-type="float" office:value="0.277">
                <text:p>0.277</text:p>
              </table:table-cell>
              <table:table-cell office:value-type="float" office:value="0.275">
                <text:p>0.275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  <table:table-cell office:value-type="float" office:value="0.275">
                <text:p>0.275</text:p>
              </table:table-cell>
              <table:table-cell office:value-type="float" office:value="0.276">
                <text:p>0.276</text:p>
              </table:table-cell>
              <table:table-cell office:value-type="float" office:value="0.278">
                <text:p>0.27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">
                <text:p>0.4</text:p>
              </table:table-cell>
              <table:table-cell office:value-type="float" office:value="0.276">
                <text:p>0.276</text:p>
              </table:table-cell>
              <table:table-cell office:value-type="float" office:value="0.278">
                <text:p>0.278</text:p>
              </table:table-cell>
              <table:table-cell office:value-type="float" office:value="0.277">
                <text:p>0.277</text:p>
              </table:table-cell>
              <table:table-cell office:value-type="float" office:value="0.276">
                <text:p>0.276</text:p>
              </table:table-cell>
              <table:table-cell office:value-type="float" office:value="0.277">
                <text:p>0.277</text:p>
              </table:table-cell>
              <table:table-cell office:value-type="float" office:value="0.276">
                <text:p>0.276</text:p>
              </table:table-cell>
              <table:table-cell office:value-type="float" office:value="0.274">
                <text:p>0.274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76">
                <text:p>0.276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5">
                <text:p>0.27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5">
                <text:p>0.395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277">
                <text:p>0.277</text:p>
              </table:table-cell>
              <table:table-cell office:value-type="float" office:value="0.28">
                <text:p>0.28</text:p>
              </table:table-cell>
              <table:table-cell office:value-type="float" office:value="0.277">
                <text:p>0.277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4">
                <text:p>0.39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83">
                <text:p>0.283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1">
                <text:p>0.411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7">
                <text:p>0.277</text:p>
              </table:table-cell>
              <table:table-cell office:value-type="float" office:value="0.275">
                <text:p>0.275</text:p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9">
                <text:p>0.389</text:p>
              </table:table-cell>
              <table:table-cell office:value-type="float" office:value="0.277">
                <text:p>0.277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75">
                <text:p>0.275</text:p>
              </table:table-cell>
              <table:table-cell office:value-type="float" office:value="0.274">
                <text:p>0.274</text:p>
              </table:table-cell>
              <table:table-cell office:value-type="float" office:value="0.276">
                <text:p>0.276</text:p>
              </table:table-cell>
              <table:table-cell office:value-type="float" office:value="0.277">
                <text:p>0.277</text:p>
              </table:table-cell>
              <table:table-cell office:value-type="float" office:value="0.278">
                <text:p>0.278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5">
                <text:p>0.385</text:p>
              </table:table-cell>
              <table:table-cell office:value-type="float" office:value="0.279">
                <text:p>0.279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8">
                <text:p>0.28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6">
                <text:p>0.396</text:p>
              </table:table-cell>
              <table:table-cell office:value-type="float" office:value="0.277">
                <text:p>0.277</text:p>
              </table:table-cell>
              <table:table-cell office:value-type="float" office:value="0.279">
                <text:p>0.279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8">
                <text:p>0.28</text:p>
              </table:table-cell>
              <table:table-cell office:value-type="float" office:value="0.276">
                <text:p>0.276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